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52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22.4mm"/>
    </style:style>
    <style:style style:name="co4" style:family="table-column">
      <style:table-column-properties fo:break-before="auto" style:column-width="23.23mm"/>
    </style:style>
    <style:style style:name="co5" style:family="table-column">
      <style:table-column-properties fo:break-before="auto" style:column-width="22.95mm"/>
    </style:style>
    <style:style style:name="co6" style:family="table-column">
      <style:table-column-properties fo:break-before="auto" style:column-width="18.33mm"/>
    </style:style>
    <style:style style:name="co7" style:family="table-column">
      <style:table-column-properties fo:break-before="auto" style:column-width="24.59mm"/>
    </style:style>
    <style:style style:name="co8" style:family="table-column">
      <style:table-column-properties fo:break-before="auto" style:column-width="20.5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oom30h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" table:default-cell-style-name="Default"/>
        <table:table-row table:style-name="ro1">
          <table:table-cell office:value-type="string" calcext:value-type="string">
            <text:p>N=3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19" calcext:value-type="float">
            <text:p>19</text:p>
          </table:table-cell>
          <table:table-cell office:value-type="float" office:value="-0.979353" calcext:value-type="float">
            <text:p>-0.979353</text:p>
          </table:table-cell>
          <table:table-cell office:value-type="float" office:value="0.979353" calcext:value-type="float">
            <text:p>0.979353</text:p>
          </table:table-cell>
          <table:table-cell office:value-type="float" office:value="0.959177" calcext:value-type="float">
            <text:p>0.959177</text:p>
          </table:table-cell>
          <table:table-cell office:value-type="float" office:value="0.920196" calcext:value-type="float">
            <text:p>0.920196</text:p>
          </table:table-cell>
          <table:table-cell office:value-type="float" office:value="0.0408905" calcext:value-type="float">
            <text:p>0.0408905</text:p>
          </table:table-cell>
          <table:table-cell office:value-type="float" office:value="695" calcext:value-type="float">
            <text:p>695</text:p>
          </table:table-cell>
          <table:table-cell office:value-type="float" office:value="0.666604" calcext:value-type="float">
            <text:p>0.666604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-0.00888889" calcext:value-type="float">
            <text:p>-0.00888889</text:p>
          </table:table-cell>
          <table:table-cell office:value-type="float" office:value="0.00888889" calcext:value-type="float">
            <text:p>0.00888889</text:p>
          </table:table-cell>
          <table:table-cell office:value-type="float" office:value="0.0000790123" calcext:value-type="float">
            <text:p>7.90123E-05</text:p>
          </table:table-cell>
          <table:table-cell office:value-type="float" office:value="0.00000000624295" calcext:value-type="float">
            <text:p>6.24295E-09</text:p>
          </table:table-cell>
          <table:table-cell office:value-type="float" office:value="4.16794" calcext:value-type="float">
            <text:p>4.16794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958142" calcext:value-type="float">
            <text:p>0.958142</text:p>
          </table:table-cell>
          <table:table-cell office:value-type="float" office:value="0.918128" calcext:value-type="float">
            <text:p>0.918128</text:p>
          </table:table-cell>
          <table:table-cell office:value-type="float" office:value="0.843297" calcext:value-type="float">
            <text:p>0.843297</text:p>
          </table:table-cell>
          <table:table-cell office:value-type="float" office:value="0.0829617" calcext:value-type="float">
            <text:p>0.0829617</text:p>
          </table:table-cell>
          <table:table-cell office:value-type="float" office:value="477.362" calcext:value-type="float">
            <text:p>477.362</text:p>
          </table:table-cell>
          <table:table-cell office:value-type="float" office:value="0.666533" calcext:value-type="float">
            <text:p>0.666533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111111" calcext:value-type="float">
            <text:p>0.00111111</text:p>
          </table:table-cell>
          <table:table-cell office:value-type="float" office:value="0.00000246914" calcext:value-type="float">
            <text:p>2.46914E-06</text:p>
          </table:table-cell>
          <table:table-cell office:value-type="float" office:value="0.0000000000121933" calcext:value-type="float">
            <text:p>1.21933E-11</text:p>
          </table:table-cell>
          <table:table-cell office:value-type="float" office:value="12.4386" calcext:value-type="float">
            <text:p>12.4386</text:p>
          </table:table-cell>
          <table:table-cell office:value-type="string" calcext:value-type="string">
            <text:p>-nan</text:p>
          </table:table-cell>
          <table:table-cell office:value-type="float" office:value="0.333333" calcext:value-type="float">
            <text:p>0.333333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935401" calcext:value-type="float">
            <text:p>0.935401</text:p>
          </table:table-cell>
          <table:table-cell office:value-type="float" office:value="0.875119" calcext:value-type="float">
            <text:p>0.875119</text:p>
          </table:table-cell>
          <table:table-cell office:value-type="float" office:value="0.766336" calcext:value-type="float">
            <text:p>0.766336</text:p>
          </table:table-cell>
          <table:table-cell office:value-type="float" office:value="0.129069" calcext:value-type="float">
            <text:p>0.129069</text:p>
          </table:table-cell>
          <table:table-cell office:value-type="float" office:value="373.632" calcext:value-type="float">
            <text:p>373.632</text:p>
          </table:table-cell>
          <table:table-cell office:value-type="float" office:value="0.666448" calcext:value-type="float">
            <text:p>0.666448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0222222" calcext:value-type="float">
            <text:p>0.00222222</text:p>
          </table:table-cell>
          <table:table-cell office:value-type="float" office:value="0.000160494" calcext:value-type="float">
            <text:p>0.000160494</text:p>
          </table:table-cell>
          <table:table-cell office:value-type="float" office:value="0.0000000309343" calcext:value-type="float">
            <text:p>3.09343E-08</text:p>
          </table:table-cell>
          <table:table-cell office:value-type="float" office:value="23.2538" calcext:value-type="float">
            <text:p>23.2538</text:p>
          </table:table-cell>
          <table:table-cell office:value-type="string" calcext:value-type="string">
            <text:p>-nan</text:p>
          </table:table-cell>
          <table:table-cell office:value-type="float" office:value="0.599684" calcext:value-type="float">
            <text:p>0.599684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19" calcext:value-type="float">
            <text:p>19</text:p>
          </table:table-cell>
          <table:table-cell office:value-type="float" office:value="-0.90643" calcext:value-type="float">
            <text:p>-0.90643</text:p>
          </table:table-cell>
          <table:table-cell office:value-type="float" office:value="0.90643" calcext:value-type="float">
            <text:p>0.90643</text:p>
          </table:table-cell>
          <table:table-cell office:value-type="float" office:value="0.821829" calcext:value-type="float">
            <text:p>0.821829</text:p>
          </table:table-cell>
          <table:table-cell office:value-type="float" office:value="0.676101" calcext:value-type="float">
            <text:p>0.676101</text:p>
          </table:table-cell>
          <table:table-cell office:value-type="float" office:value="0.192274" calcext:value-type="float">
            <text:p>0.192274</text:p>
          </table:table-cell>
          <table:table-cell office:value-type="float" office:value="296.641" calcext:value-type="float">
            <text:p>296.641</text:p>
          </table:table-cell>
          <table:table-cell office:value-type="float" office:value="0.666322" calcext:value-type="float">
            <text:p>0.666322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111111" calcext:value-type="float">
            <text:p>0.0111111</text:p>
          </table:table-cell>
          <table:table-cell office:value-type="float" office:value="0.000193827" calcext:value-type="float">
            <text:p>0.000193827</text:p>
          </table:table-cell>
          <table:table-cell office:value-type="float" office:value="0.0000000636549" calcext:value-type="float">
            <text:p>6.36549E-08</text:p>
          </table:table-cell>
          <table:table-cell office:value-type="float" office:value="23.9228" calcext:value-type="float">
            <text:p>23.9228</text:p>
          </table:table-cell>
          <table:table-cell office:value-type="string" calcext:value-type="string">
            <text:p>-nan</text:p>
          </table:table-cell>
          <table:table-cell office:value-type="float" office:value="0.435217" calcext:value-type="float">
            <text:p>0.435217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884296" calcext:value-type="float">
            <text:p>0.884296</text:p>
          </table:table-cell>
          <table:table-cell office:value-type="float" office:value="0.782253" calcext:value-type="float">
            <text:p>0.782253</text:p>
          </table:table-cell>
          <table:table-cell office:value-type="float" office:value="0.612773" calcext:value-type="float">
            <text:p>0.612773</text:p>
          </table:table-cell>
          <table:table-cell office:value-type="float" office:value="0.246252" calcext:value-type="float">
            <text:p>0.246252</text:p>
          </table:table-cell>
          <table:table-cell office:value-type="float" office:value="255.72" calcext:value-type="float">
            <text:p>255.72</text:p>
          </table:table-cell>
          <table:table-cell office:value-type="float" office:value="0.666202" calcext:value-type="float">
            <text:p>0.666202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-0.0190278" calcext:value-type="float">
            <text:p>-0.0190278</text:p>
          </table:table-cell>
          <table:table-cell office:value-type="float" office:value="0.0190278" calcext:value-type="float">
            <text:p>0.0190278</text:p>
          </table:table-cell>
          <table:table-cell office:value-type="float" office:value="0.000955864" calcext:value-type="float">
            <text:p>0.000955864</text:p>
          </table:table-cell>
          <table:table-cell office:value-type="float" office:value="0.00000363236" calcext:value-type="float">
            <text:p>3.63236E-06</text:p>
          </table:table-cell>
          <table:table-cell office:value-type="float" office:value="43.5369" calcext:value-type="float">
            <text:p>43.5369</text:p>
          </table:table-cell>
          <table:table-cell office:value-type="string" calcext:value-type="string">
            <text:p>-nan</text:p>
          </table:table-cell>
          <table:table-cell office:value-type="float" office:value="-0.32518" calcext:value-type="float">
            <text:p>-0.32518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19" calcext:value-type="float">
            <text:p>19</text:p>
          </table:table-cell>
          <table:table-cell office:value-type="float" office:value="-0.839127" calcext:value-type="float">
            <text:p>-0.839127</text:p>
          </table:table-cell>
          <table:table-cell office:value-type="float" office:value="0.839127" calcext:value-type="float">
            <text:p>0.839127</text:p>
          </table:table-cell>
          <table:table-cell office:value-type="float" office:value="0.704578" calcext:value-type="float">
            <text:p>0.704578</text:p>
          </table:table-cell>
          <table:table-cell office:value-type="float" office:value="0.497671" calcext:value-type="float">
            <text:p>0.497671</text:p>
          </table:table-cell>
          <table:table-cell office:value-type="float" office:value="0.397417" calcext:value-type="float">
            <text:p>0.397417</text:p>
          </table:table-cell>
          <table:table-cell office:value-type="float" office:value="191.013" calcext:value-type="float">
            <text:p>191.013</text:p>
          </table:table-cell>
          <table:table-cell office:value-type="float" office:value="0.665833" calcext:value-type="float">
            <text:p>0.665833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5" calcext:value-type="float">
            <text:p>5</text:p>
          </table:table-cell>
          <table:table-cell office:value-type="float" office:value="-0.419444" calcext:value-type="float">
            <text:p>-0.419444</text:p>
          </table:table-cell>
          <table:table-cell office:value-type="float" office:value="0.419444" calcext:value-type="float">
            <text:p>0.419444</text:p>
          </table:table-cell>
          <table:table-cell office:value-type="float" office:value="0.211112" calcext:value-type="float">
            <text:p>0.211112</text:p>
          </table:table-cell>
          <table:table-cell office:value-type="float" office:value="0.0684187" calcext:value-type="float">
            <text:p>0.0684187</text:p>
          </table:table-cell>
          <table:table-cell office:value-type="float" office:value="42.2579" calcext:value-type="float">
            <text:p>42.2579</text:p>
          </table:table-cell>
          <table:table-cell office:value-type="float" office:value="8.94407" calcext:value-type="float">
            <text:p>8.94407</text:p>
          </table:table-cell>
          <table:table-cell office:value-type="float" office:value="0.488287" calcext:value-type="float">
            <text:p>0.488287</text:p>
          </table:table-cell>
          <table:table-cell/>
          <table:table-cell office:value-type="float" office:value="0.14" calcext:value-type="float">
            <text:p>0.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819292" calcext:value-type="float">
            <text:p>0.819292</text:p>
          </table:table-cell>
          <table:table-cell office:value-type="float" office:value="0.671766" calcext:value-type="float">
            <text:p>0.671766</text:p>
          </table:table-cell>
          <table:table-cell office:value-type="float" office:value="0.452672" calcext:value-type="float">
            <text:p>0.452672</text:p>
          </table:table-cell>
          <table:table-cell office:value-type="float" office:value="0.470202" calcext:value-type="float">
            <text:p>0.470202</text:p>
          </table:table-cell>
          <table:table-cell office:value-type="float" office:value="171.457" calcext:value-type="float">
            <text:p>171.457</text:p>
          </table:table-cell>
          <table:table-cell office:value-type="float" office:value="0.66563" calcext:value-type="float">
            <text:p>0.66563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6" calcext:value-type="float">
            <text:p>6</text:p>
          </table:table-cell>
          <table:table-cell office:value-type="float" office:value="-0.939583" calcext:value-type="float">
            <text:p>-0.939583</text:p>
          </table:table-cell>
          <table:table-cell office:value-type="float" office:value="0.939583" calcext:value-type="float">
            <text:p>0.939583</text:p>
          </table:table-cell>
          <table:table-cell office:value-type="float" office:value="0.8884" calcext:value-type="float">
            <text:p>0.8884</text:p>
          </table:table-cell>
          <table:table-cell office:value-type="float" office:value="0.806237" calcext:value-type="float">
            <text:p>0.806237</text:p>
          </table:table-cell>
          <table:table-cell office:value-type="float" office:value="3.83578" calcext:value-type="float">
            <text:p>3.83578</text:p>
          </table:table-cell>
          <table:table-cell office:value-type="float" office:value="68.8954" calcext:value-type="float">
            <text:p>68.8954</text:p>
          </table:table-cell>
          <table:table-cell office:value-type="float" office:value="0.659494" calcext:value-type="float">
            <text:p>0.659494</text:p>
          </table:table-cell>
          <table:table-cell/>
          <table:table-cell office:value-type="float" office:value="0.16" calcext:value-type="float">
            <text:p>0.1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776693" calcext:value-type="float">
            <text:p>0.776693</text:p>
          </table:table-cell>
          <table:table-cell office:value-type="float" office:value="0.604079" calcext:value-type="float">
            <text:p>0.604079</text:p>
          </table:table-cell>
          <table:table-cell office:value-type="float" office:value="0.366877" calcext:value-type="float">
            <text:p>0.366877</text:p>
          </table:table-cell>
          <table:table-cell office:value-type="float" office:value="0.719611" calcext:value-type="float">
            <text:p>0.719611</text:p>
          </table:table-cell>
          <table:table-cell office:value-type="float" office:value="131.391" calcext:value-type="float">
            <text:p>131.391</text:p>
          </table:table-cell>
          <table:table-cell office:value-type="float" office:value="0.664871" calcext:value-type="float">
            <text:p>0.664871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7" calcext:value-type="float">
            <text:p>7</text:p>
          </table:table-cell>
          <table:table-cell office:value-type="float" office:value="-0.980469" calcext:value-type="float">
            <text:p>-0.980469</text:p>
          </table:table-cell>
          <table:table-cell office:value-type="float" office:value="0.980469" calcext:value-type="float">
            <text:p>0.980469</text:p>
          </table:table-cell>
          <table:table-cell office:value-type="float" office:value="0.961355" calcext:value-type="float">
            <text:p>0.961355</text:p>
          </table:table-cell>
          <table:table-cell office:value-type="float" office:value="0.924341" calcext:value-type="float">
            <text:p>0.924341</text:p>
          </table:table-cell>
          <table:table-cell office:value-type="float" office:value="0.0371603" calcext:value-type="float">
            <text:p>0.0371603</text:p>
          </table:table-cell>
          <table:table-cell office:value-type="float" office:value="729.877" calcext:value-type="float">
            <text:p>729.877</text:p>
          </table:table-cell>
          <table:table-cell office:value-type="float" office:value="0.666617" calcext:value-type="float">
            <text:p>0.666617</text:p>
          </table:table-cell>
          <table:table-cell/>
          <table:table-cell office:value-type="float" office:value="0.18" calcext:value-type="float">
            <text:p>0.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721477" calcext:value-type="float">
            <text:p>0.721477</text:p>
          </table:table-cell>
          <table:table-cell office:value-type="float" office:value="0.522034" calcext:value-type="float">
            <text:p>0.522034</text:p>
          </table:table-cell>
          <table:table-cell office:value-type="float" office:value="0.275549" calcext:value-type="float">
            <text:p>0.275549</text:p>
          </table:table-cell>
          <table:table-cell office:value-type="float" office:value="1.22853" calcext:value-type="float">
            <text:p>1.22853</text:p>
          </table:table-cell>
          <table:table-cell office:value-type="float" office:value="93.4211" calcext:value-type="float">
            <text:p>93.4211</text:p>
          </table:table-cell>
          <table:table-cell office:value-type="float" office:value="0.66296" calcext:value-type="float">
            <text:p>0.66296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8" calcext:value-type="float">
            <text:p>8</text:p>
          </table:table-cell>
          <table:table-cell office:value-type="float" office:value="-0.979219" calcext:value-type="float">
            <text:p>-0.979219</text:p>
          </table:table-cell>
          <table:table-cell office:value-type="float" office:value="0.979219" calcext:value-type="float">
            <text:p>0.979219</text:p>
          </table:table-cell>
          <table:table-cell office:value-type="float" office:value="0.958913" calcext:value-type="float">
            <text:p>0.958913</text:p>
          </table:table-cell>
          <table:table-cell office:value-type="float" office:value="0.919683" calcext:value-type="float">
            <text:p>0.919683</text:p>
          </table:table-cell>
          <table:table-cell office:value-type="float" office:value="0.0407047" calcext:value-type="float">
            <text:p>0.0407047</text:p>
          </table:table-cell>
          <table:table-cell office:value-type="float" office:value="696.488" calcext:value-type="float">
            <text:p>696.488</text:p>
          </table:table-cell>
          <table:table-cell office:value-type="float" office:value="0.666606" calcext:value-type="float">
            <text:p>0.666606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650379" calcext:value-type="float">
            <text:p>0.650379</text:p>
          </table:table-cell>
          <table:table-cell office:value-type="float" office:value="0.425602" calcext:value-type="float">
            <text:p>0.425602</text:p>
          </table:table-cell>
          <table:table-cell office:value-type="float" office:value="0.185333" calcext:value-type="float">
            <text:p>0.185333</text:p>
          </table:table-cell>
          <table:table-cell office:value-type="float" office:value="2.1104" calcext:value-type="float">
            <text:p>2.1104</text:p>
          </table:table-cell>
          <table:table-cell office:value-type="float" office:value="64.2653" calcext:value-type="float">
            <text:p>64.2653</text:p>
          </table:table-cell>
          <table:table-cell office:value-type="float" office:value="0.658945" calcext:value-type="float">
            <text:p>0.658945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9" calcext:value-type="float">
            <text:p>9</text:p>
          </table:table-cell>
          <table:table-cell office:value-type="float" office:value="-0.979657" calcext:value-type="float">
            <text:p>-0.979657</text:p>
          </table:table-cell>
          <table:table-cell office:value-type="float" office:value="0.979657" calcext:value-type="float">
            <text:p>0.979657</text:p>
          </table:table-cell>
          <table:table-cell office:value-type="float" office:value="0.959772" calcext:value-type="float">
            <text:p>0.959772</text:p>
          </table:table-cell>
          <table:table-cell office:value-type="float" office:value="0.92133" calcext:value-type="float">
            <text:p>0.92133</text:p>
          </table:table-cell>
          <table:table-cell office:value-type="float" office:value="0.042425" calcext:value-type="float">
            <text:p>0.042425</text:p>
          </table:table-cell>
          <table:table-cell office:value-type="float" office:value="682.526" calcext:value-type="float">
            <text:p>682.526</text:p>
          </table:table-cell>
          <table:table-cell office:value-type="float" office:value="0.666606" calcext:value-type="float">
            <text:p>0.666606</text:p>
          </table:table-cell>
          <table:table-cell/>
          <table:table-cell office:value-type="float" office:value="0.22" calcext:value-type="float">
            <text:p>0.2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568238" calcext:value-type="float">
            <text:p>0.568238</text:p>
          </table:table-cell>
          <table:table-cell office:value-type="float" office:value="0.326777" calcext:value-type="float">
            <text:p>0.326777</text:p>
          </table:table-cell>
          <table:table-cell office:value-type="float" office:value="0.111549" calcext:value-type="float">
            <text:p>0.111549</text:p>
          </table:table-cell>
          <table:table-cell office:value-type="float" office:value="3.04974" calcext:value-type="float">
            <text:p>3.04974</text:p>
          </table:table-cell>
          <table:table-cell office:value-type="float" office:value="46.7291" calcext:value-type="float">
            <text:p>46.7291</text:p>
          </table:table-cell>
          <table:table-cell office:value-type="float" office:value="0.651789" calcext:value-type="float">
            <text:p>0.651789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0" calcext:value-type="float">
            <text:p>10</text:p>
          </table:table-cell>
          <table:table-cell office:value-type="float" office:value="-0.979444" calcext:value-type="float">
            <text:p>-0.979444</text:p>
          </table:table-cell>
          <table:table-cell office:value-type="float" office:value="0.979444" calcext:value-type="float">
            <text:p>0.979444</text:p>
          </table:table-cell>
          <table:table-cell office:value-type="float" office:value="0.959359" calcext:value-type="float">
            <text:p>0.959359</text:p>
          </table:table-cell>
          <table:table-cell office:value-type="float" office:value="0.920549" calcext:value-type="float">
            <text:p>0.920549</text:p>
          </table:table-cell>
          <table:table-cell office:value-type="float" office:value="0.0409432" calcext:value-type="float">
            <text:p>0.0409432</text:p>
          </table:table-cell>
          <table:table-cell office:value-type="float" office:value="694.618" calcext:value-type="float">
            <text:p>694.618</text:p>
          </table:table-cell>
          <table:table-cell office:value-type="float" office:value="0.666601" calcext:value-type="float">
            <text:p>0.666601</text:p>
          </table:table-cell>
          <table:table-cell/>
          <table:table-cell office:value-type="float" office:value="0.24" calcext:value-type="float">
            <text:p>0.2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489143" calcext:value-type="float">
            <text:p>0.489143</text:p>
          </table:table-cell>
          <table:table-cell office:value-type="float" office:value="0.243973" calcext:value-type="float">
            <text:p>0.243973</text:p>
          </table:table-cell>
          <table:table-cell office:value-type="float" office:value="0.0638324" calcext:value-type="float">
            <text:p>0.0638324</text:p>
          </table:table-cell>
          <table:table-cell office:value-type="float" office:value="3.65607" calcext:value-type="float">
            <text:p>3.65607</text:p>
          </table:table-cell>
          <table:table-cell office:value-type="float" office:value="36.7599" calcext:value-type="float">
            <text:p>36.7599</text:p>
          </table:table-cell>
          <table:table-cell office:value-type="float" office:value="0.642534" calcext:value-type="float">
            <text:p>0.642534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1" calcext:value-type="float">
            <text:p>11</text:p>
          </table:table-cell>
          <table:table-cell office:value-type="float" office:value="-0.979116" calcext:value-type="float">
            <text:p>-0.979116</text:p>
          </table:table-cell>
          <table:table-cell office:value-type="float" office:value="0.979116" calcext:value-type="float">
            <text:p>0.979116</text:p>
          </table:table-cell>
          <table:table-cell office:value-type="float" office:value="0.958713" calcext:value-type="float">
            <text:p>0.958713</text:p>
          </table:table-cell>
          <table:table-cell office:value-type="float" office:value="0.919307" calcext:value-type="float">
            <text:p>0.919307</text:p>
          </table:table-cell>
          <table:table-cell office:value-type="float" office:value="0.0423618" calcext:value-type="float">
            <text:p>0.0423618</text:p>
          </table:table-cell>
          <table:table-cell office:value-type="float" office:value="682.658" calcext:value-type="float">
            <text:p>682.658</text:p>
          </table:table-cell>
          <table:table-cell office:value-type="float" office:value="0.666603" calcext:value-type="float">
            <text:p>0.666603</text:p>
          </table:table-cell>
          <table:table-cell/>
          <table:table-cell office:value-type="float" office:value="0.26" calcext:value-type="float">
            <text:p>0.2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427105" calcext:value-type="float">
            <text:p>0.427105</text:p>
          </table:table-cell>
          <table:table-cell office:value-type="float" office:value="0.187137" calcext:value-type="float">
            <text:p>0.187137</text:p>
          </table:table-cell>
          <table:table-cell office:value-type="float" office:value="0.0383438" calcext:value-type="float">
            <text:p>0.0383438</text:p>
          </table:table-cell>
          <table:table-cell office:value-type="float" office:value="3.83542" calcext:value-type="float">
            <text:p>3.83542</text:p>
          </table:table-cell>
          <table:table-cell office:value-type="float" office:value="31.3348" calcext:value-type="float">
            <text:p>31.3348</text:p>
          </table:table-cell>
          <table:table-cell office:value-type="float" office:value="0.635031" calcext:value-type="float">
            <text:p>0.635031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2" calcext:value-type="float">
            <text:p>12</text:p>
          </table:table-cell>
          <table:table-cell office:value-type="float" office:value="-0.979497" calcext:value-type="float">
            <text:p>-0.979497</text:p>
          </table:table-cell>
          <table:table-cell office:value-type="float" office:value="0.979497" calcext:value-type="float">
            <text:p>0.979497</text:p>
          </table:table-cell>
          <table:table-cell office:value-type="float" office:value="0.95946" calcext:value-type="float">
            <text:p>0.95946</text:p>
          </table:table-cell>
          <table:table-cell office:value-type="float" office:value="0.920736" calcext:value-type="float">
            <text:p>0.920736</text:p>
          </table:table-cell>
          <table:table-cell office:value-type="float" office:value="0.0403791" calcext:value-type="float">
            <text:p>0.0403791</text:p>
          </table:table-cell>
          <table:table-cell office:value-type="float" office:value="699.49" calcext:value-type="float">
            <text:p>699.49</text:p>
          </table:table-cell>
          <table:table-cell office:value-type="float" office:value="0.666604" calcext:value-type="float">
            <text:p>0.666604</text:p>
          </table:table-cell>
          <table:table-cell/>
          <table:table-cell office:value-type="float" office:value="0.28" calcext:value-type="float">
            <text:p>0.2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81871" calcext:value-type="float">
            <text:p>0.381871</text:p>
          </table:table-cell>
          <table:table-cell office:value-type="float" office:value="0.150141" calcext:value-type="float">
            <text:p>0.150141</text:p>
          </table:table-cell>
          <table:table-cell office:value-type="float" office:value="0.024998" calcext:value-type="float">
            <text:p>0.024998</text:p>
          </table:table-cell>
          <table:table-cell office:value-type="float" office:value="3.60506" calcext:value-type="float">
            <text:p>3.60506</text:p>
          </table:table-cell>
          <table:table-cell office:value-type="float" office:value="28.892" calcext:value-type="float">
            <text:p>28.892</text:p>
          </table:table-cell>
          <table:table-cell office:value-type="float" office:value="0.630354" calcext:value-type="float">
            <text:p>0.630354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3" calcext:value-type="float">
            <text:p>13</text:p>
          </table:table-cell>
          <table:table-cell office:value-type="float" office:value="-0.979295" calcext:value-type="float">
            <text:p>-0.979295</text:p>
          </table:table-cell>
          <table:table-cell office:value-type="float" office:value="0.979295" calcext:value-type="float">
            <text:p>0.979295</text:p>
          </table:table-cell>
          <table:table-cell office:value-type="float" office:value="0.959066" calcext:value-type="float">
            <text:p>0.959066</text:p>
          </table:table-cell>
          <table:table-cell office:value-type="float" office:value="0.919988" calcext:value-type="float">
            <text:p>0.919988</text:p>
          </table:table-cell>
          <table:table-cell office:value-type="float" office:value="0.0415867" calcext:value-type="float">
            <text:p>0.0415867</text:p>
          </table:table-cell>
          <table:table-cell office:value-type="float" office:value="689.118" calcext:value-type="float">
            <text:p>689.118</text:p>
          </table:table-cell>
          <table:table-cell office:value-type="float" office:value="0.666601" calcext:value-type="float">
            <text:p>0.666601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49564" calcext:value-type="float">
            <text:p>0.349564</text:p>
          </table:table-cell>
          <table:table-cell office:value-type="float" office:value="0.126134" calcext:value-type="float">
            <text:p>0.126134</text:p>
          </table:table-cell>
          <table:table-cell office:value-type="float" office:value="0.0178126" calcext:value-type="float">
            <text:p>0.0178126</text:p>
          </table:table-cell>
          <table:table-cell office:value-type="float" office:value="3.2846" calcext:value-type="float">
            <text:p>3.2846</text:p>
          </table:table-cell>
          <table:table-cell office:value-type="float" office:value="27.7112" calcext:value-type="float">
            <text:p>27.7112</text:p>
          </table:table-cell>
          <table:table-cell office:value-type="float" office:value="0.6268" calcext:value-type="float">
            <text:p>0.6268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4" calcext:value-type="float">
            <text:p>14</text:p>
          </table:table-cell>
          <table:table-cell office:value-type="float" office:value="-0.979421" calcext:value-type="float">
            <text:p>-0.979421</text:p>
          </table:table-cell>
          <table:table-cell office:value-type="float" office:value="0.979421" calcext:value-type="float">
            <text:p>0.979421</text:p>
          </table:table-cell>
          <table:table-cell office:value-type="float" office:value="0.959311" calcext:value-type="float">
            <text:p>0.959311</text:p>
          </table:table-cell>
          <table:table-cell office:value-type="float" office:value="0.920452" calcext:value-type="float">
            <text:p>0.920452</text:p>
          </table:table-cell>
          <table:table-cell office:value-type="float" office:value="0.0404063" calcext:value-type="float">
            <text:p>0.0404063</text:p>
          </table:table-cell>
          <table:table-cell office:value-type="float" office:value="699.2" calcext:value-type="float">
            <text:p>699.2</text:p>
          </table:table-cell>
          <table:table-cell office:value-type="float" office:value="0.666604" calcext:value-type="float">
            <text:p>0.666604</text:p>
          </table:table-cell>
          <table:table-cell/>
          <table:table-cell office:value-type="float" office:value="0.32" calcext:value-type="float">
            <text:p>0.3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27201" calcext:value-type="float">
            <text:p>0.327201</text:p>
          </table:table-cell>
          <table:table-cell office:value-type="float" office:value="0.110585" calcext:value-type="float">
            <text:p>0.110585</text:p>
          </table:table-cell>
          <table:table-cell office:value-type="float" office:value="0.0137246" calcext:value-type="float">
            <text:p>0.0137246</text:p>
          </table:table-cell>
          <table:table-cell office:value-type="float" office:value="2.97771" calcext:value-type="float">
            <text:p>2.97771</text:p>
          </table:table-cell>
          <table:table-cell office:value-type="float" office:value="27.2375" calcext:value-type="float">
            <text:p>27.2375</text:p>
          </table:table-cell>
          <table:table-cell office:value-type="float" office:value="0.625901" calcext:value-type="float">
            <text:p>0.625901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5" calcext:value-type="float">
            <text:p>15</text:p>
          </table:table-cell>
          <table:table-cell office:value-type="float" office:value="-0.979288" calcext:value-type="float">
            <text:p>-0.979288</text:p>
          </table:table-cell>
          <table:table-cell office:value-type="float" office:value="0.979288" calcext:value-type="float">
            <text:p>0.979288</text:p>
          </table:table-cell>
          <table:table-cell office:value-type="float" office:value="0.959051" calcext:value-type="float">
            <text:p>0.959051</text:p>
          </table:table-cell>
          <table:table-cell office:value-type="float" office:value="0.919955" calcext:value-type="float">
            <text:p>0.919955</text:p>
          </table:table-cell>
          <table:table-cell office:value-type="float" office:value="0.0409994" calcext:value-type="float">
            <text:p>0.0409994</text:p>
          </table:table-cell>
          <table:table-cell office:value-type="float" office:value="694.03" calcext:value-type="float">
            <text:p>694.03</text:p>
          </table:table-cell>
          <table:table-cell office:value-type="float" office:value="0.666603" calcext:value-type="float">
            <text:p>0.666603</text:p>
          </table:table-cell>
          <table:table-cell/>
          <table:table-cell office:value-type="float" office:value="0.34" calcext:value-type="float">
            <text:p>0.3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09663" calcext:value-type="float">
            <text:p>0.309663</text:p>
          </table:table-cell>
          <table:table-cell office:value-type="float" office:value="0.0990998" calcext:value-type="float">
            <text:p>0.0990998</text:p>
          </table:table-cell>
          <table:table-cell office:value-type="float" office:value="0.0110447" calcext:value-type="float">
            <text:p>0.0110447</text:p>
          </table:table-cell>
          <table:table-cell office:value-type="float" office:value="2.74567" calcext:value-type="float">
            <text:p>2.74567</text:p>
          </table:table-cell>
          <table:table-cell office:value-type="float" office:value="26.8398" calcext:value-type="float">
            <text:p>26.8398</text:p>
          </table:table-cell>
          <table:table-cell office:value-type="float" office:value="0.625126" calcext:value-type="float">
            <text:p>0.625126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6" calcext:value-type="float">
            <text:p>16</text:p>
          </table:table-cell>
          <table:table-cell office:value-type="float" office:value="-0.979335" calcext:value-type="float">
            <text:p>-0.979335</text:p>
          </table:table-cell>
          <table:table-cell office:value-type="float" office:value="0.979335" calcext:value-type="float">
            <text:p>0.979335</text:p>
          </table:table-cell>
          <table:table-cell office:value-type="float" office:value="0.959142" calcext:value-type="float">
            <text:p>0.959142</text:p>
          </table:table-cell>
          <table:table-cell office:value-type="float" office:value="0.920129" calcext:value-type="float">
            <text:p>0.920129</text:p>
          </table:table-cell>
          <table:table-cell office:value-type="float" office:value="0.0410581" calcext:value-type="float">
            <text:p>0.0410581</text:p>
          </table:table-cell>
          <table:table-cell office:value-type="float" office:value="693.567" calcext:value-type="float">
            <text:p>693.567</text:p>
          </table:table-cell>
          <table:table-cell office:value-type="float" office:value="0.666603" calcext:value-type="float">
            <text:p>0.666603</text:p>
          </table:table-cell>
          <table:table-cell/>
          <table:table-cell office:value-type="float" office:value="0.36" calcext:value-type="float">
            <text:p>0.3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98078" calcext:value-type="float">
            <text:p>0.298078</text:p>
          </table:table-cell>
          <table:table-cell office:value-type="float" office:value="0.0917429" calcext:value-type="float">
            <text:p>0.0917429</text:p>
          </table:table-cell>
          <table:table-cell office:value-type="float" office:value="0.00944304" calcext:value-type="float">
            <text:p>0.00944304</text:p>
          </table:table-cell>
          <table:table-cell office:value-type="float" office:value="2.51249" calcext:value-type="float">
            <text:p>2.51249</text:p>
          </table:table-cell>
          <table:table-cell office:value-type="float" office:value="27.0011" calcext:value-type="float">
            <text:p>27.0011</text:p>
          </table:table-cell>
          <table:table-cell office:value-type="float" office:value="0.626022" calcext:value-type="float">
            <text:p>0.626022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7" calcext:value-type="float">
            <text:p>17</text:p>
          </table:table-cell>
          <table:table-cell office:value-type="float" office:value="-0.979354" calcext:value-type="float">
            <text:p>-0.979354</text:p>
          </table:table-cell>
          <table:table-cell office:value-type="float" office:value="0.979354" calcext:value-type="float">
            <text:p>0.979354</text:p>
          </table:table-cell>
          <table:table-cell office:value-type="float" office:value="0.95918" calcext:value-type="float">
            <text:p>0.95918</text:p>
          </table:table-cell>
          <table:table-cell office:value-type="float" office:value="0.920203" calcext:value-type="float">
            <text:p>0.920203</text:p>
          </table:table-cell>
          <table:table-cell office:value-type="float" office:value="0.0410918" calcext:value-type="float">
            <text:p>0.0410918</text:p>
          </table:table-cell>
          <table:table-cell office:value-type="float" office:value="693.297" calcext:value-type="float">
            <text:p>693.297</text:p>
          </table:table-cell>
          <table:table-cell office:value-type="float" office:value="0.666603" calcext:value-type="float">
            <text:p>0.666603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889" calcext:value-type="float">
            <text:p>0.2889</text:p>
          </table:table-cell>
          <table:table-cell office:value-type="float" office:value="0.0861439" calcext:value-type="float">
            <text:p>0.0861439</text:p>
          </table:table-cell>
          <table:table-cell office:value-type="float" office:value="0.00831621" calcext:value-type="float">
            <text:p>0.00831621</text:p>
          </table:table-cell>
          <table:table-cell office:value-type="float" office:value="2.3215" calcext:value-type="float">
            <text:p>2.3215</text:p>
          </table:table-cell>
          <table:table-cell office:value-type="float" office:value="27.226" calcext:value-type="float">
            <text:p>27.226</text:p>
          </table:table-cell>
          <table:table-cell office:value-type="float" office:value="0.626445" calcext:value-type="float">
            <text:p>0.626445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8" calcext:value-type="float">
            <text:p>18</text:p>
          </table:table-cell>
          <table:table-cell office:value-type="float" office:value="-0.979357" calcext:value-type="float">
            <text:p>-0.979357</text:p>
          </table:table-cell>
          <table:table-cell office:value-type="float" office:value="0.979357" calcext:value-type="float">
            <text:p>0.979357</text:p>
          </table:table-cell>
          <table:table-cell office:value-type="float" office:value="0.959186" calcext:value-type="float">
            <text:p>0.959186</text:p>
          </table:table-cell>
          <table:table-cell office:value-type="float" office:value="0.920212" calcext:value-type="float">
            <text:p>0.920212</text:p>
          </table:table-cell>
          <table:table-cell office:value-type="float" office:value="0.0408488" calcext:value-type="float">
            <text:p>0.0408488</text:p>
          </table:table-cell>
          <table:table-cell office:value-type="float" office:value="695.358" calcext:value-type="float">
            <text:p>695.358</text:p>
          </table:table-cell>
          <table:table-cell office:value-type="float" office:value="0.666604" calcext:value-type="float">
            <text:p>0.666604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831" calcext:value-type="float">
            <text:p>0.2831</text:p>
          </table:table-cell>
          <table:table-cell office:value-type="float" office:value="0.0826178" calcext:value-type="float">
            <text:p>0.0826178</text:p>
          </table:table-cell>
          <table:table-cell office:value-type="float" office:value="0.00761884" calcext:value-type="float">
            <text:p>0.00761884</text:p>
          </table:table-cell>
          <table:table-cell office:value-type="float" office:value="2.14668" calcext:value-type="float">
            <text:p>2.14668</text:p>
          </table:table-cell>
          <table:table-cell office:value-type="float" office:value="27.7427" calcext:value-type="float">
            <text:p>27.7427</text:p>
          </table:table-cell>
          <table:table-cell office:value-type="float" office:value="0.627934" calcext:value-type="float">
            <text:p>0.627934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9" calcext:value-type="float">
            <text:p>19</text:p>
          </table:table-cell>
          <table:table-cell office:value-type="float" office:value="-0.979353" calcext:value-type="float">
            <text:p>-0.979353</text:p>
          </table:table-cell>
          <table:table-cell office:value-type="float" office:value="0.979353" calcext:value-type="float">
            <text:p>0.979353</text:p>
          </table:table-cell>
          <table:table-cell office:value-type="float" office:value="0.959177" calcext:value-type="float">
            <text:p>0.959177</text:p>
          </table:table-cell>
          <table:table-cell office:value-type="float" office:value="0.920196" calcext:value-type="float">
            <text:p>0.920196</text:p>
          </table:table-cell>
          <table:table-cell office:value-type="float" office:value="0.0408905" calcext:value-type="float">
            <text:p>0.0408905</text:p>
          </table:table-cell>
          <table:table-cell office:value-type="float" office:value="695" calcext:value-type="float">
            <text:p>695</text:p>
          </table:table-cell>
          <table:table-cell office:value-type="float" office:value="0.666604" calcext:value-type="float">
            <text:p>0.6666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22222" calcext:value-type="float">
            <text:p>0.0422222</text:p>
          </table:table-cell>
          <table:table-cell office:value-type="float" office:value="0.00178272" calcext:value-type="float">
            <text:p>0.00178272</text:p>
          </table:table-cell>
          <table:table-cell office:value-type="float" office:value="0.00000317808" calcext:value-type="float">
            <text:p>3.17808E-06</text:p>
          </table:table-cell>
          <table:table-cell office:value-type="float" office:value="0.492442" calcext:value-type="float">
            <text:p>0.492442</text:p>
          </table:table-cell>
          <table:table-cell office:value-type="float" office:value="7.18805" calcext:value-type="float">
            <text:p>7.18805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511111" calcext:value-type="float">
            <text:p>0.0511111</text:p>
          </table:table-cell>
          <table:table-cell office:value-type="float" office:value="0.00265679" calcext:value-type="float">
            <text:p>0.00265679</text:p>
          </table:table-cell>
          <table:table-cell office:value-type="float" office:value="0.00000752295" calcext:value-type="float">
            <text:p>7.52295E-06</text:p>
          </table:table-cell>
          <table:table-cell office:value-type="float" office:value="1.72326" calcext:value-type="float">
            <text:p>1.72326</text:p>
          </table:table-cell>
          <table:table-cell office:value-type="float" office:value="2.97783" calcext:value-type="float">
            <text:p>2.97783</text:p>
          </table:table-cell>
          <table:table-cell office:value-type="float" office:value="0.644735" calcext:value-type="float">
            <text:p>0.644735</text:p>
          </table:table-cell>
          <table:table-cell table:number-columns-repeated="10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583333" calcext:value-type="float">
            <text:p>0.0583333</text:p>
          </table:table-cell>
          <table:table-cell office:value-type="float" office:value="0.00374691" calcext:value-type="float">
            <text:p>0.00374691</text:p>
          </table:table-cell>
          <table:table-cell office:value-type="float" office:value="0.0000194498" calcext:value-type="float">
            <text:p>1.94498E-05</text:p>
          </table:table-cell>
          <table:table-cell office:value-type="float" office:value="3.12375" calcext:value-type="float">
            <text:p>3.12375</text:p>
          </table:table-cell>
          <table:table-cell office:value-type="float" office:value="1.34907" calcext:value-type="float">
            <text:p>1.34907</text:p>
          </table:table-cell>
          <table:table-cell office:value-type="float" office:value="0.538207" calcext:value-type="float">
            <text:p>0.538207</text:p>
          </table:table-cell>
          <table:table-cell table:number-columns-repeated="10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575" calcext:value-type="float">
            <text:p>0.1575</text:p>
          </table:table-cell>
          <table:table-cell office:value-type="float" office:value="0.0268019" calcext:value-type="float">
            <text:p>0.0268019</text:p>
          </table:table-cell>
          <table:table-cell office:value-type="float" office:value="0.000924235" calcext:value-type="float">
            <text:p>0.000924235</text:p>
          </table:table-cell>
          <table:table-cell office:value-type="float" office:value="6.81377" calcext:value-type="float">
            <text:p>6.81377</text:p>
          </table:table-cell>
          <table:table-cell office:value-type="float" office:value="7.62367" calcext:value-type="float">
            <text:p>7.62367</text:p>
          </table:table-cell>
          <table:table-cell office:value-type="float" office:value="0.571124" calcext:value-type="float">
            <text:p>0.571124</text:p>
          </table:table-cell>
          <table:table-cell table:number-columns-repeated="10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525" calcext:value-type="float">
            <text:p>0.3525</text:p>
          </table:table-cell>
          <table:table-cell office:value-type="float" office:value="0.12952" calcext:value-type="float">
            <text:p>0.12952</text:p>
          </table:table-cell>
          <table:table-cell office:value-type="float" office:value="0.0193986" calcext:value-type="float">
            <text:p>0.0193986</text:p>
          </table:table-cell>
          <table:table-cell office:value-type="float" office:value="6.96588" calcext:value-type="float">
            <text:p>6.96588</text:p>
          </table:table-cell>
          <table:table-cell office:value-type="float" office:value="18.9739" calcext:value-type="float">
            <text:p>18.9739</text:p>
          </table:table-cell>
          <table:table-cell office:value-type="float" office:value="0.614545" calcext:value-type="float">
            <text:p>0.614545</text:p>
          </table:table-cell>
          <table:table-cell table:number-columns-repeated="10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733681" calcext:value-type="float">
            <text:p>0.733681</text:p>
          </table:table-cell>
          <table:table-cell office:value-type="float" office:value="0.555619" calcext:value-type="float">
            <text:p>0.555619</text:p>
          </table:table-cell>
          <table:table-cell office:value-type="float" office:value="0.344389" calcext:value-type="float">
            <text:p>0.344389</text:p>
          </table:table-cell>
          <table:table-cell office:value-type="float" office:value="9.36819" calcext:value-type="float">
            <text:p>9.36819</text:p>
          </table:table-cell>
          <table:table-cell office:value-type="float" office:value="34.6187" calcext:value-type="float">
            <text:p>34.6187</text:p>
          </table:table-cell>
          <table:table-cell office:value-type="float" office:value="0.628145" calcext:value-type="float">
            <text:p>0.628145</text:p>
          </table:table-cell>
          <table:table-cell table:number-columns-repeated="10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955069" calcext:value-type="float">
            <text:p>0.955069</text:p>
          </table:table-cell>
          <table:table-cell office:value-type="float" office:value="0.912295" calcext:value-type="float">
            <text:p>0.912295</text:p>
          </table:table-cell>
          <table:table-cell office:value-type="float" office:value="0.832777" calcext:value-type="float">
            <text:p>0.832777</text:p>
          </table:table-cell>
          <table:table-cell office:value-type="float" office:value="0.127686" calcext:value-type="float">
            <text:p>0.127686</text:p>
          </table:table-cell>
          <table:table-cell office:value-type="float" office:value="383.548" calcext:value-type="float">
            <text:p>383.548</text:p>
          </table:table-cell>
          <table:table-cell office:value-type="float" office:value="0.666468" calcext:value-type="float">
            <text:p>0.666468</text:p>
          </table:table-cell>
          <table:table-cell table:number-columns-repeated="10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958715" calcext:value-type="float">
            <text:p>0.958715</text:p>
          </table:table-cell>
          <table:table-cell office:value-type="float" office:value="0.919232" calcext:value-type="float">
            <text:p>0.919232</text:p>
          </table:table-cell>
          <table:table-cell office:value-type="float" office:value="0.845341" calcext:value-type="float">
            <text:p>0.845341</text:p>
          </table:table-cell>
          <table:table-cell office:value-type="float" office:value="0.0923934" calcext:value-type="float">
            <text:p>0.0923934</text:p>
          </table:table-cell>
          <table:table-cell office:value-type="float" office:value="452.61" calcext:value-type="float">
            <text:p>452.61</text:p>
          </table:table-cell>
          <table:table-cell office:value-type="float" office:value="0.666527" calcext:value-type="float">
            <text:p>0.666527</text:p>
          </table:table-cell>
          <table:table-cell table:number-columns-repeated="10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959123" calcext:value-type="float">
            <text:p>0.959123</text:p>
          </table:table-cell>
          <table:table-cell office:value-type="float" office:value="0.920004" calcext:value-type="float">
            <text:p>0.920004</text:p>
          </table:table-cell>
          <table:table-cell office:value-type="float" office:value="0.846728" calcext:value-type="float">
            <text:p>0.846728</text:p>
          </table:table-cell>
          <table:table-cell office:value-type="float" office:value="0.0903233" calcext:value-type="float">
            <text:p>0.0903233</text:p>
          </table:table-cell>
          <table:table-cell office:value-type="float" office:value="457.96" calcext:value-type="float">
            <text:p>457.96</text:p>
          </table:table-cell>
          <table:table-cell office:value-type="float" office:value="0.666541" calcext:value-type="float">
            <text:p>0.666541</text:p>
          </table:table-cell>
          <table:table-cell table:number-columns-repeated="10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958207" calcext:value-type="float">
            <text:p>0.958207</text:p>
          </table:table-cell>
          <table:table-cell office:value-type="float" office:value="0.918261" calcext:value-type="float">
            <text:p>0.918261</text:p>
          </table:table-cell>
          <table:table-cell office:value-type="float" office:value="0.84357" calcext:value-type="float">
            <text:p>0.84357</text:p>
          </table:table-cell>
          <table:table-cell office:value-type="float" office:value="0.0774598" calcext:value-type="float">
            <text:p>0.0774598</text:p>
          </table:table-cell>
          <table:table-cell office:value-type="float" office:value="494.062" calcext:value-type="float">
            <text:p>494.062</text:p>
          </table:table-cell>
          <table:table-cell office:value-type="float" office:value="0.666522" calcext:value-type="float">
            <text:p>0.666522</text:p>
          </table:table-cell>
          <table:table-cell table:number-columns-repeated="10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957795" calcext:value-type="float">
            <text:p>0.957795</text:p>
          </table:table-cell>
          <table:table-cell office:value-type="float" office:value="0.917469" calcext:value-type="float">
            <text:p>0.917469</text:p>
          </table:table-cell>
          <table:table-cell office:value-type="float" office:value="0.842107" calcext:value-type="float">
            <text:p>0.842107</text:p>
          </table:table-cell>
          <table:table-cell office:value-type="float" office:value="0.0810036" calcext:value-type="float">
            <text:p>0.0810036</text:p>
          </table:table-cell>
          <table:table-cell office:value-type="float" office:value="482.924" calcext:value-type="float">
            <text:p>482.924</text:p>
          </table:table-cell>
          <table:table-cell office:value-type="float" office:value="0.666525" calcext:value-type="float">
            <text:p>0.666525</text:p>
          </table:table-cell>
          <table:table-cell table:number-columns-repeated="10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958422" calcext:value-type="float">
            <text:p>0.958422</text:p>
          </table:table-cell>
          <table:table-cell office:value-type="float" office:value="0.918669" calcext:value-type="float">
            <text:p>0.918669</text:p>
          </table:table-cell>
          <table:table-cell office:value-type="float" office:value="0.844302" calcext:value-type="float">
            <text:p>0.844302</text:p>
          </table:table-cell>
          <table:table-cell office:value-type="float" office:value="0.0811097" calcext:value-type="float">
            <text:p>0.0811097</text:p>
          </table:table-cell>
          <table:table-cell office:value-type="float" office:value="482.924" calcext:value-type="float">
            <text:p>482.924</text:p>
          </table:table-cell>
          <table:table-cell office:value-type="float" office:value="0.666529" calcext:value-type="float">
            <text:p>0.666529</text:p>
          </table:table-cell>
          <table:table-cell table:number-columns-repeated="10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957879" calcext:value-type="float">
            <text:p>0.957879</text:p>
          </table:table-cell>
          <table:table-cell office:value-type="float" office:value="0.917625" calcext:value-type="float">
            <text:p>0.917625</text:p>
          </table:table-cell>
          <table:table-cell office:value-type="float" office:value="0.842376" calcext:value-type="float">
            <text:p>0.842376</text:p>
          </table:table-cell>
          <table:table-cell office:value-type="float" office:value="0.0857493" calcext:value-type="float">
            <text:p>0.0857493</text:p>
          </table:table-cell>
          <table:table-cell office:value-type="float" office:value="469.409" calcext:value-type="float">
            <text:p>469.409</text:p>
          </table:table-cell>
          <table:table-cell office:value-type="float" office:value="0.666532" calcext:value-type="float">
            <text:p>0.666532</text:p>
          </table:table-cell>
          <table:table-cell table:number-columns-repeated="10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958199" calcext:value-type="float">
            <text:p>0.958199</text:p>
          </table:table-cell>
          <table:table-cell office:value-type="float" office:value="0.918237" calcext:value-type="float">
            <text:p>0.918237</text:p>
          </table:table-cell>
          <table:table-cell office:value-type="float" office:value="0.843495" calcext:value-type="float">
            <text:p>0.843495</text:p>
          </table:table-cell>
          <table:table-cell office:value-type="float" office:value="0.0834158" calcext:value-type="float">
            <text:p>0.0834158</text:p>
          </table:table-cell>
          <table:table-cell office:value-type="float" office:value="476.089" calcext:value-type="float">
            <text:p>476.089</text:p>
          </table:table-cell>
          <table:table-cell office:value-type="float" office:value="0.666534" calcext:value-type="float">
            <text:p>0.666534</text:p>
          </table:table-cell>
          <table:table-cell table:number-columns-repeated="10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958106" calcext:value-type="float">
            <text:p>0.958106</text:p>
          </table:table-cell>
          <table:table-cell office:value-type="float" office:value="0.918059" calcext:value-type="float">
            <text:p>0.918059</text:p>
          </table:table-cell>
          <table:table-cell office:value-type="float" office:value="0.843169" calcext:value-type="float">
            <text:p>0.843169</text:p>
          </table:table-cell>
          <table:table-cell office:value-type="float" office:value="0.0827363" calcext:value-type="float">
            <text:p>0.0827363</text:p>
          </table:table-cell>
          <table:table-cell office:value-type="float" office:value="477.994" calcext:value-type="float">
            <text:p>477.994</text:p>
          </table:table-cell>
          <table:table-cell office:value-type="float" office:value="0.666534" calcext:value-type="float">
            <text:p>0.666534</text:p>
          </table:table-cell>
          <table:table-cell table:number-columns-repeated="10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958123" calcext:value-type="float">
            <text:p>0.958123</text:p>
          </table:table-cell>
          <table:table-cell office:value-type="float" office:value="0.918091" calcext:value-type="float">
            <text:p>0.918091</text:p>
          </table:table-cell>
          <table:table-cell office:value-type="float" office:value="0.843226" calcext:value-type="float">
            <text:p>0.843226</text:p>
          </table:table-cell>
          <table:table-cell office:value-type="float" office:value="0.0835376" calcext:value-type="float">
            <text:p>0.0835376</text:p>
          </table:table-cell>
          <table:table-cell office:value-type="float" office:value="475.704" calcext:value-type="float">
            <text:p>475.704</text:p>
          </table:table-cell>
          <table:table-cell office:value-type="float" office:value="0.666534" calcext:value-type="float">
            <text:p>0.666534</text:p>
          </table:table-cell>
          <table:table-cell table:number-columns-repeated="10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958126" calcext:value-type="float">
            <text:p>0.958126</text:p>
          </table:table-cell>
          <table:table-cell office:value-type="float" office:value="0.918098" calcext:value-type="float">
            <text:p>0.918098</text:p>
          </table:table-cell>
          <table:table-cell office:value-type="float" office:value="0.84324" calcext:value-type="float">
            <text:p>0.84324</text:p>
          </table:table-cell>
          <table:table-cell office:value-type="float" office:value="0.0832952" calcext:value-type="float">
            <text:p>0.0832952</text:p>
          </table:table-cell>
          <table:table-cell office:value-type="float" office:value="476.397" calcext:value-type="float">
            <text:p>476.397</text:p>
          </table:table-cell>
          <table:table-cell office:value-type="float" office:value="0.666533" calcext:value-type="float">
            <text:p>0.666533</text:p>
          </table:table-cell>
          <table:table-cell table:number-columns-repeated="10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958141" calcext:value-type="float">
            <text:p>0.958141</text:p>
          </table:table-cell>
          <table:table-cell office:value-type="float" office:value="0.918127" calcext:value-type="float">
            <text:p>0.918127</text:p>
          </table:table-cell>
          <table:table-cell office:value-type="float" office:value="0.843293" calcext:value-type="float">
            <text:p>0.843293</text:p>
          </table:table-cell>
          <table:table-cell office:value-type="float" office:value="0.0829167" calcext:value-type="float">
            <text:p>0.0829167</text:p>
          </table:table-cell>
          <table:table-cell office:value-type="float" office:value="477.491" calcext:value-type="float">
            <text:p>477.491</text:p>
          </table:table-cell>
          <table:table-cell office:value-type="float" office:value="0.666534" calcext:value-type="float">
            <text:p>0.666534</text:p>
          </table:table-cell>
          <table:table-cell table:number-columns-repeated="10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958124" calcext:value-type="float">
            <text:p>0.958124</text:p>
          </table:table-cell>
          <table:table-cell office:value-type="float" office:value="0.918094" calcext:value-type="float">
            <text:p>0.918094</text:p>
          </table:table-cell>
          <table:table-cell office:value-type="float" office:value="0.843235" calcext:value-type="float">
            <text:p>0.843235</text:p>
          </table:table-cell>
          <table:table-cell office:value-type="float" office:value="0.0832755" calcext:value-type="float">
            <text:p>0.0832755</text:p>
          </table:table-cell>
          <table:table-cell office:value-type="float" office:value="476.453" calcext:value-type="float">
            <text:p>476.453</text:p>
          </table:table-cell>
          <table:table-cell office:value-type="float" office:value="0.666533" calcext:value-type="float">
            <text:p>0.666533</text:p>
          </table:table-cell>
          <table:table-cell table:number-columns-repeated="10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958142" calcext:value-type="float">
            <text:p>0.958142</text:p>
          </table:table-cell>
          <table:table-cell office:value-type="float" office:value="0.918128" calcext:value-type="float">
            <text:p>0.918128</text:p>
          </table:table-cell>
          <table:table-cell office:value-type="float" office:value="0.843297" calcext:value-type="float">
            <text:p>0.843297</text:p>
          </table:table-cell>
          <table:table-cell office:value-type="float" office:value="0.0829617" calcext:value-type="float">
            <text:p>0.0829617</text:p>
          </table:table-cell>
          <table:table-cell office:value-type="float" office:value="477.362" calcext:value-type="float">
            <text:p>477.362</text:p>
          </table:table-cell>
          <table:table-cell office:value-type="float" office:value="0.666533" calcext:value-type="float">
            <text:p>0.6665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222222" calcext:value-type="float">
            <text:p>0.00222222</text:p>
          </table:table-cell>
          <table:table-cell office:value-type="float" office:value="0.00000493827" calcext:value-type="float">
            <text:p>4.93827E-06</text:p>
          </table:table-cell>
          <table:table-cell office:value-type="float" office:value="0.0000000000243865" calcext:value-type="float">
            <text:p>2.43865E-11</text:p>
          </table:table-cell>
          <table:table-cell office:value-type="float" office:value="0.621015" calcext:value-type="float">
            <text:p>0.621015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377778" calcext:value-type="float">
            <text:p>0.0377778</text:p>
          </table:table-cell>
          <table:table-cell office:value-type="float" office:value="0.00150617" calcext:value-type="float">
            <text:p>0.00150617</text:p>
          </table:table-cell>
          <table:table-cell office:value-type="float" office:value="0.00000271961" calcext:value-type="float">
            <text:p>2.71961E-06</text:p>
          </table:table-cell>
          <table:table-cell office:value-type="float" office:value="1.7678" calcext:value-type="float">
            <text:p>1.7678</text:p>
          </table:table-cell>
          <table:table-cell office:value-type="string" calcext:value-type="string">
            <text:p>-nan</text:p>
          </table:table-cell>
          <table:table-cell office:value-type="float" office:value="0.600391" calcext:value-type="float">
            <text:p>0.600391</text:p>
          </table:table-cell>
          <table:table-cell table:number-columns-repeated="10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844444" calcext:value-type="float">
            <text:p>0.0844444</text:p>
          </table:table-cell>
          <table:table-cell office:value-type="float" office:value="0.00726173" calcext:value-type="float">
            <text:p>0.00726173</text:p>
          </table:table-cell>
          <table:table-cell office:value-type="float" office:value="0.0000564777" calcext:value-type="float">
            <text:p>5.64777E-05</text:p>
          </table:table-cell>
          <table:table-cell office:value-type="float" office:value="2.14223" calcext:value-type="float">
            <text:p>2.14223</text:p>
          </table:table-cell>
          <table:table-cell office:value-type="float" office:value="6.85013" calcext:value-type="float">
            <text:p>6.85013</text:p>
          </table:table-cell>
          <table:table-cell office:value-type="float" office:value="0.642994" calcext:value-type="float">
            <text:p>0.642994</text:p>
          </table:table-cell>
          <table:table-cell table:number-columns-repeated="10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28333" calcext:value-type="float">
            <text:p>0.128333</text:p>
          </table:table-cell>
          <table:table-cell office:value-type="float" office:value="0.0165383" calcext:value-type="float">
            <text:p>0.0165383</text:p>
          </table:table-cell>
          <table:table-cell office:value-type="float" office:value="0.000278208" calcext:value-type="float">
            <text:p>0.000278208</text:p>
          </table:table-cell>
          <table:table-cell office:value-type="float" office:value="1.69738" calcext:value-type="float">
            <text:p>1.69738</text:p>
          </table:table-cell>
          <table:table-cell office:value-type="float" office:value="13.3328" calcext:value-type="float">
            <text:p>13.3328</text:p>
          </table:table-cell>
          <table:table-cell office:value-type="float" office:value="0.660947" calcext:value-type="float">
            <text:p>0.660947</text:p>
          </table:table-cell>
          <table:table-cell table:number-columns-repeated="10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0883333" calcext:value-type="float">
            <text:p>0.0883333</text:p>
          </table:table-cell>
          <table:table-cell office:value-type="float" office:value="0.00823642" calcext:value-type="float">
            <text:p>0.00823642</text:p>
          </table:table-cell>
          <table:table-cell office:value-type="float" office:value="0.0000800243" calcext:value-type="float">
            <text:p>8.00243E-05</text:p>
          </table:table-cell>
          <table:table-cell office:value-type="float" office:value="2.34245" calcext:value-type="float">
            <text:p>2.34245</text:p>
          </table:table-cell>
          <table:table-cell office:value-type="float" office:value="7.03749" calcext:value-type="float">
            <text:p>7.03749</text:p>
          </table:table-cell>
          <table:table-cell office:value-type="float" office:value="0.606791" calcext:value-type="float">
            <text:p>0.606791</text:p>
          </table:table-cell>
          <table:table-cell table:number-columns-repeated="10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0245139" calcext:value-type="float">
            <text:p>0.0245139</text:p>
          </table:table-cell>
          <table:table-cell office:value-type="float" office:value="0.00200231" calcext:value-type="float">
            <text:p>0.00200231</text:p>
          </table:table-cell>
          <table:table-cell office:value-type="float" office:value="0.00000697669" calcext:value-type="float">
            <text:p>6.97669E-06</text:p>
          </table:table-cell>
          <table:table-cell office:value-type="float" office:value="4.78837" calcext:value-type="float">
            <text:p>4.78837</text:p>
          </table:table-cell>
          <table:table-cell office:value-type="string" calcext:value-type="string">
            <text:p>-nan</text:p>
          </table:table-cell>
          <table:table-cell office:value-type="float" office:value="0.419952" calcext:value-type="float">
            <text:p>0.419952</text:p>
          </table:table-cell>
          <table:table-cell table:number-columns-repeated="10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6" calcext:value-type="float">
            <text:p>6</text:p>
          </table:table-cell>
          <table:table-cell office:value-type="float" office:value="-0.131319" calcext:value-type="float">
            <text:p>-0.131319</text:p>
          </table:table-cell>
          <table:table-cell office:value-type="float" office:value="0.131319" calcext:value-type="float">
            <text:p>0.131319</text:p>
          </table:table-cell>
          <table:table-cell office:value-type="float" office:value="0.0199434" calcext:value-type="float">
            <text:p>0.0199434</text:p>
          </table:table-cell>
          <table:table-cell office:value-type="float" office:value="0.000570107" calcext:value-type="float">
            <text:p>0.000570107</text:p>
          </table:table-cell>
          <table:table-cell office:value-type="float" office:value="4.64255" calcext:value-type="float">
            <text:p>4.64255</text:p>
          </table:table-cell>
          <table:table-cell office:value-type="float" office:value="8.09821" calcext:value-type="float">
            <text:p>8.09821</text:p>
          </table:table-cell>
          <table:table-cell office:value-type="float" office:value="0.522209" calcext:value-type="float">
            <text:p>0.522209</text:p>
          </table:table-cell>
          <table:table-cell table:number-columns-repeated="10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7" calcext:value-type="float">
            <text:p>7</text:p>
          </table:table-cell>
          <table:table-cell office:value-type="float" office:value="-0.201441" calcext:value-type="float">
            <text:p>-0.201441</text:p>
          </table:table-cell>
          <table:table-cell office:value-type="float" office:value="0.201441" calcext:value-type="float">
            <text:p>0.201441</text:p>
          </table:table-cell>
          <table:table-cell office:value-type="float" office:value="0.0420641" calcext:value-type="float">
            <text:p>0.0420641</text:p>
          </table:table-cell>
          <table:table-cell office:value-type="float" office:value="0.00204171" calcext:value-type="float">
            <text:p>0.00204171</text:p>
          </table:table-cell>
          <table:table-cell office:value-type="float" office:value="3.72671" calcext:value-type="float">
            <text:p>3.72671</text:p>
          </table:table-cell>
          <table:table-cell office:value-type="float" office:value="14.4759" calcext:value-type="float">
            <text:p>14.4759</text:p>
          </table:table-cell>
          <table:table-cell office:value-type="float" office:value="0.615364" calcext:value-type="float">
            <text:p>0.615364</text:p>
          </table:table-cell>
          <table:table-cell table:number-columns-repeated="10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8" calcext:value-type="float">
            <text:p>8</text:p>
          </table:table-cell>
          <table:table-cell office:value-type="float" office:value="-0.401649" calcext:value-type="float">
            <text:p>-0.401649</text:p>
          </table:table-cell>
          <table:table-cell office:value-type="float" office:value="0.401649" calcext:value-type="float">
            <text:p>0.401649</text:p>
          </table:table-cell>
          <table:table-cell office:value-type="float" office:value="0.163894" calcext:value-type="float">
            <text:p>0.163894</text:p>
          </table:table-cell>
          <table:table-cell office:value-type="float" office:value="0.028447" calcext:value-type="float">
            <text:p>0.028447</text:p>
          </table:table-cell>
          <table:table-cell office:value-type="float" office:value="3.34646" calcext:value-type="float">
            <text:p>3.34646</text:p>
          </table:table-cell>
          <table:table-cell office:value-type="float" office:value="31.3952" calcext:value-type="float">
            <text:p>31.3952</text:p>
          </table:table-cell>
          <table:table-cell office:value-type="float" office:value="0.64699" calcext:value-type="float">
            <text:p>0.64699</text:p>
          </table:table-cell>
          <table:table-cell table:number-columns-repeated="10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9" calcext:value-type="float">
            <text:p>9</text:p>
          </table:table-cell>
          <table:table-cell office:value-type="float" office:value="-0.0980599" calcext:value-type="float">
            <text:p>-0.0980599</text:p>
          </table:table-cell>
          <table:table-cell office:value-type="float" office:value="0.0980599" calcext:value-type="float">
            <text:p>0.0980599</text:p>
          </table:table-cell>
          <table:table-cell office:value-type="float" office:value="0.0816997" calcext:value-type="float">
            <text:p>0.0816997</text:p>
          </table:table-cell>
          <table:table-cell office:value-type="float" office:value="0.00886664" calcext:value-type="float">
            <text:p>0.00886664</text:p>
          </table:table-cell>
          <table:table-cell office:value-type="float" office:value="3.74726" calcext:value-type="float">
            <text:p>3.74726</text:p>
          </table:table-cell>
          <table:table-cell office:value-type="float" office:value="20.642" calcext:value-type="float">
            <text:p>20.642</text:p>
          </table:table-cell>
          <table:table-cell office:value-type="float" office:value="0.557211" calcext:value-type="float">
            <text:p>0.557211</text:p>
          </table:table-cell>
          <table:table-cell table:number-columns-repeated="10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811515" calcext:value-type="float">
            <text:p>0.811515</text:p>
          </table:table-cell>
          <table:table-cell office:value-type="float" office:value="0.699199" calcext:value-type="float">
            <text:p>0.699199</text:p>
          </table:table-cell>
          <table:table-cell office:value-type="float" office:value="0.564493" calcext:value-type="float">
            <text:p>0.564493</text:p>
          </table:table-cell>
          <table:table-cell office:value-type="float" office:value="1.33718" calcext:value-type="float">
            <text:p>1.33718</text:p>
          </table:table-cell>
          <table:table-cell office:value-type="float" office:value="103.658" calcext:value-type="float">
            <text:p>103.658</text:p>
          </table:table-cell>
          <table:table-cell office:value-type="float" office:value="0.615111" calcext:value-type="float">
            <text:p>0.615111</text:p>
          </table:table-cell>
          <table:table-cell table:number-columns-repeated="10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935681" calcext:value-type="float">
            <text:p>0.935681</text:p>
          </table:table-cell>
          <table:table-cell office:value-type="float" office:value="0.875641" calcext:value-type="float">
            <text:p>0.875641</text:p>
          </table:table-cell>
          <table:table-cell office:value-type="float" office:value="0.76724" calcext:value-type="float">
            <text:p>0.76724</text:p>
          </table:table-cell>
          <table:table-cell office:value-type="float" office:value="0.129522" calcext:value-type="float">
            <text:p>0.129522</text:p>
          </table:table-cell>
          <table:table-cell office:value-type="float" office:value="373.089" calcext:value-type="float">
            <text:p>373.089</text:p>
          </table:table-cell>
          <table:table-cell office:value-type="float" office:value="0.666452" calcext:value-type="float">
            <text:p>0.666452</text:p>
          </table:table-cell>
          <table:table-cell table:number-columns-repeated="10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935182" calcext:value-type="float">
            <text:p>0.935182</text:p>
          </table:table-cell>
          <table:table-cell office:value-type="float" office:value="0.874705" calcext:value-type="float">
            <text:p>0.874705</text:p>
          </table:table-cell>
          <table:table-cell office:value-type="float" office:value="0.765596" calcext:value-type="float">
            <text:p>0.765596</text:p>
          </table:table-cell>
          <table:table-cell office:value-type="float" office:value="0.131854" calcext:value-type="float">
            <text:p>0.131854</text:p>
          </table:table-cell>
          <table:table-cell office:value-type="float" office:value="369.576" calcext:value-type="float">
            <text:p>369.576</text:p>
          </table:table-cell>
          <table:table-cell office:value-type="float" office:value="0.666455" calcext:value-type="float">
            <text:p>0.666455</text:p>
          </table:table-cell>
          <table:table-cell table:number-columns-repeated="10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935406" calcext:value-type="float">
            <text:p>0.935406</text:p>
          </table:table-cell>
          <table:table-cell office:value-type="float" office:value="0.875129" calcext:value-type="float">
            <text:p>0.875129</text:p>
          </table:table-cell>
          <table:table-cell office:value-type="float" office:value="0.766357" calcext:value-type="float">
            <text:p>0.766357</text:p>
          </table:table-cell>
          <table:table-cell office:value-type="float" office:value="0.131061" calcext:value-type="float">
            <text:p>0.131061</text:p>
          </table:table-cell>
          <table:table-cell office:value-type="float" office:value="370.783" calcext:value-type="float">
            <text:p>370.783</text:p>
          </table:table-cell>
          <table:table-cell office:value-type="float" office:value="0.666446" calcext:value-type="float">
            <text:p>0.666446</text:p>
          </table:table-cell>
          <table:table-cell table:number-columns-repeated="10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935333" calcext:value-type="float">
            <text:p>0.935333</text:p>
          </table:table-cell>
          <table:table-cell office:value-type="float" office:value="0.874992" calcext:value-type="float">
            <text:p>0.874992</text:p>
          </table:table-cell>
          <table:table-cell office:value-type="float" office:value="0.766116" calcext:value-type="float">
            <text:p>0.766116</text:p>
          </table:table-cell>
          <table:table-cell office:value-type="float" office:value="0.127926" calcext:value-type="float">
            <text:p>0.127926</text:p>
          </table:table-cell>
          <table:table-cell office:value-type="float" office:value="375.271" calcext:value-type="float">
            <text:p>375.271</text:p>
          </table:table-cell>
          <table:table-cell office:value-type="float" office:value="0.666447" calcext:value-type="float">
            <text:p>0.666447</text:p>
          </table:table-cell>
          <table:table-cell table:number-columns-repeated="10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935535" calcext:value-type="float">
            <text:p>0.935535</text:p>
          </table:table-cell>
          <table:table-cell office:value-type="float" office:value="0.875368" calcext:value-type="float">
            <text:p>0.875368</text:p>
          </table:table-cell>
          <table:table-cell office:value-type="float" office:value="0.766769" calcext:value-type="float">
            <text:p>0.766769</text:p>
          </table:table-cell>
          <table:table-cell office:value-type="float" office:value="0.128885" calcext:value-type="float">
            <text:p>0.128885</text:p>
          </table:table-cell>
          <table:table-cell office:value-type="float" office:value="373.952" calcext:value-type="float">
            <text:p>373.952</text:p>
          </table:table-cell>
          <table:table-cell office:value-type="float" office:value="0.666449" calcext:value-type="float">
            <text:p>0.666449</text:p>
          </table:table-cell>
          <table:table-cell table:number-columns-repeated="10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935434" calcext:value-type="float">
            <text:p>0.935434</text:p>
          </table:table-cell>
          <table:table-cell office:value-type="float" office:value="0.87518" calcext:value-type="float">
            <text:p>0.87518</text:p>
          </table:table-cell>
          <table:table-cell office:value-type="float" office:value="0.76644" calcext:value-type="float">
            <text:p>0.76644</text:p>
          </table:table-cell>
          <table:table-cell office:value-type="float" office:value="0.128312" calcext:value-type="float">
            <text:p>0.128312</text:p>
          </table:table-cell>
          <table:table-cell office:value-type="float" office:value="374.746" calcext:value-type="float">
            <text:p>374.746</text:p>
          </table:table-cell>
          <table:table-cell office:value-type="float" office:value="0.666449" calcext:value-type="float">
            <text:p>0.666449</text:p>
          </table:table-cell>
          <table:table-cell table:number-columns-repeated="10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935396" calcext:value-type="float">
            <text:p>0.935396</text:p>
          </table:table-cell>
          <table:table-cell office:value-type="float" office:value="0.875108" calcext:value-type="float">
            <text:p>0.875108</text:p>
          </table:table-cell>
          <table:table-cell office:value-type="float" office:value="0.766315" calcext:value-type="float">
            <text:p>0.766315</text:p>
          </table:table-cell>
          <table:table-cell office:value-type="float" office:value="0.128905" calcext:value-type="float">
            <text:p>0.128905</text:p>
          </table:table-cell>
          <table:table-cell office:value-type="float" office:value="373.867" calcext:value-type="float">
            <text:p>373.867</text:p>
          </table:table-cell>
          <table:table-cell office:value-type="float" office:value="0.666449" calcext:value-type="float">
            <text:p>0.666449</text:p>
          </table:table-cell>
          <table:table-cell table:number-columns-repeated="10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935386" calcext:value-type="float">
            <text:p>0.935386</text:p>
          </table:table-cell>
          <table:table-cell office:value-type="float" office:value="0.87509" calcext:value-type="float">
            <text:p>0.87509</text:p>
          </table:table-cell>
          <table:table-cell office:value-type="float" office:value="0.766282" calcext:value-type="float">
            <text:p>0.766282</text:p>
          </table:table-cell>
          <table:table-cell office:value-type="float" office:value="0.129075" calcext:value-type="float">
            <text:p>0.129075</text:p>
          </table:table-cell>
          <table:table-cell office:value-type="float" office:value="373.617" calcext:value-type="float">
            <text:p>373.617</text:p>
          </table:table-cell>
          <table:table-cell office:value-type="float" office:value="0.666449" calcext:value-type="float">
            <text:p>0.666449</text:p>
          </table:table-cell>
          <table:table-cell table:number-columns-repeated="10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935401" calcext:value-type="float">
            <text:p>0.935401</text:p>
          </table:table-cell>
          <table:table-cell office:value-type="float" office:value="0.875119" calcext:value-type="float">
            <text:p>0.875119</text:p>
          </table:table-cell>
          <table:table-cell office:value-type="float" office:value="0.766336" calcext:value-type="float">
            <text:p>0.766336</text:p>
          </table:table-cell>
          <table:table-cell office:value-type="float" office:value="0.129069" calcext:value-type="float">
            <text:p>0.129069</text:p>
          </table:table-cell>
          <table:table-cell office:value-type="float" office:value="373.632" calcext:value-type="float">
            <text:p>373.632</text:p>
          </table:table-cell>
          <table:table-cell office:value-type="float" office:value="0.666448" calcext:value-type="float">
            <text:p>0.6664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222222" calcext:value-type="float">
            <text:p>0.00222222</text:p>
          </table:table-cell>
          <table:table-cell office:value-type="float" office:value="0.00000493827" calcext:value-type="float">
            <text:p>4.93827E-06</text:p>
          </table:table-cell>
          <table:table-cell office:value-type="float" office:value="0.0000000000243865" calcext:value-type="float">
            <text:p>2.43865E-11</text:p>
          </table:table-cell>
          <table:table-cell office:value-type="float" office:value="0.739874" calcext:value-type="float">
            <text:p>0.739874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  <table:table-cell office:value-type="float" office:value="-0.0177778" calcext:value-type="float">
            <text:p>-0.0177778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00320988" calcext:value-type="float">
            <text:p>0.000320988</text:p>
          </table:table-cell>
          <table:table-cell office:value-type="float" office:value="0.000000109276" calcext:value-type="float">
            <text:p>1.09276E-07</text:p>
          </table:table-cell>
          <table:table-cell office:value-type="float" office:value="1.73732" calcext:value-type="float">
            <text:p>1.73732</text:p>
          </table:table-cell>
          <table:table-cell office:value-type="string" calcext:value-type="string">
            <text:p>-nan</text:p>
          </table:table-cell>
          <table:table-cell office:value-type="float" office:value="0.646469" calcext:value-type="float">
            <text:p>0.646469</text:p>
          </table:table-cell>
          <table:table-cell table:number-columns-repeated="10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2" calcext:value-type="float">
            <text:p>2</text:p>
          </table:table-cell>
          <table:table-cell office:value-type="float" office:value="-0.0622222" calcext:value-type="float">
            <text:p>-0.0622222</text:p>
          </table:table-cell>
          <table:table-cell office:value-type="float" office:value="0.0622222" calcext:value-type="float">
            <text:p>0.0622222</text:p>
          </table:table-cell>
          <table:table-cell office:value-type="float" office:value="0.00406173" calcext:value-type="float">
            <text:p>0.00406173</text:p>
          </table:table-cell>
          <table:table-cell office:value-type="float" office:value="0.0000190391" calcext:value-type="float">
            <text:p>1.90391E-05</text:p>
          </table:table-cell>
          <table:table-cell office:value-type="float" office:value="1.17495" calcext:value-type="float">
            <text:p>1.17495</text:p>
          </table:table-cell>
          <table:table-cell office:value-type="float" office:value="6.95032" calcext:value-type="float">
            <text:p>6.95032</text:p>
          </table:table-cell>
          <table:table-cell office:value-type="float" office:value="0.615317" calcext:value-type="float">
            <text:p>0.615317</text:p>
          </table:table-cell>
          <table:table-cell table:number-columns-repeated="10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3" calcext:value-type="float">
            <text:p>3</text:p>
          </table:table-cell>
          <table:table-cell office:value-type="float" office:value="-0.127778" calcext:value-type="float">
            <text:p>-0.127778</text:p>
          </table:table-cell>
          <table:table-cell office:value-type="float" office:value="0.127778" calcext:value-type="float">
            <text:p>0.127778</text:p>
          </table:table-cell>
          <table:table-cell office:value-type="float" office:value="0.0175827" calcext:value-type="float">
            <text:p>0.0175827</text:p>
          </table:table-cell>
          <table:table-cell office:value-type="float" office:value="0.000396395" calcext:value-type="float">
            <text:p>0.000396395</text:p>
          </table:table-cell>
          <table:table-cell office:value-type="float" office:value="4.24209" calcext:value-type="float">
            <text:p>4.24209</text:p>
          </table:table-cell>
          <table:table-cell office:value-type="float" office:value="7.90395" calcext:value-type="float">
            <text:p>7.90395</text:p>
          </table:table-cell>
          <table:table-cell office:value-type="float" office:value="0.572599" calcext:value-type="float">
            <text:p>0.572599</text:p>
          </table:table-cell>
          <table:table-cell table:number-columns-repeated="10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4" calcext:value-type="float">
            <text:p>4</text:p>
          </table:table-cell>
          <table:table-cell office:value-type="float" office:value="-0.336111" calcext:value-type="float">
            <text:p>-0.336111</text:p>
          </table:table-cell>
          <table:table-cell office:value-type="float" office:value="0.336111" calcext:value-type="float">
            <text:p>0.336111</text:p>
          </table:table-cell>
          <table:table-cell office:value-type="float" office:value="0.119269" calcext:value-type="float">
            <text:p>0.119269</text:p>
          </table:table-cell>
          <table:table-cell office:value-type="float" office:value="0.017053" calcext:value-type="float">
            <text:p>0.017053</text:p>
          </table:table-cell>
          <table:table-cell office:value-type="float" office:value="16.5411" calcext:value-type="float">
            <text:p>16.5411</text:p>
          </table:table-cell>
          <table:table-cell office:value-type="float" office:value="11.2072" calcext:value-type="float">
            <text:p>11.2072</text:p>
          </table:table-cell>
          <table:table-cell office:value-type="float" office:value="0.600401" calcext:value-type="float">
            <text:p>0.600401</text:p>
          </table:table-cell>
          <table:table-cell table:number-columns-repeated="10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5" calcext:value-type="float">
            <text:p>5</text:p>
          </table:table-cell>
          <table:table-cell office:value-type="float" office:value="-0.704653" calcext:value-type="float">
            <text:p>-0.704653</text:p>
          </table:table-cell>
          <table:table-cell office:value-type="float" office:value="0.704653" calcext:value-type="float">
            <text:p>0.704653</text:p>
          </table:table-cell>
          <table:table-cell office:value-type="float" office:value="0.505095" calcext:value-type="float">
            <text:p>0.505095</text:p>
          </table:table-cell>
          <table:table-cell office:value-type="float" office:value="0.27113" calcext:value-type="float">
            <text:p>0.27113</text:p>
          </table:table-cell>
          <table:table-cell office:value-type="float" office:value="9.11846" calcext:value-type="float">
            <text:p>9.11846</text:p>
          </table:table-cell>
          <table:table-cell office:value-type="float" office:value="33.4336" calcext:value-type="float">
            <text:p>33.4336</text:p>
          </table:table-cell>
          <table:table-cell office:value-type="float" office:value="0.645751" calcext:value-type="float">
            <text:p>0.645751</text:p>
          </table:table-cell>
          <table:table-cell table:number-columns-repeated="10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6" calcext:value-type="float">
            <text:p>6</text:p>
          </table:table-cell>
          <table:table-cell office:value-type="float" office:value="-0.890903" calcext:value-type="float">
            <text:p>-0.890903</text:p>
          </table:table-cell>
          <table:table-cell office:value-type="float" office:value="0.890903" calcext:value-type="float">
            <text:p>0.890903</text:p>
          </table:table-cell>
          <table:table-cell office:value-type="float" office:value="0.794513" calcext:value-type="float">
            <text:p>0.794513</text:p>
          </table:table-cell>
          <table:table-cell office:value-type="float" office:value="0.633731" calcext:value-type="float">
            <text:p>0.633731</text:p>
          </table:table-cell>
          <table:table-cell office:value-type="float" office:value="1.03174" calcext:value-type="float">
            <text:p>1.03174</text:p>
          </table:table-cell>
          <table:table-cell office:value-type="float" office:value="125.837" calcext:value-type="float">
            <text:p>125.837</text:p>
          </table:table-cell>
          <table:table-cell office:value-type="float" office:value="0.665357" calcext:value-type="float">
            <text:p>0.665357</text:p>
          </table:table-cell>
          <table:table-cell table:number-columns-repeated="10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7" calcext:value-type="float">
            <text:p>7</text:p>
          </table:table-cell>
          <table:table-cell office:value-type="float" office:value="-0.902222" calcext:value-type="float">
            <text:p>-0.902222</text:p>
          </table:table-cell>
          <table:table-cell office:value-type="float" office:value="0.902222" calcext:value-type="float">
            <text:p>0.902222</text:p>
          </table:table-cell>
          <table:table-cell office:value-type="float" office:value="0.814228" calcext:value-type="float">
            <text:p>0.814228</text:p>
          </table:table-cell>
          <table:table-cell office:value-type="float" office:value="0.663693" calcext:value-type="float">
            <text:p>0.663693</text:p>
          </table:table-cell>
          <table:table-cell office:value-type="float" office:value="0.210412" calcext:value-type="float">
            <text:p>0.210412</text:p>
          </table:table-cell>
          <table:table-cell office:value-type="float" office:value="282.249" calcext:value-type="float">
            <text:p>282.249</text:p>
          </table:table-cell>
          <table:table-cell office:value-type="float" office:value="0.666301" calcext:value-type="float">
            <text:p>0.666301</text:p>
          </table:table-cell>
          <table:table-cell table:number-columns-repeated="10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8" calcext:value-type="float">
            <text:p>8</text:p>
          </table:table-cell>
          <table:table-cell office:value-type="float" office:value="-0.905174" calcext:value-type="float">
            <text:p>-0.905174</text:p>
          </table:table-cell>
          <table:table-cell office:value-type="float" office:value="0.905174" calcext:value-type="float">
            <text:p>0.905174</text:p>
          </table:table-cell>
          <table:table-cell office:value-type="float" office:value="0.81954" calcext:value-type="float">
            <text:p>0.81954</text:p>
          </table:table-cell>
          <table:table-cell office:value-type="float" office:value="0.672305" calcext:value-type="float">
            <text:p>0.672305</text:p>
          </table:table-cell>
          <table:table-cell office:value-type="float" office:value="0.167201" calcext:value-type="float">
            <text:p>0.167201</text:p>
          </table:table-cell>
          <table:table-cell office:value-type="float" office:value="317.667" calcext:value-type="float">
            <text:p>317.667</text:p>
          </table:table-cell>
          <table:table-cell office:value-type="float" office:value="0.66634" calcext:value-type="float">
            <text:p>0.66634</text:p>
          </table:table-cell>
          <table:table-cell table:number-columns-repeated="10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9" calcext:value-type="float">
            <text:p>9</text:p>
          </table:table-cell>
          <table:table-cell office:value-type="float" office:value="-0.905295" calcext:value-type="float">
            <text:p>-0.905295</text:p>
          </table:table-cell>
          <table:table-cell office:value-type="float" office:value="0.905295" calcext:value-type="float">
            <text:p>0.905295</text:p>
          </table:table-cell>
          <table:table-cell office:value-type="float" office:value="0.819797" calcext:value-type="float">
            <text:p>0.819797</text:p>
          </table:table-cell>
          <table:table-cell office:value-type="float" office:value="0.672842" calcext:value-type="float">
            <text:p>0.672842</text:p>
          </table:table-cell>
          <table:table-cell office:value-type="float" office:value="0.194172" calcext:value-type="float">
            <text:p>0.194172</text:p>
          </table:table-cell>
          <table:table-cell office:value-type="float" office:value="294.822" calcext:value-type="float">
            <text:p>294.822</text:p>
          </table:table-cell>
          <table:table-cell office:value-type="float" office:value="0.666282" calcext:value-type="float">
            <text:p>0.666282</text:p>
          </table:table-cell>
          <table:table-cell table:number-columns-repeated="10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0" calcext:value-type="float">
            <text:p>10</text:p>
          </table:table-cell>
          <table:table-cell office:value-type="float" office:value="-0.907005" calcext:value-type="float">
            <text:p>-0.907005</text:p>
          </table:table-cell>
          <table:table-cell office:value-type="float" office:value="0.907005" calcext:value-type="float">
            <text:p>0.907005</text:p>
          </table:table-cell>
          <table:table-cell office:value-type="float" office:value="0.822857" calcext:value-type="float">
            <text:p>0.822857</text:p>
          </table:table-cell>
          <table:table-cell office:value-type="float" office:value="0.677746" calcext:value-type="float">
            <text:p>0.677746</text:p>
          </table:table-cell>
          <table:table-cell office:value-type="float" office:value="0.204255" calcext:value-type="float">
            <text:p>0.204255</text:p>
          </table:table-cell>
          <table:table-cell office:value-type="float" office:value="287.987" calcext:value-type="float">
            <text:p>287.987</text:p>
          </table:table-cell>
          <table:table-cell office:value-type="float" office:value="0.666346" calcext:value-type="float">
            <text:p>0.666346</text:p>
          </table:table-cell>
          <table:table-cell table:number-columns-repeated="10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1" calcext:value-type="float">
            <text:p>11</text:p>
          </table:table-cell>
          <table:table-cell office:value-type="float" office:value="-0.907242" calcext:value-type="float">
            <text:p>-0.907242</text:p>
          </table:table-cell>
          <table:table-cell office:value-type="float" office:value="0.907242" calcext:value-type="float">
            <text:p>0.907242</text:p>
          </table:table-cell>
          <table:table-cell office:value-type="float" office:value="0.823281" calcext:value-type="float">
            <text:p>0.823281</text:p>
          </table:table-cell>
          <table:table-cell office:value-type="float" office:value="0.678425" calcext:value-type="float">
            <text:p>0.678425</text:p>
          </table:table-cell>
          <table:table-cell office:value-type="float" office:value="0.194502" calcext:value-type="float">
            <text:p>0.194502</text:p>
          </table:table-cell>
          <table:table-cell office:value-type="float" office:value="295.197" calcext:value-type="float">
            <text:p>295.197</text:p>
          </table:table-cell>
          <table:table-cell office:value-type="float" office:value="0.666355" calcext:value-type="float">
            <text:p>0.666355</text:p>
          </table:table-cell>
          <table:table-cell table:number-columns-repeated="10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2" calcext:value-type="float">
            <text:p>12</text:p>
          </table:table-cell>
          <table:table-cell office:value-type="float" office:value="-0.906162" calcext:value-type="float">
            <text:p>-0.906162</text:p>
          </table:table-cell>
          <table:table-cell office:value-type="float" office:value="0.906162" calcext:value-type="float">
            <text:p>0.906162</text:p>
          </table:table-cell>
          <table:table-cell office:value-type="float" office:value="0.821354" calcext:value-type="float">
            <text:p>0.821354</text:p>
          </table:table-cell>
          <table:table-cell office:value-type="float" office:value="0.67536" calcext:value-type="float">
            <text:p>0.67536</text:p>
          </table:table-cell>
          <table:table-cell office:value-type="float" office:value="0.19816" calcext:value-type="float">
            <text:p>0.19816</text:p>
          </table:table-cell>
          <table:table-cell office:value-type="float" office:value="292.116" calcext:value-type="float">
            <text:p>292.116</text:p>
          </table:table-cell>
          <table:table-cell office:value-type="float" office:value="0.666302" calcext:value-type="float">
            <text:p>0.666302</text:p>
          </table:table-cell>
          <table:table-cell table:number-columns-repeated="10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3" calcext:value-type="float">
            <text:p>13</text:p>
          </table:table-cell>
          <table:table-cell office:value-type="float" office:value="-0.906611" calcext:value-type="float">
            <text:p>-0.906611</text:p>
          </table:table-cell>
          <table:table-cell office:value-type="float" office:value="0.906611" calcext:value-type="float">
            <text:p>0.906611</text:p>
          </table:table-cell>
          <table:table-cell office:value-type="float" office:value="0.822149" calcext:value-type="float">
            <text:p>0.822149</text:p>
          </table:table-cell>
          <table:table-cell office:value-type="float" office:value="0.676606" calcext:value-type="float">
            <text:p>0.676606</text:p>
          </table:table-cell>
          <table:table-cell office:value-type="float" office:value="0.191611" calcext:value-type="float">
            <text:p>0.191611</text:p>
          </table:table-cell>
          <table:table-cell office:value-type="float" office:value="297.212" calcext:value-type="float">
            <text:p>297.212</text:p>
          </table:table-cell>
          <table:table-cell office:value-type="float" office:value="0.666333" calcext:value-type="float">
            <text:p>0.666333</text:p>
          </table:table-cell>
          <table:table-cell table:number-columns-repeated="10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4" calcext:value-type="float">
            <text:p>14</text:p>
          </table:table-cell>
          <table:table-cell office:value-type="float" office:value="-0.906499" calcext:value-type="float">
            <text:p>-0.906499</text:p>
          </table:table-cell>
          <table:table-cell office:value-type="float" office:value="0.906499" calcext:value-type="float">
            <text:p>0.906499</text:p>
          </table:table-cell>
          <table:table-cell office:value-type="float" office:value="0.821952" calcext:value-type="float">
            <text:p>0.821952</text:p>
          </table:table-cell>
          <table:table-cell office:value-type="float" office:value="0.676298" calcext:value-type="float">
            <text:p>0.676298</text:p>
          </table:table-cell>
          <table:table-cell office:value-type="float" office:value="0.193205" calcext:value-type="float">
            <text:p>0.193205</text:p>
          </table:table-cell>
          <table:table-cell office:value-type="float" office:value="295.947" calcext:value-type="float">
            <text:p>295.947</text:p>
          </table:table-cell>
          <table:table-cell office:value-type="float" office:value="0.666324" calcext:value-type="float">
            <text:p>0.666324</text:p>
          </table:table-cell>
          <table:table-cell table:number-columns-repeated="10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5" calcext:value-type="float">
            <text:p>15</text:p>
          </table:table-cell>
          <table:table-cell office:value-type="float" office:value="-0.906649" calcext:value-type="float">
            <text:p>-0.906649</text:p>
          </table:table-cell>
          <table:table-cell office:value-type="float" office:value="0.906649" calcext:value-type="float">
            <text:p>0.906649</text:p>
          </table:table-cell>
          <table:table-cell office:value-type="float" office:value="0.822227" calcext:value-type="float">
            <text:p>0.822227</text:p>
          </table:table-cell>
          <table:table-cell office:value-type="float" office:value="0.676756" calcext:value-type="float">
            <text:p>0.676756</text:p>
          </table:table-cell>
          <table:table-cell office:value-type="float" office:value="0.191277" calcext:value-type="float">
            <text:p>0.191277</text:p>
          </table:table-cell>
          <table:table-cell office:value-type="float" office:value="297.485" calcext:value-type="float">
            <text:p>297.485</text:p>
          </table:table-cell>
          <table:table-cell office:value-type="float" office:value="0.666322" calcext:value-type="float">
            <text:p>0.666322</text:p>
          </table:table-cell>
          <table:table-cell table:number-columns-repeated="10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6" calcext:value-type="float">
            <text:p>16</text:p>
          </table:table-cell>
          <table:table-cell office:value-type="float" office:value="-0.906435" calcext:value-type="float">
            <text:p>-0.906435</text:p>
          </table:table-cell>
          <table:table-cell office:value-type="float" office:value="0.906435" calcext:value-type="float">
            <text:p>0.906435</text:p>
          </table:table-cell>
          <table:table-cell office:value-type="float" office:value="0.821837" calcext:value-type="float">
            <text:p>0.821837</text:p>
          </table:table-cell>
          <table:table-cell office:value-type="float" office:value="0.676114" calcext:value-type="float">
            <text:p>0.676114</text:p>
          </table:table-cell>
          <table:table-cell office:value-type="float" office:value="0.192616" calcext:value-type="float">
            <text:p>0.192616</text:p>
          </table:table-cell>
          <table:table-cell office:value-type="float" office:value="296.378" calcext:value-type="float">
            <text:p>296.378</text:p>
          </table:table-cell>
          <table:table-cell office:value-type="float" office:value="0.666323" calcext:value-type="float">
            <text:p>0.666323</text:p>
          </table:table-cell>
          <table:table-cell table:number-columns-repeated="10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7" calcext:value-type="float">
            <text:p>17</text:p>
          </table:table-cell>
          <table:table-cell office:value-type="float" office:value="-0.906367" calcext:value-type="float">
            <text:p>-0.906367</text:p>
          </table:table-cell>
          <table:table-cell office:value-type="float" office:value="0.906367" calcext:value-type="float">
            <text:p>0.906367</text:p>
          </table:table-cell>
          <table:table-cell office:value-type="float" office:value="0.821713" calcext:value-type="float">
            <text:p>0.821713</text:p>
          </table:table-cell>
          <table:table-cell office:value-type="float" office:value="0.675909" calcext:value-type="float">
            <text:p>0.675909</text:p>
          </table:table-cell>
          <table:table-cell office:value-type="float" office:value="0.192075" calcext:value-type="float">
            <text:p>0.192075</text:p>
          </table:table-cell>
          <table:table-cell office:value-type="float" office:value="296.773" calcext:value-type="float">
            <text:p>296.773</text:p>
          </table:table-cell>
          <table:table-cell office:value-type="float" office:value="0.666323" calcext:value-type="float">
            <text:p>0.666323</text:p>
          </table:table-cell>
          <table:table-cell table:number-columns-repeated="10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8" calcext:value-type="float">
            <text:p>18</text:p>
          </table:table-cell>
          <table:table-cell office:value-type="float" office:value="-0.906483" calcext:value-type="float">
            <text:p>-0.906483</text:p>
          </table:table-cell>
          <table:table-cell office:value-type="float" office:value="0.906483" calcext:value-type="float">
            <text:p>0.906483</text:p>
          </table:table-cell>
          <table:table-cell office:value-type="float" office:value="0.821925" calcext:value-type="float">
            <text:p>0.821925</text:p>
          </table:table-cell>
          <table:table-cell office:value-type="float" office:value="0.676265" calcext:value-type="float">
            <text:p>0.676265</text:p>
          </table:table-cell>
          <table:table-cell office:value-type="float" office:value="0.192007" calcext:value-type="float">
            <text:p>0.192007</text:p>
          </table:table-cell>
          <table:table-cell office:value-type="float" office:value="296.865" calcext:value-type="float">
            <text:p>296.865</text:p>
          </table:table-cell>
          <table:table-cell office:value-type="float" office:value="0.66632" calcext:value-type="float">
            <text:p>0.66632</text:p>
          </table:table-cell>
          <table:table-cell table:number-columns-repeated="10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9" calcext:value-type="float">
            <text:p>19</text:p>
          </table:table-cell>
          <table:table-cell office:value-type="float" office:value="-0.90643" calcext:value-type="float">
            <text:p>-0.90643</text:p>
          </table:table-cell>
          <table:table-cell office:value-type="float" office:value="0.90643" calcext:value-type="float">
            <text:p>0.90643</text:p>
          </table:table-cell>
          <table:table-cell office:value-type="float" office:value="0.821829" calcext:value-type="float">
            <text:p>0.821829</text:p>
          </table:table-cell>
          <table:table-cell office:value-type="float" office:value="0.676101" calcext:value-type="float">
            <text:p>0.676101</text:p>
          </table:table-cell>
          <table:table-cell office:value-type="float" office:value="0.192274" calcext:value-type="float">
            <text:p>0.192274</text:p>
          </table:table-cell>
          <table:table-cell office:value-type="float" office:value="296.641" calcext:value-type="float">
            <text:p>296.641</text:p>
          </table:table-cell>
          <table:table-cell office:value-type="float" office:value="0.666322" calcext:value-type="float">
            <text:p>0.6663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33333" calcext:value-type="float">
            <text:p>0.0333333</text:p>
          </table:table-cell>
          <table:table-cell office:value-type="float" office:value="0.00111111" calcext:value-type="float">
            <text:p>0.00111111</text:p>
          </table:table-cell>
          <table:table-cell office:value-type="float" office:value="0.00000123457" calcext:value-type="float">
            <text:p>1.23457E-06</text:p>
          </table:table-cell>
          <table:table-cell office:value-type="float" office:value="0.363084" calcext:value-type="float">
            <text:p>0.363084</text:p>
          </table:table-cell>
          <table:table-cell office:value-type="float" office:value="6.33539" calcext:value-type="float">
            <text:p>6.33539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411111" calcext:value-type="float">
            <text:p>0.0411111</text:p>
          </table:table-cell>
          <table:table-cell office:value-type="float" office:value="0.00183951" calcext:value-type="float">
            <text:p>0.00183951</text:p>
          </table:table-cell>
          <table:table-cell office:value-type="float" office:value="0.00000439368" calcext:value-type="float">
            <text:p>4.39368E-06</text:p>
          </table:table-cell>
          <table:table-cell office:value-type="float" office:value="5.87057" calcext:value-type="float">
            <text:p>5.87057</text:p>
          </table:table-cell>
          <table:table-cell office:value-type="string" calcext:value-type="string">
            <text:p>-nan</text:p>
          </table:table-cell>
          <table:table-cell office:value-type="float" office:value="0.567182" calcext:value-type="float">
            <text:p>0.567182</text:p>
          </table:table-cell>
          <table:table-cell table:number-columns-repeated="10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633333" calcext:value-type="float">
            <text:p>0.0633333</text:p>
          </table:table-cell>
          <table:table-cell office:value-type="float" office:value="0.00416543" calcext:value-type="float">
            <text:p>0.00416543</text:p>
          </table:table-cell>
          <table:table-cell office:value-type="float" office:value="0.0000198421" calcext:value-type="float">
            <text:p>1.98421E-05</text:p>
          </table:table-cell>
          <table:table-cell office:value-type="float" office:value="15.3271" calcext:value-type="float">
            <text:p>15.3271</text:p>
          </table:table-cell>
          <table:table-cell office:value-type="string" calcext:value-type="string">
            <text:p>-nan</text:p>
          </table:table-cell>
          <table:table-cell office:value-type="float" office:value="0.618807" calcext:value-type="float">
            <text:p>0.618807</text:p>
          </table:table-cell>
          <table:table-cell table:number-columns-repeated="10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697222" calcext:value-type="float">
            <text:p>0.0697222</text:p>
          </table:table-cell>
          <table:table-cell office:value-type="float" office:value="0.00522284" calcext:value-type="float">
            <text:p>0.00522284</text:p>
          </table:table-cell>
          <table:table-cell office:value-type="float" office:value="0.0000343699" calcext:value-type="float">
            <text:p>3.43699E-05</text:p>
          </table:table-cell>
          <table:table-cell office:value-type="float" office:value="19.5535" calcext:value-type="float">
            <text:p>19.5535</text:p>
          </table:table-cell>
          <table:table-cell office:value-type="string" calcext:value-type="string">
            <text:p>-nan</text:p>
          </table:table-cell>
          <table:table-cell office:value-type="float" office:value="0.580005" calcext:value-type="float">
            <text:p>0.580005</text:p>
          </table:table-cell>
          <table:table-cell table:number-columns-repeated="10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107222" calcext:value-type="float">
            <text:p>0.107222</text:p>
          </table:table-cell>
          <table:table-cell office:value-type="float" office:value="0.0118043" calcext:value-type="float">
            <text:p>0.0118043</text:p>
          </table:table-cell>
          <table:table-cell office:value-type="float" office:value="0.000154734" calcext:value-type="float">
            <text:p>0.000154734</text:p>
          </table:table-cell>
          <table:table-cell office:value-type="float" office:value="12.812" calcext:value-type="float">
            <text:p>12.812</text:p>
          </table:table-cell>
          <table:table-cell office:value-type="string" calcext:value-type="string">
            <text:p>-nan</text:p>
          </table:table-cell>
          <table:table-cell office:value-type="float" office:value="0.629847" calcext:value-type="float">
            <text:p>0.629847</text:p>
          </table:table-cell>
          <table:table-cell table:number-columns-repeated="10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253333" calcext:value-type="float">
            <text:p>0.253333</text:p>
          </table:table-cell>
          <table:table-cell office:value-type="float" office:value="0.0672423" calcext:value-type="float">
            <text:p>0.0672423</text:p>
          </table:table-cell>
          <table:table-cell office:value-type="float" office:value="0.00518427" calcext:value-type="float">
            <text:p>0.00518427</text:p>
          </table:table-cell>
          <table:table-cell office:value-type="float" office:value="64.837" calcext:value-type="float">
            <text:p>64.837</text:p>
          </table:table-cell>
          <table:table-cell office:value-type="string" calcext:value-type="string">
            <text:p>-nan</text:p>
          </table:table-cell>
          <table:table-cell office:value-type="float" office:value="0.617808" calcext:value-type="float">
            <text:p>0.617808</text:p>
          </table:table-cell>
          <table:table-cell table:number-columns-repeated="10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402187" calcext:value-type="float">
            <text:p>0.402187</text:p>
          </table:table-cell>
          <table:table-cell office:value-type="float" office:value="0.166851" calcext:value-type="float">
            <text:p>0.166851</text:p>
          </table:table-cell>
          <table:table-cell office:value-type="float" office:value="0.0312497" calcext:value-type="float">
            <text:p>0.0312497</text:p>
          </table:table-cell>
          <table:table-cell office:value-type="float" office:value="59.5869" calcext:value-type="float">
            <text:p>59.5869</text:p>
          </table:table-cell>
          <table:table-cell office:value-type="float" office:value="5.89758" calcext:value-type="float">
            <text:p>5.89758</text:p>
          </table:table-cell>
          <table:table-cell office:value-type="float" office:value="0.625832" calcext:value-type="float">
            <text:p>0.625832</text:p>
          </table:table-cell>
          <table:table-cell table:number-columns-repeated="10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826753" calcext:value-type="float">
            <text:p>0.826753</text:p>
          </table:table-cell>
          <table:table-cell office:value-type="float" office:value="0.690899" calcext:value-type="float">
            <text:p>0.690899</text:p>
          </table:table-cell>
          <table:table-cell office:value-type="float" office:value="0.494789" calcext:value-type="float">
            <text:p>0.494789</text:p>
          </table:table-cell>
          <table:table-cell office:value-type="float" office:value="6.45119" calcext:value-type="float">
            <text:p>6.45119</text:p>
          </table:table-cell>
          <table:table-cell office:value-type="float" office:value="46.7175" calcext:value-type="float">
            <text:p>46.7175</text:p>
          </table:table-cell>
          <table:table-cell office:value-type="float" office:value="0.654483" calcext:value-type="float">
            <text:p>0.654483</text:p>
          </table:table-cell>
          <table:table-cell table:number-columns-repeated="10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884045" calcext:value-type="float">
            <text:p>0.884045</text:p>
          </table:table-cell>
          <table:table-cell office:value-type="float" office:value="0.781832" calcext:value-type="float">
            <text:p>0.781832</text:p>
          </table:table-cell>
          <table:table-cell office:value-type="float" office:value="0.612181" calcext:value-type="float">
            <text:p>0.612181</text:p>
          </table:table-cell>
          <table:table-cell office:value-type="float" office:value="0.258351" calcext:value-type="float">
            <text:p>0.258351</text:p>
          </table:table-cell>
          <table:table-cell office:value-type="float" office:value="249.591" calcext:value-type="float">
            <text:p>249.591</text:p>
          </table:table-cell>
          <table:table-cell office:value-type="float" office:value="0.666165" calcext:value-type="float">
            <text:p>0.666165</text:p>
          </table:table-cell>
          <table:table-cell table:number-columns-repeated="10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885208" calcext:value-type="float">
            <text:p>0.885208</text:p>
          </table:table-cell>
          <table:table-cell office:value-type="float" office:value="0.783873" calcext:value-type="float">
            <text:p>0.783873</text:p>
          </table:table-cell>
          <table:table-cell office:value-type="float" office:value="0.615337" calcext:value-type="float">
            <text:p>0.615337</text:p>
          </table:table-cell>
          <table:table-cell office:value-type="float" office:value="0.262998" calcext:value-type="float">
            <text:p>0.262998</text:p>
          </table:table-cell>
          <table:table-cell office:value-type="float" office:value="247.698" calcext:value-type="float">
            <text:p>247.698</text:p>
          </table:table-cell>
          <table:table-cell office:value-type="float" office:value="0.66619" calcext:value-type="float">
            <text:p>0.66619</text:p>
          </table:table-cell>
          <table:table-cell table:number-columns-repeated="10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883733" calcext:value-type="float">
            <text:p>0.883733</text:p>
          </table:table-cell>
          <table:table-cell office:value-type="float" office:value="0.781262" calcext:value-type="float">
            <text:p>0.781262</text:p>
          </table:table-cell>
          <table:table-cell office:value-type="float" office:value="0.611237" calcext:value-type="float">
            <text:p>0.611237</text:p>
          </table:table-cell>
          <table:table-cell office:value-type="float" office:value="0.246041" calcext:value-type="float">
            <text:p>0.246041</text:p>
          </table:table-cell>
          <table:table-cell office:value-type="float" office:value="255.667" calcext:value-type="float">
            <text:p>255.667</text:p>
          </table:table-cell>
          <table:table-cell office:value-type="float" office:value="0.666193" calcext:value-type="float">
            <text:p>0.666193</text:p>
          </table:table-cell>
          <table:table-cell table:number-columns-repeated="10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885075" calcext:value-type="float">
            <text:p>0.885075</text:p>
          </table:table-cell>
          <table:table-cell office:value-type="float" office:value="0.783635" calcext:value-type="float">
            <text:p>0.783635</text:p>
          </table:table-cell>
          <table:table-cell office:value-type="float" office:value="0.614949" calcext:value-type="float">
            <text:p>0.614949</text:p>
          </table:table-cell>
          <table:table-cell office:value-type="float" office:value="0.243127" calcext:value-type="float">
            <text:p>0.243127</text:p>
          </table:table-cell>
          <table:table-cell office:value-type="float" office:value="257.586" calcext:value-type="float">
            <text:p>257.586</text:p>
          </table:table-cell>
          <table:table-cell office:value-type="float" office:value="0.666197" calcext:value-type="float">
            <text:p>0.666197</text:p>
          </table:table-cell>
          <table:table-cell table:number-columns-repeated="10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883998" calcext:value-type="float">
            <text:p>0.883998</text:p>
          </table:table-cell>
          <table:table-cell office:value-type="float" office:value="0.781731" calcext:value-type="float">
            <text:p>0.781731</text:p>
          </table:table-cell>
          <table:table-cell office:value-type="float" office:value="0.611971" calcext:value-type="float">
            <text:p>0.611971</text:p>
          </table:table-cell>
          <table:table-cell office:value-type="float" office:value="0.251085" calcext:value-type="float">
            <text:p>0.251085</text:p>
          </table:table-cell>
          <table:table-cell office:value-type="float" office:value="253.162" calcext:value-type="float">
            <text:p>253.162</text:p>
          </table:table-cell>
          <table:table-cell office:value-type="float" office:value="0.666193" calcext:value-type="float">
            <text:p>0.666193</text:p>
          </table:table-cell>
          <table:table-cell table:number-columns-repeated="10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884422" calcext:value-type="float">
            <text:p>0.884422</text:p>
          </table:table-cell>
          <table:table-cell office:value-type="float" office:value="0.782469" calcext:value-type="float">
            <text:p>0.782469</text:p>
          </table:table-cell>
          <table:table-cell office:value-type="float" office:value="0.613089" calcext:value-type="float">
            <text:p>0.613089</text:p>
          </table:table-cell>
          <table:table-cell office:value-type="float" office:value="0.240856" calcext:value-type="float">
            <text:p>0.240856</text:p>
          </table:table-cell>
          <table:table-cell office:value-type="float" office:value="258.605" calcext:value-type="float">
            <text:p>258.605</text:p>
          </table:table-cell>
          <table:table-cell office:value-type="float" office:value="0.666214" calcext:value-type="float">
            <text:p>0.666214</text:p>
          </table:table-cell>
          <table:table-cell table:number-columns-repeated="10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883803" calcext:value-type="float">
            <text:p>0.883803</text:p>
          </table:table-cell>
          <table:table-cell office:value-type="float" office:value="0.781385" calcext:value-type="float">
            <text:p>0.781385</text:p>
          </table:table-cell>
          <table:table-cell office:value-type="float" office:value="0.611422" calcext:value-type="float">
            <text:p>0.611422</text:p>
          </table:table-cell>
          <table:table-cell office:value-type="float" office:value="0.247453" calcext:value-type="float">
            <text:p>0.247453</text:p>
          </table:table-cell>
          <table:table-cell office:value-type="float" office:value="254.957" calcext:value-type="float">
            <text:p>254.957</text:p>
          </table:table-cell>
          <table:table-cell office:value-type="float" office:value="0.666197" calcext:value-type="float">
            <text:p>0.666197</text:p>
          </table:table-cell>
          <table:table-cell table:number-columns-repeated="10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884163" calcext:value-type="float">
            <text:p>0.884163</text:p>
          </table:table-cell>
          <table:table-cell office:value-type="float" office:value="0.782019" calcext:value-type="float">
            <text:p>0.782019</text:p>
          </table:table-cell>
          <table:table-cell office:value-type="float" office:value="0.612409" calcext:value-type="float">
            <text:p>0.612409</text:p>
          </table:table-cell>
          <table:table-cell office:value-type="float" office:value="0.2442" calcext:value-type="float">
            <text:p>0.2442</text:p>
          </table:table-cell>
          <table:table-cell office:value-type="float" office:value="256.754" calcext:value-type="float">
            <text:p>256.754</text:p>
          </table:table-cell>
          <table:table-cell office:value-type="float" office:value="0.6662" calcext:value-type="float">
            <text:p>0.6662</text:p>
          </table:table-cell>
          <table:table-cell table:number-columns-repeated="10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88433" calcext:value-type="float">
            <text:p>0.88433</text:p>
          </table:table-cell>
          <table:table-cell office:value-type="float" office:value="0.782311" calcext:value-type="float">
            <text:p>0.782311</text:p>
          </table:table-cell>
          <table:table-cell office:value-type="float" office:value="0.61286" calcext:value-type="float">
            <text:p>0.61286</text:p>
          </table:table-cell>
          <table:table-cell office:value-type="float" office:value="0.244564" calcext:value-type="float">
            <text:p>0.244564</text:p>
          </table:table-cell>
          <table:table-cell office:value-type="float" office:value="256.611" calcext:value-type="float">
            <text:p>256.611</text:p>
          </table:table-cell>
          <table:table-cell office:value-type="float" office:value="0.666204" calcext:value-type="float">
            <text:p>0.666204</text:p>
          </table:table-cell>
          <table:table-cell table:number-columns-repeated="10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8843" calcext:value-type="float">
            <text:p>0.8843</text:p>
          </table:table-cell>
          <table:table-cell office:value-type="float" office:value="0.782261" calcext:value-type="float">
            <text:p>0.782261</text:p>
          </table:table-cell>
          <table:table-cell office:value-type="float" office:value="0.612789" calcext:value-type="float">
            <text:p>0.612789</text:p>
          </table:table-cell>
          <table:table-cell office:value-type="float" office:value="0.245944" calcext:value-type="float">
            <text:p>0.245944</text:p>
          </table:table-cell>
          <table:table-cell office:value-type="float" office:value="255.881" calcext:value-type="float">
            <text:p>255.881</text:p>
          </table:table-cell>
          <table:table-cell office:value-type="float" office:value="0.6662" calcext:value-type="float">
            <text:p>0.6662</text:p>
          </table:table-cell>
          <table:table-cell table:number-columns-repeated="10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884285" calcext:value-type="float">
            <text:p>0.884285</text:p>
          </table:table-cell>
          <table:table-cell office:value-type="float" office:value="0.782235" calcext:value-type="float">
            <text:p>0.782235</text:p>
          </table:table-cell>
          <table:table-cell office:value-type="float" office:value="0.612749" calcext:value-type="float">
            <text:p>0.612749</text:p>
          </table:table-cell>
          <table:table-cell office:value-type="float" office:value="0.245292" calcext:value-type="float">
            <text:p>0.245292</text:p>
          </table:table-cell>
          <table:table-cell office:value-type="float" office:value="256.217" calcext:value-type="float">
            <text:p>256.217</text:p>
          </table:table-cell>
          <table:table-cell office:value-type="float" office:value="0.6662" calcext:value-type="float">
            <text:p>0.6662</text:p>
          </table:table-cell>
          <table:table-cell table:number-columns-repeated="10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884296" calcext:value-type="float">
            <text:p>0.884296</text:p>
          </table:table-cell>
          <table:table-cell office:value-type="float" office:value="0.782253" calcext:value-type="float">
            <text:p>0.782253</text:p>
          </table:table-cell>
          <table:table-cell office:value-type="float" office:value="0.612773" calcext:value-type="float">
            <text:p>0.612773</text:p>
          </table:table-cell>
          <table:table-cell office:value-type="float" office:value="0.246252" calcext:value-type="float">
            <text:p>0.246252</text:p>
          </table:table-cell>
          <table:table-cell office:value-type="float" office:value="255.72" calcext:value-type="float">
            <text:p>255.72</text:p>
          </table:table-cell>
          <table:table-cell office:value-type="float" office:value="0.666202" calcext:value-type="float">
            <text:p>0.6662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.04</text:p>
          </table:table-cell>
          <table:table-cell office:value-type="float" office:value="0.04" calcext:value-type="float">
            <text:p>0.04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00256" calcext:value-type="float">
            <text:p>2.56E-06</text:p>
          </table:table-cell>
          <table:table-cell office:value-type="float" office:value="1.77422" calcext:value-type="float">
            <text:p>1.77422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float" office:value="-0.0311111" calcext:value-type="float">
            <text:p>-0.0311111</text:p>
          </table:table-cell>
          <table:table-cell office:value-type="float" office:value="0.0311111" calcext:value-type="float">
            <text:p>0.0311111</text:p>
          </table:table-cell>
          <table:table-cell office:value-type="float" office:value="0.00101235" calcext:value-type="float">
            <text:p>0.00101235</text:p>
          </table:table-cell>
          <table:table-cell office:value-type="float" office:value="0.00000119692" calcext:value-type="float">
            <text:p>1.19692E-06</text:p>
          </table:table-cell>
          <table:table-cell office:value-type="float" office:value="7.24356" calcext:value-type="float">
            <text:p>7.24356</text:p>
          </table:table-cell>
          <table:table-cell office:value-type="string" calcext:value-type="string">
            <text:p>-nan</text:p>
          </table:table-cell>
          <table:table-cell office:value-type="float" office:value="0.6107" calcext:value-type="float">
            <text:p>0.6107</text:p>
          </table:table-cell>
          <table:table-cell table:number-columns-repeated="10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-0.025" calcext:value-type="float">
            <text:p>-0.025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633333" calcext:value-type="float">
            <text:p>0.000633333</text:p>
          </table:table-cell>
          <table:table-cell office:value-type="float" office:value="0.000000422478" calcext:value-type="float">
            <text:p>4.22478E-07</text:p>
          </table:table-cell>
          <table:table-cell office:value-type="float" office:value="13.0393" calcext:value-type="float">
            <text:p>13.0393</text:p>
          </table:table-cell>
          <table:table-cell office:value-type="string" calcext:value-type="string">
            <text:p>-nan</text:p>
          </table:table-cell>
          <table:table-cell office:value-type="float" office:value="0.64891" calcext:value-type="float">
            <text:p>0.64891</text:p>
          </table:table-cell>
          <table:table-cell table:number-columns-repeated="10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-0.0275" calcext:value-type="float">
            <text:p>-0.0275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00790741" calcext:value-type="float">
            <text:p>0.000790741</text:p>
          </table:table-cell>
          <table:table-cell office:value-type="float" office:value="0.000000718052" calcext:value-type="float">
            <text:p>7.18052E-07</text:p>
          </table:table-cell>
          <table:table-cell office:value-type="float" office:value="24.4887" calcext:value-type="float">
            <text:p>24.4887</text:p>
          </table:table-cell>
          <table:table-cell office:value-type="string" calcext:value-type="string">
            <text:p>-nan</text:p>
          </table:table-cell>
          <table:table-cell office:value-type="float" office:value="0.617205" calcext:value-type="float">
            <text:p>0.617205</text:p>
          </table:table-cell>
          <table:table-cell table:number-columns-repeated="10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-0.0216667" calcext:value-type="float">
            <text:p>-0.0216667</text:p>
          </table:table-cell>
          <table:table-cell office:value-type="float" office:value="0.0216667" calcext:value-type="float">
            <text:p>0.0216667</text:p>
          </table:table-cell>
          <table:table-cell office:value-type="float" office:value="0.000842593" calcext:value-type="float">
            <text:p>0.000842593</text:p>
          </table:table-cell>
          <table:table-cell office:value-type="float" office:value="0.00000233943" calcext:value-type="float">
            <text:p>2.33943E-06</text:p>
          </table:table-cell>
          <table:table-cell office:value-type="float" office:value="61.578" calcext:value-type="float">
            <text:p>61.578</text:p>
          </table:table-cell>
          <table:table-cell office:value-type="string" calcext:value-type="string">
            <text:p>-nan</text:p>
          </table:table-cell>
          <table:table-cell office:value-type="float" office:value="-0.0983837" calcext:value-type="float">
            <text:p>-0.0983837</text:p>
          </table:table-cell>
          <table:table-cell table:number-columns-repeated="10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5" calcext:value-type="float">
            <text:p>5</text:p>
          </table:table-cell>
          <table:table-cell office:value-type="float" office:value="-0.184514" calcext:value-type="float">
            <text:p>-0.184514</text:p>
          </table:table-cell>
          <table:table-cell office:value-type="float" office:value="0.184514" calcext:value-type="float">
            <text:p>0.184514</text:p>
          </table:table-cell>
          <table:table-cell office:value-type="float" office:value="0.0373035" calcext:value-type="float">
            <text:p>0.0373035</text:p>
          </table:table-cell>
          <table:table-cell office:value-type="float" office:value="0.00192367" calcext:value-type="float">
            <text:p>0.00192367</text:p>
          </table:table-cell>
          <table:table-cell office:value-type="float" office:value="82.796" calcext:value-type="float">
            <text:p>82.796</text:p>
          </table:table-cell>
          <table:table-cell office:value-type="string" calcext:value-type="string">
            <text:p>-nan</text:p>
          </table:table-cell>
          <table:table-cell office:value-type="float" office:value="0.539203" calcext:value-type="float">
            <text:p>0.539203</text:p>
          </table:table-cell>
          <table:table-cell table:number-columns-repeated="10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6" calcext:value-type="float">
            <text:p>6</text:p>
          </table:table-cell>
          <table:table-cell office:value-type="float" office:value="-0.44191" calcext:value-type="float">
            <text:p>-0.44191</text:p>
          </table:table-cell>
          <table:table-cell office:value-type="float" office:value="0.44191" calcext:value-type="float">
            <text:p>0.44191</text:p>
          </table:table-cell>
          <table:table-cell office:value-type="float" office:value="0.19823" calcext:value-type="float">
            <text:p>0.19823</text:p>
          </table:table-cell>
          <table:table-cell office:value-type="float" office:value="0.0418446" calcext:value-type="float">
            <text:p>0.0418446</text:p>
          </table:table-cell>
          <table:table-cell office:value-type="float" office:value="66.9205" calcext:value-type="float">
            <text:p>66.9205</text:p>
          </table:table-cell>
          <table:table-cell office:value-type="float" office:value="6.174" calcext:value-type="float">
            <text:p>6.174</text:p>
          </table:table-cell>
          <table:table-cell office:value-type="float" office:value="0.645039" calcext:value-type="float">
            <text:p>0.645039</text:p>
          </table:table-cell>
          <table:table-cell table:number-columns-repeated="10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7" calcext:value-type="float">
            <text:p>7</text:p>
          </table:table-cell>
          <table:table-cell office:value-type="float" office:value="-0.804965" calcext:value-type="float">
            <text:p>-0.804965</text:p>
          </table:table-cell>
          <table:table-cell office:value-type="float" office:value="0.804965" calcext:value-type="float">
            <text:p>0.804965</text:p>
          </table:table-cell>
          <table:table-cell office:value-type="float" office:value="0.652138" calcext:value-type="float">
            <text:p>0.652138</text:p>
          </table:table-cell>
          <table:table-cell office:value-type="float" office:value="0.434671" calcext:value-type="float">
            <text:p>0.434671</text:p>
          </table:table-cell>
          <table:table-cell office:value-type="float" office:value="3.0299" calcext:value-type="float">
            <text:p>3.0299</text:p>
          </table:table-cell>
          <table:table-cell office:value-type="float" office:value="66.4031" calcext:value-type="float">
            <text:p>66.4031</text:p>
          </table:table-cell>
          <table:table-cell office:value-type="float" office:value="0.65931" calcext:value-type="float">
            <text:p>0.65931</text:p>
          </table:table-cell>
          <table:table-cell table:number-columns-repeated="10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8" calcext:value-type="float">
            <text:p>8</text:p>
          </table:table-cell>
          <table:table-cell office:value-type="float" office:value="-0.836502" calcext:value-type="float">
            <text:p>-0.836502</text:p>
          </table:table-cell>
          <table:table-cell office:value-type="float" office:value="0.836502" calcext:value-type="float">
            <text:p>0.836502</text:p>
          </table:table-cell>
          <table:table-cell office:value-type="float" office:value="0.700186" calcext:value-type="float">
            <text:p>0.700186</text:p>
          </table:table-cell>
          <table:table-cell office:value-type="float" office:value="0.491515" calcext:value-type="float">
            <text:p>0.491515</text:p>
          </table:table-cell>
          <table:table-cell office:value-type="float" office:value="0.365914" calcext:value-type="float">
            <text:p>0.365914</text:p>
          </table:table-cell>
          <table:table-cell office:value-type="float" office:value="198.448" calcext:value-type="float">
            <text:p>198.448</text:p>
          </table:table-cell>
          <table:table-cell office:value-type="float" office:value="0.665813" calcext:value-type="float">
            <text:p>0.665813</text:p>
          </table:table-cell>
          <table:table-cell table:number-columns-repeated="10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9" calcext:value-type="float">
            <text:p>9</text:p>
          </table:table-cell>
          <table:table-cell office:value-type="float" office:value="-0.836372" calcext:value-type="float">
            <text:p>-0.836372</text:p>
          </table:table-cell>
          <table:table-cell office:value-type="float" office:value="0.836372" calcext:value-type="float">
            <text:p>0.836372</text:p>
          </table:table-cell>
          <table:table-cell office:value-type="float" office:value="0.700032" calcext:value-type="float">
            <text:p>0.700032</text:p>
          </table:table-cell>
          <table:table-cell office:value-type="float" office:value="0.491481" calcext:value-type="float">
            <text:p>0.491481</text:p>
          </table:table-cell>
          <table:table-cell office:value-type="float" office:value="0.397049" calcext:value-type="float">
            <text:p>0.397049</text:p>
          </table:table-cell>
          <table:table-cell office:value-type="float" office:value="190.483" calcext:value-type="float">
            <text:p>190.483</text:p>
          </table:table-cell>
          <table:table-cell office:value-type="float" office:value="0.66569" calcext:value-type="float">
            <text:p>0.66569</text:p>
          </table:table-cell>
          <table:table-cell table:number-columns-repeated="10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0" calcext:value-type="float">
            <text:p>10</text:p>
          </table:table-cell>
          <table:table-cell office:value-type="float" office:value="-0.840224" calcext:value-type="float">
            <text:p>-0.840224</text:p>
          </table:table-cell>
          <table:table-cell office:value-type="float" office:value="0.840224" calcext:value-type="float">
            <text:p>0.840224</text:p>
          </table:table-cell>
          <table:table-cell office:value-type="float" office:value="0.706395" calcext:value-type="float">
            <text:p>0.706395</text:p>
          </table:table-cell>
          <table:table-cell office:value-type="float" office:value="0.500176" calcext:value-type="float">
            <text:p>0.500176</text:p>
          </table:table-cell>
          <table:table-cell office:value-type="float" office:value="0.401423" calcext:value-type="float">
            <text:p>0.401423</text:p>
          </table:table-cell>
          <table:table-cell office:value-type="float" office:value="190.302" calcext:value-type="float">
            <text:p>190.302</text:p>
          </table:table-cell>
          <table:table-cell office:value-type="float" office:value="0.665877" calcext:value-type="float">
            <text:p>0.665877</text:p>
          </table:table-cell>
          <table:table-cell table:number-columns-repeated="10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1" calcext:value-type="float">
            <text:p>11</text:p>
          </table:table-cell>
          <table:table-cell office:value-type="float" office:value="-0.838728" calcext:value-type="float">
            <text:p>-0.838728</text:p>
          </table:table-cell>
          <table:table-cell office:value-type="float" office:value="0.838728" calcext:value-type="float">
            <text:p>0.838728</text:p>
          </table:table-cell>
          <table:table-cell office:value-type="float" office:value="0.703899" calcext:value-type="float">
            <text:p>0.703899</text:p>
          </table:table-cell>
          <table:table-cell office:value-type="float" office:value="0.49669" calcext:value-type="float">
            <text:p>0.49669</text:p>
          </table:table-cell>
          <table:table-cell office:value-type="float" office:value="0.421545" calcext:value-type="float">
            <text:p>0.421545</text:p>
          </table:table-cell>
          <table:table-cell office:value-type="float" office:value="185.372" calcext:value-type="float">
            <text:p>185.372</text:p>
          </table:table-cell>
          <table:table-cell office:value-type="float" office:value="0.665848" calcext:value-type="float">
            <text:p>0.665848</text:p>
          </table:table-cell>
          <table:table-cell table:number-columns-repeated="10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2" calcext:value-type="float">
            <text:p>12</text:p>
          </table:table-cell>
          <table:table-cell office:value-type="float" office:value="-0.839552" calcext:value-type="float">
            <text:p>-0.839552</text:p>
          </table:table-cell>
          <table:table-cell office:value-type="float" office:value="0.839552" calcext:value-type="float">
            <text:p>0.839552</text:p>
          </table:table-cell>
          <table:table-cell office:value-type="float" office:value="0.705297" calcext:value-type="float">
            <text:p>0.705297</text:p>
          </table:table-cell>
          <table:table-cell office:value-type="float" office:value="0.498702" calcext:value-type="float">
            <text:p>0.498702</text:p>
          </table:table-cell>
          <table:table-cell office:value-type="float" office:value="0.404556" calcext:value-type="float">
            <text:p>0.404556</text:p>
          </table:table-cell>
          <table:table-cell office:value-type="float" office:value="189.415" calcext:value-type="float">
            <text:p>189.415</text:p>
          </table:table-cell>
          <table:table-cell office:value-type="float" office:value="0.665824" calcext:value-type="float">
            <text:p>0.665824</text:p>
          </table:table-cell>
          <table:table-cell table:number-columns-repeated="10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3" calcext:value-type="float">
            <text:p>13</text:p>
          </table:table-cell>
          <table:table-cell office:value-type="float" office:value="-0.837968" calcext:value-type="float">
            <text:p>-0.837968</text:p>
          </table:table-cell>
          <table:table-cell office:value-type="float" office:value="0.837968" calcext:value-type="float">
            <text:p>0.837968</text:p>
          </table:table-cell>
          <table:table-cell office:value-type="float" office:value="0.702642" calcext:value-type="float">
            <text:p>0.702642</text:p>
          </table:table-cell>
          <table:table-cell office:value-type="float" office:value="0.494967" calcext:value-type="float">
            <text:p>0.494967</text:p>
          </table:table-cell>
          <table:table-cell office:value-type="float" office:value="0.403625" calcext:value-type="float">
            <text:p>0.403625</text:p>
          </table:table-cell>
          <table:table-cell office:value-type="float" office:value="189.276" calcext:value-type="float">
            <text:p>189.276</text:p>
          </table:table-cell>
          <table:table-cell office:value-type="float" office:value="0.665816" calcext:value-type="float">
            <text:p>0.665816</text:p>
          </table:table-cell>
          <table:table-cell table:number-columns-repeated="10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4" calcext:value-type="float">
            <text:p>14</text:p>
          </table:table-cell>
          <table:table-cell office:value-type="float" office:value="-0.83896" calcext:value-type="float">
            <text:p>-0.83896</text:p>
          </table:table-cell>
          <table:table-cell office:value-type="float" office:value="0.83896" calcext:value-type="float">
            <text:p>0.83896</text:p>
          </table:table-cell>
          <table:table-cell office:value-type="float" office:value="0.704292" calcext:value-type="float">
            <text:p>0.704292</text:p>
          </table:table-cell>
          <table:table-cell office:value-type="float" office:value="0.497256" calcext:value-type="float">
            <text:p>0.497256</text:p>
          </table:table-cell>
          <table:table-cell office:value-type="float" office:value="0.401151" calcext:value-type="float">
            <text:p>0.401151</text:p>
          </table:table-cell>
          <table:table-cell office:value-type="float" office:value="190.082" calcext:value-type="float">
            <text:p>190.082</text:p>
          </table:table-cell>
          <table:table-cell office:value-type="float" office:value="0.665841" calcext:value-type="float">
            <text:p>0.665841</text:p>
          </table:table-cell>
          <table:table-cell table:number-columns-repeated="10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5" calcext:value-type="float">
            <text:p>15</text:p>
          </table:table-cell>
          <table:table-cell office:value-type="float" office:value="-0.839266" calcext:value-type="float">
            <text:p>-0.839266</text:p>
          </table:table-cell>
          <table:table-cell office:value-type="float" office:value="0.839266" calcext:value-type="float">
            <text:p>0.839266</text:p>
          </table:table-cell>
          <table:table-cell office:value-type="float" office:value="0.704812" calcext:value-type="float">
            <text:p>0.704812</text:p>
          </table:table-cell>
          <table:table-cell office:value-type="float" office:value="0.498006" calcext:value-type="float">
            <text:p>0.498006</text:p>
          </table:table-cell>
          <table:table-cell office:value-type="float" office:value="0.393487" calcext:value-type="float">
            <text:p>0.393487</text:p>
          </table:table-cell>
          <table:table-cell office:value-type="float" office:value="191.997" calcext:value-type="float">
            <text:p>191.997</text:p>
          </table:table-cell>
          <table:table-cell office:value-type="float" office:value="0.66583" calcext:value-type="float">
            <text:p>0.66583</text:p>
          </table:table-cell>
          <table:table-cell table:number-columns-repeated="10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6" calcext:value-type="float">
            <text:p>16</text:p>
          </table:table-cell>
          <table:table-cell office:value-type="float" office:value="-0.83934" calcext:value-type="float">
            <text:p>-0.83934</text:p>
          </table:table-cell>
          <table:table-cell office:value-type="float" office:value="0.83934" calcext:value-type="float">
            <text:p>0.83934</text:p>
          </table:table-cell>
          <table:table-cell office:value-type="float" office:value="0.704929" calcext:value-type="float">
            <text:p>0.704929</text:p>
          </table:table-cell>
          <table:table-cell office:value-type="float" office:value="0.49815" calcext:value-type="float">
            <text:p>0.49815</text:p>
          </table:table-cell>
          <table:table-cell office:value-type="float" office:value="0.391206" calcext:value-type="float">
            <text:p>0.391206</text:p>
          </table:table-cell>
          <table:table-cell office:value-type="float" office:value="192.572" calcext:value-type="float">
            <text:p>192.572</text:p>
          </table:table-cell>
          <table:table-cell office:value-type="float" office:value="0.665845" calcext:value-type="float">
            <text:p>0.665845</text:p>
          </table:table-cell>
          <table:table-cell table:number-columns-repeated="10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7" calcext:value-type="float">
            <text:p>17</text:p>
          </table:table-cell>
          <table:table-cell office:value-type="float" office:value="-0.83945" calcext:value-type="float">
            <text:p>-0.83945</text:p>
          </table:table-cell>
          <table:table-cell office:value-type="float" office:value="0.83945" calcext:value-type="float">
            <text:p>0.83945</text:p>
          </table:table-cell>
          <table:table-cell office:value-type="float" office:value="0.705117" calcext:value-type="float">
            <text:p>0.705117</text:p>
          </table:table-cell>
          <table:table-cell office:value-type="float" office:value="0.498426" calcext:value-type="float">
            <text:p>0.498426</text:p>
          </table:table-cell>
          <table:table-cell office:value-type="float" office:value="0.396299" calcext:value-type="float">
            <text:p>0.396299</text:p>
          </table:table-cell>
          <table:table-cell office:value-type="float" office:value="191.355" calcext:value-type="float">
            <text:p>191.355</text:p>
          </table:table-cell>
          <table:table-cell office:value-type="float" office:value="0.665838" calcext:value-type="float">
            <text:p>0.665838</text:p>
          </table:table-cell>
          <table:table-cell table:number-columns-repeated="10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8" calcext:value-type="float">
            <text:p>18</text:p>
          </table:table-cell>
          <table:table-cell office:value-type="float" office:value="-0.83931" calcext:value-type="float">
            <text:p>-0.83931</text:p>
          </table:table-cell>
          <table:table-cell office:value-type="float" office:value="0.83931" calcext:value-type="float">
            <text:p>0.83931</text:p>
          </table:table-cell>
          <table:table-cell office:value-type="float" office:value="0.704883" calcext:value-type="float">
            <text:p>0.704883</text:p>
          </table:table-cell>
          <table:table-cell office:value-type="float" office:value="0.498096" calcext:value-type="float">
            <text:p>0.498096</text:p>
          </table:table-cell>
          <table:table-cell office:value-type="float" office:value="0.394285" calcext:value-type="float">
            <text:p>0.394285</text:p>
          </table:table-cell>
          <table:table-cell office:value-type="float" office:value="191.812" calcext:value-type="float">
            <text:p>191.812</text:p>
          </table:table-cell>
          <table:table-cell office:value-type="float" office:value="0.665838" calcext:value-type="float">
            <text:p>0.665838</text:p>
          </table:table-cell>
          <table:table-cell table:number-columns-repeated="10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9" calcext:value-type="float">
            <text:p>19</text:p>
          </table:table-cell>
          <table:table-cell office:value-type="float" office:value="-0.839127" calcext:value-type="float">
            <text:p>-0.839127</text:p>
          </table:table-cell>
          <table:table-cell office:value-type="float" office:value="0.839127" calcext:value-type="float">
            <text:p>0.839127</text:p>
          </table:table-cell>
          <table:table-cell office:value-type="float" office:value="0.704578" calcext:value-type="float">
            <text:p>0.704578</text:p>
          </table:table-cell>
          <table:table-cell office:value-type="float" office:value="0.497671" calcext:value-type="float">
            <text:p>0.497671</text:p>
          </table:table-cell>
          <table:table-cell office:value-type="float" office:value="0.397417" calcext:value-type="float">
            <text:p>0.397417</text:p>
          </table:table-cell>
          <table:table-cell office:value-type="float" office:value="191.013" calcext:value-type="float">
            <text:p>191.013</text:p>
          </table:table-cell>
          <table:table-cell office:value-type="float" office:value="0.665833" calcext:value-type="float">
            <text:p>0.6658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22222" calcext:value-type="float">
            <text:p>0.0222222</text:p>
          </table:table-cell>
          <table:table-cell office:value-type="float" office:value="0.000493827" calcext:value-type="float">
            <text:p>0.000493827</text:p>
          </table:table-cell>
          <table:table-cell office:value-type="float" office:value="0.000000243865" calcext:value-type="float">
            <text:p>2.43865E-07</text:p>
          </table:table-cell>
          <table:table-cell office:value-type="float" office:value="1.66732" calcext:value-type="float">
            <text:p>1.66732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00657778" calcext:value-type="float">
            <text:p>0.00657778</text:p>
          </table:table-cell>
          <table:table-cell office:value-type="float" office:value="0.0000478183" calcext:value-type="float">
            <text:p>4.78183E-05</text:p>
          </table:table-cell>
          <table:table-cell office:value-type="float" office:value="4.81971" calcext:value-type="float">
            <text:p>4.81971</text:p>
          </table:table-cell>
          <table:table-cell office:value-type="float" office:value="2.28549" calcext:value-type="float">
            <text:p>2.28549</text:p>
          </table:table-cell>
          <table:table-cell office:value-type="float" office:value="0.631605" calcext:value-type="float">
            <text:p>0.631605</text:p>
          </table:table-cell>
          <table:table-cell table:number-columns-repeated="10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43333" calcext:value-type="float">
            <text:p>0.143333</text:p>
          </table:table-cell>
          <table:table-cell office:value-type="float" office:value="0.022" calcext:value-type="float">
            <text:p>0.022</text:p>
          </table:table-cell>
          <table:table-cell office:value-type="float" office:value="0.00063459" calcext:value-type="float">
            <text:p>0.00063459</text:p>
          </table:table-cell>
          <table:table-cell office:value-type="float" office:value="6.327" calcext:value-type="float">
            <text:p>6.327</text:p>
          </table:table-cell>
          <table:table-cell office:value-type="float" office:value="6.98022" calcext:value-type="float">
            <text:p>6.98022</text:p>
          </table:table-cell>
          <table:table-cell office:value-type="float" office:value="0.562955" calcext:value-type="float">
            <text:p>0.562955</text:p>
          </table:table-cell>
          <table:table-cell table:number-columns-repeated="10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50833" calcext:value-type="float">
            <text:p>0.250833</text:p>
          </table:table-cell>
          <table:table-cell office:value-type="float" office:value="0.0639562" calcext:value-type="float">
            <text:p>0.0639562</text:p>
          </table:table-cell>
          <table:table-cell office:value-type="float" office:value="0.00437081" calcext:value-type="float">
            <text:p>0.00437081</text:p>
          </table:table-cell>
          <table:table-cell office:value-type="float" office:value="13.0772" calcext:value-type="float">
            <text:p>13.0772</text:p>
          </table:table-cell>
          <table:table-cell office:value-type="float" office:value="8.82221" calcext:value-type="float">
            <text:p>8.82221</text:p>
          </table:table-cell>
          <table:table-cell office:value-type="float" office:value="0.643815" calcext:value-type="float">
            <text:p>0.643815</text:p>
          </table:table-cell>
          <table:table-cell table:number-columns-repeated="10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34306" calcext:value-type="float">
            <text:p>0.334306</text:p>
          </table:table-cell>
          <table:table-cell office:value-type="float" office:value="0.112014" calcext:value-type="float">
            <text:p>0.112014</text:p>
          </table:table-cell>
          <table:table-cell office:value-type="float" office:value="0.0126641" calcext:value-type="float">
            <text:p>0.0126641</text:p>
          </table:table-cell>
          <table:table-cell office:value-type="float" office:value="8.68544" calcext:value-type="float">
            <text:p>8.68544</text:p>
          </table:table-cell>
          <table:table-cell office:value-type="float" office:value="15.5788" calcext:value-type="float">
            <text:p>15.5788</text:p>
          </table:table-cell>
          <table:table-cell office:value-type="float" office:value="0.663558" calcext:value-type="float">
            <text:p>0.663558</text:p>
          </table:table-cell>
          <table:table-cell table:number-columns-repeated="10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428403" calcext:value-type="float">
            <text:p>0.428403</text:p>
          </table:table-cell>
          <table:table-cell office:value-type="float" office:value="0.183985" calcext:value-type="float">
            <text:p>0.183985</text:p>
          </table:table-cell>
          <table:table-cell office:value-type="float" office:value="0.0341808" calcext:value-type="float">
            <text:p>0.0341808</text:p>
          </table:table-cell>
          <table:table-cell office:value-type="float" office:value="19.5845" calcext:value-type="float">
            <text:p>19.5845</text:p>
          </table:table-cell>
          <table:table-cell office:value-type="float" office:value="13.0605" calcext:value-type="float">
            <text:p>13.0605</text:p>
          </table:table-cell>
          <table:table-cell office:value-type="float" office:value="0.663414" calcext:value-type="float">
            <text:p>0.663414</text:p>
          </table:table-cell>
          <table:table-cell table:number-columns-repeated="10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495035" calcext:value-type="float">
            <text:p>0.495035</text:p>
          </table:table-cell>
          <table:table-cell office:value-type="float" office:value="0.246613" calcext:value-type="float">
            <text:p>0.246613</text:p>
          </table:table-cell>
          <table:table-cell office:value-type="float" office:value="0.0623408" calcext:value-type="float">
            <text:p>0.0623408</text:p>
          </table:table-cell>
          <table:table-cell office:value-type="float" office:value="32.1003" calcext:value-type="float">
            <text:p>32.1003</text:p>
          </table:table-cell>
          <table:table-cell office:value-type="float" office:value="11.6329" calcext:value-type="float">
            <text:p>11.6329</text:p>
          </table:table-cell>
          <table:table-cell office:value-type="float" office:value="0.658319" calcext:value-type="float">
            <text:p>0.658319</text:p>
          </table:table-cell>
          <table:table-cell table:number-columns-repeated="10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658872" calcext:value-type="float">
            <text:p>0.658872</text:p>
          </table:table-cell>
          <table:table-cell office:value-type="float" office:value="0.439194" calcext:value-type="float">
            <text:p>0.439194</text:p>
          </table:table-cell>
          <table:table-cell office:value-type="float" office:value="0.201974" calcext:value-type="float">
            <text:p>0.201974</text:p>
          </table:table-cell>
          <table:table-cell office:value-type="float" office:value="13.5215" calcext:value-type="float">
            <text:p>13.5215</text:p>
          </table:table-cell>
          <table:table-cell office:value-type="float" office:value="25.4164" calcext:value-type="float">
            <text:p>25.4164</text:p>
          </table:table-cell>
          <table:table-cell office:value-type="float" office:value="0.650972" calcext:value-type="float">
            <text:p>0.650972</text:p>
          </table:table-cell>
          <table:table-cell table:number-columns-repeated="10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820295" calcext:value-type="float">
            <text:p>0.820295</text:p>
          </table:table-cell>
          <table:table-cell office:value-type="float" office:value="0.67327" calcext:value-type="float">
            <text:p>0.67327</text:p>
          </table:table-cell>
          <table:table-cell office:value-type="float" office:value="0.45432" calcext:value-type="float">
            <text:p>0.45432</text:p>
          </table:table-cell>
          <table:table-cell office:value-type="float" office:value="0.416452" calcext:value-type="float">
            <text:p>0.416452</text:p>
          </table:table-cell>
          <table:table-cell office:value-type="float" office:value="182.398" calcext:value-type="float">
            <text:p>182.398</text:p>
          </table:table-cell>
          <table:table-cell office:value-type="float" office:value="0.665911" calcext:value-type="float">
            <text:p>0.665911</text:p>
          </table:table-cell>
          <table:table-cell table:number-columns-repeated="10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816593" calcext:value-type="float">
            <text:p>0.816593</text:p>
          </table:table-cell>
          <table:table-cell office:value-type="float" office:value="0.667478" calcext:value-type="float">
            <text:p>0.667478</text:p>
          </table:table-cell>
          <table:table-cell office:value-type="float" office:value="0.447262" calcext:value-type="float">
            <text:p>0.447262</text:p>
          </table:table-cell>
          <table:table-cell office:value-type="float" office:value="0.54751" calcext:value-type="float">
            <text:p>0.54751</text:p>
          </table:table-cell>
          <table:table-cell office:value-type="float" office:value="158.373" calcext:value-type="float">
            <text:p>158.373</text:p>
          </table:table-cell>
          <table:table-cell office:value-type="float" office:value="0.665369" calcext:value-type="float">
            <text:p>0.665369</text:p>
          </table:table-cell>
          <table:table-cell table:number-columns-repeated="10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818911" calcext:value-type="float">
            <text:p>0.818911</text:p>
          </table:table-cell>
          <table:table-cell office:value-type="float" office:value="0.671119" calcext:value-type="float">
            <text:p>0.671119</text:p>
          </table:table-cell>
          <table:table-cell office:value-type="float" office:value="0.451745" calcext:value-type="float">
            <text:p>0.451745</text:p>
          </table:table-cell>
          <table:table-cell office:value-type="float" office:value="0.433507" calcext:value-type="float">
            <text:p>0.433507</text:p>
          </table:table-cell>
          <table:table-cell office:value-type="float" office:value="178.485" calcext:value-type="float">
            <text:p>178.485</text:p>
          </table:table-cell>
          <table:table-cell office:value-type="float" office:value="0.665671" calcext:value-type="float">
            <text:p>0.665671</text:p>
          </table:table-cell>
          <table:table-cell table:number-columns-repeated="10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82103" calcext:value-type="float">
            <text:p>0.82103</text:p>
          </table:table-cell>
          <table:table-cell office:value-type="float" office:value="0.674641" calcext:value-type="float">
            <text:p>0.674641</text:p>
          </table:table-cell>
          <table:table-cell office:value-type="float" office:value="0.456604" calcext:value-type="float">
            <text:p>0.456604</text:p>
          </table:table-cell>
          <table:table-cell office:value-type="float" office:value="0.47583" calcext:value-type="float">
            <text:p>0.47583</text:p>
          </table:table-cell>
          <table:table-cell office:value-type="float" office:value="170.804" calcext:value-type="float">
            <text:p>170.804</text:p>
          </table:table-cell>
          <table:table-cell office:value-type="float" office:value="0.665595" calcext:value-type="float">
            <text:p>0.665595</text:p>
          </table:table-cell>
          <table:table-cell table:number-columns-repeated="10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819117" calcext:value-type="float">
            <text:p>0.819117</text:p>
          </table:table-cell>
          <table:table-cell office:value-type="float" office:value="0.671504" calcext:value-type="float">
            <text:p>0.671504</text:p>
          </table:table-cell>
          <table:table-cell office:value-type="float" office:value="0.452388" calcext:value-type="float">
            <text:p>0.452388</text:p>
          </table:table-cell>
          <table:table-cell office:value-type="float" office:value="0.460288" calcext:value-type="float">
            <text:p>0.460288</text:p>
          </table:table-cell>
          <table:table-cell office:value-type="float" office:value="173.261" calcext:value-type="float">
            <text:p>173.261</text:p>
          </table:table-cell>
          <table:table-cell office:value-type="float" office:value="0.66558" calcext:value-type="float">
            <text:p>0.66558</text:p>
          </table:table-cell>
          <table:table-cell table:number-columns-repeated="10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820341" calcext:value-type="float">
            <text:p>0.820341</text:p>
          </table:table-cell>
          <table:table-cell office:value-type="float" office:value="0.673485" calcext:value-type="float">
            <text:p>0.673485</text:p>
          </table:table-cell>
          <table:table-cell office:value-type="float" office:value="0.454987" calcext:value-type="float">
            <text:p>0.454987</text:p>
          </table:table-cell>
          <table:table-cell office:value-type="float" office:value="0.454293" calcext:value-type="float">
            <text:p>0.454293</text:p>
          </table:table-cell>
          <table:table-cell office:value-type="float" office:value="174.659" calcext:value-type="float">
            <text:p>174.659</text:p>
          </table:table-cell>
          <table:table-cell office:value-type="float" office:value="0.665634" calcext:value-type="float">
            <text:p>0.665634</text:p>
          </table:table-cell>
          <table:table-cell table:number-columns-repeated="10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819756" calcext:value-type="float">
            <text:p>0.819756</text:p>
          </table:table-cell>
          <table:table-cell office:value-type="float" office:value="0.672526" calcext:value-type="float">
            <text:p>0.672526</text:p>
          </table:table-cell>
          <table:table-cell office:value-type="float" office:value="0.453698" calcext:value-type="float">
            <text:p>0.453698</text:p>
          </table:table-cell>
          <table:table-cell office:value-type="float" office:value="0.46753" calcext:value-type="float">
            <text:p>0.46753</text:p>
          </table:table-cell>
          <table:table-cell office:value-type="float" office:value="172.044" calcext:value-type="float">
            <text:p>172.044</text:p>
          </table:table-cell>
          <table:table-cell office:value-type="float" office:value="0.66563" calcext:value-type="float">
            <text:p>0.66563</text:p>
          </table:table-cell>
          <table:table-cell table:number-columns-repeated="10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819569" calcext:value-type="float">
            <text:p>0.819569</text:p>
          </table:table-cell>
          <table:table-cell office:value-type="float" office:value="0.672217" calcext:value-type="float">
            <text:p>0.672217</text:p>
          </table:table-cell>
          <table:table-cell office:value-type="float" office:value="0.453276" calcext:value-type="float">
            <text:p>0.453276</text:p>
          </table:table-cell>
          <table:table-cell office:value-type="float" office:value="0.469563" calcext:value-type="float">
            <text:p>0.469563</text:p>
          </table:table-cell>
          <table:table-cell office:value-type="float" office:value="171.631" calcext:value-type="float">
            <text:p>171.631</text:p>
          </table:table-cell>
          <table:table-cell office:value-type="float" office:value="0.665634" calcext:value-type="float">
            <text:p>0.665634</text:p>
          </table:table-cell>
          <table:table-cell table:number-columns-repeated="10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819287" calcext:value-type="float">
            <text:p>0.819287</text:p>
          </table:table-cell>
          <table:table-cell office:value-type="float" office:value="0.671763" calcext:value-type="float">
            <text:p>0.671763</text:p>
          </table:table-cell>
          <table:table-cell office:value-type="float" office:value="0.452682" calcext:value-type="float">
            <text:p>0.452682</text:p>
          </table:table-cell>
          <table:table-cell office:value-type="float" office:value="0.473988" calcext:value-type="float">
            <text:p>0.473988</text:p>
          </table:table-cell>
          <table:table-cell office:value-type="float" office:value="170.77" calcext:value-type="float">
            <text:p>170.77</text:p>
          </table:table-cell>
          <table:table-cell office:value-type="float" office:value="0.665621" calcext:value-type="float">
            <text:p>0.665621</text:p>
          </table:table-cell>
          <table:table-cell table:number-columns-repeated="10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819718" calcext:value-type="float">
            <text:p>0.819718</text:p>
          </table:table-cell>
          <table:table-cell office:value-type="float" office:value="0.672467" calcext:value-type="float">
            <text:p>0.672467</text:p>
          </table:table-cell>
          <table:table-cell office:value-type="float" office:value="0.453628" calcext:value-type="float">
            <text:p>0.453628</text:p>
          </table:table-cell>
          <table:table-cell office:value-type="float" office:value="0.471404" calcext:value-type="float">
            <text:p>0.471404</text:p>
          </table:table-cell>
          <table:table-cell office:value-type="float" office:value="171.327" calcext:value-type="float">
            <text:p>171.327</text:p>
          </table:table-cell>
          <table:table-cell office:value-type="float" office:value="0.665623" calcext:value-type="float">
            <text:p>0.665623</text:p>
          </table:table-cell>
          <table:table-cell table:number-columns-repeated="10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819322" calcext:value-type="float">
            <text:p>0.819322</text:p>
          </table:table-cell>
          <table:table-cell office:value-type="float" office:value="0.671821" calcext:value-type="float">
            <text:p>0.671821</text:p>
          </table:table-cell>
          <table:table-cell office:value-type="float" office:value="0.452764" calcext:value-type="float">
            <text:p>0.452764</text:p>
          </table:table-cell>
          <table:table-cell office:value-type="float" office:value="0.47205" calcext:value-type="float">
            <text:p>0.47205</text:p>
          </table:table-cell>
          <table:table-cell office:value-type="float" office:value="171.128" calcext:value-type="float">
            <text:p>171.128</text:p>
          </table:table-cell>
          <table:table-cell office:value-type="float" office:value="0.665618" calcext:value-type="float">
            <text:p>0.665618</text:p>
          </table:table-cell>
          <table:table-cell table:number-columns-repeated="10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819292" calcext:value-type="float">
            <text:p>0.819292</text:p>
          </table:table-cell>
          <table:table-cell office:value-type="float" office:value="0.671766" calcext:value-type="float">
            <text:p>0.671766</text:p>
          </table:table-cell>
          <table:table-cell office:value-type="float" office:value="0.452672" calcext:value-type="float">
            <text:p>0.452672</text:p>
          </table:table-cell>
          <table:table-cell office:value-type="float" office:value="0.470202" calcext:value-type="float">
            <text:p>0.470202</text:p>
          </table:table-cell>
          <table:table-cell office:value-type="float" office:value="171.457" calcext:value-type="float">
            <text:p>171.457</text:p>
          </table:table-cell>
          <table:table-cell office:value-type="float" office:value="0.66563" calcext:value-type="float">
            <text:p>0.665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-0.0222222" calcext:value-type="float">
            <text:p>-0.0222222</text:p>
          </table:table-cell>
          <table:table-cell office:value-type="float" office:value="0.0222222" calcext:value-type="float">
            <text:p>0.0222222</text:p>
          </table:table-cell>
          <table:table-cell office:value-type="float" office:value="0.000493827" calcext:value-type="float">
            <text:p>0.000493827</text:p>
          </table:table-cell>
          <table:table-cell office:value-type="float" office:value="0.000000243865" calcext:value-type="float">
            <text:p>2.43865E-07</text:p>
          </table:table-cell>
          <table:table-cell office:value-type="float" office:value="1.17046" calcext:value-type="float">
            <text:p>1.17046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" calcext:value-type="float">
            <text:p>1</text:p>
          </table:table-cell>
          <table:table-cell office:value-type="float" office:value="-0.0288889" calcext:value-type="float">
            <text:p>-0.0288889</text:p>
          </table:table-cell>
          <table:table-cell office:value-type="float" office:value="0.0288889" calcext:value-type="float">
            <text:p>0.0288889</text:p>
          </table:table-cell>
          <table:table-cell office:value-type="float" office:value="0.00091358" calcext:value-type="float">
            <text:p>0.00091358</text:p>
          </table:table-cell>
          <table:table-cell office:value-type="float" office:value="0.00000109839" calcext:value-type="float">
            <text:p>1.09839E-06</text:p>
          </table:table-cell>
          <table:table-cell office:value-type="float" office:value="3.41578" calcext:value-type="float">
            <text:p>3.41578</text:p>
          </table:table-cell>
          <table:table-cell office:value-type="string" calcext:value-type="string">
            <text:p>-nan</text:p>
          </table:table-cell>
          <table:table-cell office:value-type="float" office:value="0.561325" calcext:value-type="float">
            <text:p>0.561325</text:p>
          </table:table-cell>
          <table:table-cell table:number-columns-repeated="10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2" calcext:value-type="float">
            <text:p>2</text:p>
          </table:table-cell>
          <table:table-cell office:value-type="float" office:value="-0.0166667" calcext:value-type="float">
            <text:p>-0.0166667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.000491358" calcext:value-type="float">
            <text:p>0.000491358</text:p>
          </table:table-cell>
          <table:table-cell office:value-type="float" office:value="0.00000043897" calcext:value-type="float">
            <text:p>4.3897E-07</text:p>
          </table:table-cell>
          <table:table-cell office:value-type="float" office:value="2.19561" calcext:value-type="float">
            <text:p>2.19561</text:p>
          </table:table-cell>
          <table:table-cell office:value-type="string" calcext:value-type="string">
            <text:p>-nan</text:p>
          </table:table-cell>
          <table:table-cell office:value-type="float" office:value="0.393938" calcext:value-type="float">
            <text:p>0.393938</text:p>
          </table:table-cell>
          <table:table-cell table:number-columns-repeated="10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138889" calcext:value-type="float">
            <text:p>0.0138889</text:p>
          </table:table-cell>
          <table:table-cell office:value-type="float" office:value="0.000345679" calcext:value-type="float">
            <text:p>0.000345679</text:p>
          </table:table-cell>
          <table:table-cell office:value-type="float" office:value="0.000000226417" calcext:value-type="float">
            <text:p>2.26417E-07</text:p>
          </table:table-cell>
          <table:table-cell office:value-type="float" office:value="3.86509" calcext:value-type="float">
            <text:p>3.86509</text:p>
          </table:table-cell>
          <table:table-cell office:value-type="string" calcext:value-type="string">
            <text:p>-nan</text:p>
          </table:table-cell>
          <table:table-cell office:value-type="float" office:value="0.368401" calcext:value-type="float">
            <text:p>0.368401</text:p>
          </table:table-cell>
          <table:table-cell table:number-columns-repeated="10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000694444" calcext:value-type="float">
            <text:p>0.000694444</text:p>
          </table:table-cell>
          <table:table-cell office:value-type="float" office:value="0.000577469" calcext:value-type="float">
            <text:p>0.000577469</text:p>
          </table:table-cell>
          <table:table-cell office:value-type="float" office:value="0.000000619624" calcext:value-type="float">
            <text:p>6.19624E-07</text:p>
          </table:table-cell>
          <table:table-cell office:value-type="float" office:value="15.9325" calcext:value-type="float">
            <text:p>15.9325</text:p>
          </table:table-cell>
          <table:table-cell office:value-type="string" calcext:value-type="string">
            <text:p>-nan</text:p>
          </table:table-cell>
          <table:table-cell office:value-type="float" office:value="0.380632" calcext:value-type="float">
            <text:p>0.380632</text:p>
          </table:table-cell>
          <table:table-cell table:number-columns-repeated="10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5" calcext:value-type="float">
            <text:p>5</text:p>
          </table:table-cell>
          <table:table-cell office:value-type="float" office:value="-0.0684722" calcext:value-type="float">
            <text:p>-0.0684722</text:p>
          </table:table-cell>
          <table:table-cell office:value-type="float" office:value="0.0684722" calcext:value-type="float">
            <text:p>0.0684722</text:p>
          </table:table-cell>
          <table:table-cell office:value-type="float" office:value="0.0060142" calcext:value-type="float">
            <text:p>0.0060142</text:p>
          </table:table-cell>
          <table:table-cell office:value-type="float" office:value="0.0000613766" calcext:value-type="float">
            <text:p>6.13766E-05</text:p>
          </table:table-cell>
          <table:table-cell office:value-type="float" office:value="47.2757" calcext:value-type="float">
            <text:p>47.2757</text:p>
          </table:table-cell>
          <table:table-cell office:value-type="string" calcext:value-type="string">
            <text:p>-nan</text:p>
          </table:table-cell>
          <table:table-cell office:value-type="float" office:value="0.434378" calcext:value-type="float">
            <text:p>0.434378</text:p>
          </table:table-cell>
          <table:table-cell table:number-columns-repeated="10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6" calcext:value-type="float">
            <text:p>6</text:p>
          </table:table-cell>
          <table:table-cell office:value-type="float" office:value="-0.0827431" calcext:value-type="float">
            <text:p>-0.0827431</text:p>
          </table:table-cell>
          <table:table-cell office:value-type="float" office:value="0.0827431" calcext:value-type="float">
            <text:p>0.0827431</text:p>
          </table:table-cell>
          <table:table-cell office:value-type="float" office:value="0.00767847" calcext:value-type="float">
            <text:p>0.00767847</text:p>
          </table:table-cell>
          <table:table-cell office:value-type="float" office:value="0.0000792084" calcext:value-type="float">
            <text:p>7.92084E-05</text:p>
          </table:table-cell>
          <table:table-cell office:value-type="float" office:value="51.7133" calcext:value-type="float">
            <text:p>51.7133</text:p>
          </table:table-cell>
          <table:table-cell office:value-type="string" calcext:value-type="string">
            <text:p>-nan</text:p>
          </table:table-cell>
          <table:table-cell office:value-type="float" office:value="0.552183" calcext:value-type="float">
            <text:p>0.552183</text:p>
          </table:table-cell>
          <table:table-cell table:number-columns-repeated="10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7" calcext:value-type="float">
            <text:p>7</text:p>
          </table:table-cell>
          <table:table-cell office:value-type="float" office:value="-0.0671701" calcext:value-type="float">
            <text:p>-0.0671701</text:p>
          </table:table-cell>
          <table:table-cell office:value-type="float" office:value="0.0671701" calcext:value-type="float">
            <text:p>0.0671701</text:p>
          </table:table-cell>
          <table:table-cell office:value-type="float" office:value="0.00836254" calcext:value-type="float">
            <text:p>0.00836254</text:p>
          </table:table-cell>
          <table:table-cell office:value-type="float" office:value="0.000132712" calcext:value-type="float">
            <text:p>0.000132712</text:p>
          </table:table-cell>
          <table:table-cell office:value-type="float" office:value="37.3443" calcext:value-type="float">
            <text:p>37.3443</text:p>
          </table:table-cell>
          <table:table-cell office:value-type="string" calcext:value-type="string">
            <text:p>-nan</text:p>
          </table:table-cell>
          <table:table-cell office:value-type="float" office:value="0.367424" calcext:value-type="float">
            <text:p>0.367424</text:p>
          </table:table-cell>
          <table:table-cell table:number-columns-repeated="10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180807" calcext:value-type="float">
            <text:p>0.180807</text:p>
          </table:table-cell>
          <table:table-cell office:value-type="float" office:value="0.0397905" calcext:value-type="float">
            <text:p>0.0397905</text:p>
          </table:table-cell>
          <table:table-cell office:value-type="float" office:value="0.0025312" calcext:value-type="float">
            <text:p>0.0025312</text:p>
          </table:table-cell>
          <table:table-cell office:value-type="float" office:value="5.09538" calcext:value-type="float">
            <text:p>5.09538</text:p>
          </table:table-cell>
          <table:table-cell office:value-type="float" office:value="11.7444" calcext:value-type="float">
            <text:p>11.7444</text:p>
          </table:table-cell>
          <table:table-cell office:value-type="float" office:value="0.467099" calcext:value-type="float">
            <text:p>0.467099</text:p>
          </table:table-cell>
          <table:table-cell table:number-columns-repeated="10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720655" calcext:value-type="float">
            <text:p>0.720655</text:p>
          </table:table-cell>
          <table:table-cell office:value-type="float" office:value="0.528493" calcext:value-type="float">
            <text:p>0.528493</text:p>
          </table:table-cell>
          <table:table-cell office:value-type="float" office:value="0.293668" calcext:value-type="float">
            <text:p>0.293668</text:p>
          </table:table-cell>
          <table:table-cell office:value-type="float" office:value="3.11199" calcext:value-type="float">
            <text:p>3.11199</text:p>
          </table:table-cell>
          <table:table-cell office:value-type="float" office:value="58.9429" calcext:value-type="float">
            <text:p>58.9429</text:p>
          </table:table-cell>
          <table:table-cell office:value-type="float" office:value="0.649525" calcext:value-type="float">
            <text:p>0.649525</text:p>
          </table:table-cell>
          <table:table-cell table:number-columns-repeated="10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780634" calcext:value-type="float">
            <text:p>0.780634</text:p>
          </table:table-cell>
          <table:table-cell office:value-type="float" office:value="0.610129" calcext:value-type="float">
            <text:p>0.610129</text:p>
          </table:table-cell>
          <table:table-cell office:value-type="float" office:value="0.374051" calcext:value-type="float">
            <text:p>0.374051</text:p>
          </table:table-cell>
          <table:table-cell office:value-type="float" office:value="0.630194" calcext:value-type="float">
            <text:p>0.630194</text:p>
          </table:table-cell>
          <table:table-cell office:value-type="float" office:value="141.118" calcext:value-type="float">
            <text:p>141.118</text:p>
          </table:table-cell>
          <table:table-cell office:value-type="float" office:value="0.66506" calcext:value-type="float">
            <text:p>0.66506</text:p>
          </table:table-cell>
          <table:table-cell table:number-columns-repeated="10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774621" calcext:value-type="float">
            <text:p>0.774621</text:p>
          </table:table-cell>
          <table:table-cell office:value-type="float" office:value="0.601088" calcext:value-type="float">
            <text:p>0.601088</text:p>
          </table:table-cell>
          <table:table-cell office:value-type="float" office:value="0.363714" calcext:value-type="float">
            <text:p>0.363714</text:p>
          </table:table-cell>
          <table:table-cell office:value-type="float" office:value="0.830879" calcext:value-type="float">
            <text:p>0.830879</text:p>
          </table:table-cell>
          <table:table-cell office:value-type="float" office:value="121.962" calcext:value-type="float">
            <text:p>121.962</text:p>
          </table:table-cell>
          <table:table-cell office:value-type="float" office:value="0.664446" calcext:value-type="float">
            <text:p>0.664446</text:p>
          </table:table-cell>
          <table:table-cell table:number-columns-repeated="10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775321" calcext:value-type="float">
            <text:p>0.775321</text:p>
          </table:table-cell>
          <table:table-cell office:value-type="float" office:value="0.60197" calcext:value-type="float">
            <text:p>0.60197</text:p>
          </table:table-cell>
          <table:table-cell office:value-type="float" office:value="0.364385" calcext:value-type="float">
            <text:p>0.364385</text:p>
          </table:table-cell>
          <table:table-cell office:value-type="float" office:value="0.666647" calcext:value-type="float">
            <text:p>0.666647</text:p>
          </table:table-cell>
          <table:table-cell office:value-type="float" office:value="136.279" calcext:value-type="float">
            <text:p>136.279</text:p>
          </table:table-cell>
          <table:table-cell office:value-type="float" office:value="0.664812" calcext:value-type="float">
            <text:p>0.664812</text:p>
          </table:table-cell>
          <table:table-cell table:number-columns-repeated="10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777068" calcext:value-type="float">
            <text:p>0.777068</text:p>
          </table:table-cell>
          <table:table-cell office:value-type="float" office:value="0.604694" calcext:value-type="float">
            <text:p>0.604694</text:p>
          </table:table-cell>
          <table:table-cell office:value-type="float" office:value="0.367698" calcext:value-type="float">
            <text:p>0.367698</text:p>
          </table:table-cell>
          <table:table-cell office:value-type="float" office:value="0.751661" calcext:value-type="float">
            <text:p>0.751661</text:p>
          </table:table-cell>
          <table:table-cell office:value-type="float" office:value="128.621" calcext:value-type="float">
            <text:p>128.621</text:p>
          </table:table-cell>
          <table:table-cell office:value-type="float" office:value="0.664804" calcext:value-type="float">
            <text:p>0.664804</text:p>
          </table:table-cell>
          <table:table-cell table:number-columns-repeated="10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775876" calcext:value-type="float">
            <text:p>0.775876</text:p>
          </table:table-cell>
          <table:table-cell office:value-type="float" office:value="0.602866" calcext:value-type="float">
            <text:p>0.602866</text:p>
          </table:table-cell>
          <table:table-cell office:value-type="float" office:value="0.365523" calcext:value-type="float">
            <text:p>0.365523</text:p>
          </table:table-cell>
          <table:table-cell office:value-type="float" office:value="0.782864" calcext:value-type="float">
            <text:p>0.782864</text:p>
          </table:table-cell>
          <table:table-cell office:value-type="float" office:value="125.838" calcext:value-type="float">
            <text:p>125.838</text:p>
          </table:table-cell>
          <table:table-cell office:value-type="float" office:value="0.664763" calcext:value-type="float">
            <text:p>0.664763</text:p>
          </table:table-cell>
          <table:table-cell table:number-columns-repeated="10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776805" calcext:value-type="float">
            <text:p>0.776805</text:p>
          </table:table-cell>
          <table:table-cell office:value-type="float" office:value="0.604244" calcext:value-type="float">
            <text:p>0.604244</text:p>
          </table:table-cell>
          <table:table-cell office:value-type="float" office:value="0.367064" calcext:value-type="float">
            <text:p>0.367064</text:p>
          </table:table-cell>
          <table:table-cell office:value-type="float" office:value="0.727754" calcext:value-type="float">
            <text:p>0.727754</text:p>
          </table:table-cell>
          <table:table-cell office:value-type="float" office:value="130.671" calcext:value-type="float">
            <text:p>130.671</text:p>
          </table:table-cell>
          <table:table-cell office:value-type="float" office:value="0.664884" calcext:value-type="float">
            <text:p>0.664884</text:p>
          </table:table-cell>
          <table:table-cell table:number-columns-repeated="10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776354" calcext:value-type="float">
            <text:p>0.776354</text:p>
          </table:table-cell>
          <table:table-cell office:value-type="float" office:value="0.603559" calcext:value-type="float">
            <text:p>0.603559</text:p>
          </table:table-cell>
          <table:table-cell office:value-type="float" office:value="0.366264" calcext:value-type="float">
            <text:p>0.366264</text:p>
          </table:table-cell>
          <table:table-cell office:value-type="float" office:value="0.73421" calcext:value-type="float">
            <text:p>0.73421</text:p>
          </table:table-cell>
          <table:table-cell office:value-type="float" office:value="130.021" calcext:value-type="float">
            <text:p>130.021</text:p>
          </table:table-cell>
          <table:table-cell office:value-type="float" office:value="0.664855" calcext:value-type="float">
            <text:p>0.664855</text:p>
          </table:table-cell>
          <table:table-cell table:number-columns-repeated="10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776717" calcext:value-type="float">
            <text:p>0.776717</text:p>
          </table:table-cell>
          <table:table-cell office:value-type="float" office:value="0.604109" calcext:value-type="float">
            <text:p>0.604109</text:p>
          </table:table-cell>
          <table:table-cell office:value-type="float" office:value="0.366898" calcext:value-type="float">
            <text:p>0.366898</text:p>
          </table:table-cell>
          <table:table-cell office:value-type="float" office:value="0.722358" calcext:value-type="float">
            <text:p>0.722358</text:p>
          </table:table-cell>
          <table:table-cell office:value-type="float" office:value="131.144" calcext:value-type="float">
            <text:p>131.144</text:p>
          </table:table-cell>
          <table:table-cell office:value-type="float" office:value="0.664885" calcext:value-type="float">
            <text:p>0.664885</text:p>
          </table:table-cell>
          <table:table-cell table:number-columns-repeated="10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776856" calcext:value-type="float">
            <text:p>0.776856</text:p>
          </table:table-cell>
          <table:table-cell office:value-type="float" office:value="0.604319" calcext:value-type="float">
            <text:p>0.604319</text:p>
          </table:table-cell>
          <table:table-cell office:value-type="float" office:value="0.36714" calcext:value-type="float">
            <text:p>0.36714</text:p>
          </table:table-cell>
          <table:table-cell office:value-type="float" office:value="0.709955" calcext:value-type="float">
            <text:p>0.709955</text:p>
          </table:table-cell>
          <table:table-cell office:value-type="float" office:value="132.309" calcext:value-type="float">
            <text:p>132.309</text:p>
          </table:table-cell>
          <table:table-cell office:value-type="float" office:value="0.664897" calcext:value-type="float">
            <text:p>0.664897</text:p>
          </table:table-cell>
          <table:table-cell table:number-columns-repeated="10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776693" calcext:value-type="float">
            <text:p>0.776693</text:p>
          </table:table-cell>
          <table:table-cell office:value-type="float" office:value="0.604079" calcext:value-type="float">
            <text:p>0.604079</text:p>
          </table:table-cell>
          <table:table-cell office:value-type="float" office:value="0.366877" calcext:value-type="float">
            <text:p>0.366877</text:p>
          </table:table-cell>
          <table:table-cell office:value-type="float" office:value="0.719611" calcext:value-type="float">
            <text:p>0.719611</text:p>
          </table:table-cell>
          <table:table-cell office:value-type="float" office:value="131.391" calcext:value-type="float">
            <text:p>131.391</text:p>
          </table:table-cell>
          <table:table-cell office:value-type="float" office:value="0.664871" calcext:value-type="float">
            <text:p>0.6648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-0.0755556" calcext:value-type="float">
            <text:p>-0.0755556</text:p>
          </table:table-cell>
          <table:table-cell office:value-type="float" office:value="0.0755556" calcext:value-type="float">
            <text:p>0.0755556</text:p>
          </table:table-cell>
          <table:table-cell office:value-type="float" office:value="0.00570864" calcext:value-type="float">
            <text:p>0.00570864</text:p>
          </table:table-cell>
          <table:table-cell office:value-type="float" office:value="0.0000325886" calcext:value-type="float">
            <text:p>3.25886E-05</text:p>
          </table:table-cell>
          <table:table-cell office:value-type="float" office:value="1.078" calcext:value-type="float">
            <text:p>1.078</text:p>
          </table:table-cell>
          <table:table-cell office:value-type="float" office:value="9.28278" calcext:value-type="float">
            <text:p>9.28278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" calcext:value-type="float">
            <text:p>1</text:p>
          </table:table-cell>
          <table:table-cell office:value-type="float" office:value="-0.07" calcext:value-type="float">
            <text:p>-0.07</text:p>
          </table:table-cell>
          <table:table-cell office:value-type="float" office:value="0.07" calcext:value-type="float">
            <text:p>0.07</text:p>
          </table:table-cell>
          <table:table-cell office:value-type="float" office:value="0.00496049" calcext:value-type="float">
            <text:p>0.00496049</text:p>
          </table:table-cell>
          <table:table-cell office:value-type="float" office:value="0.0000257922" calcext:value-type="float">
            <text:p>2.57922E-05</text:p>
          </table:table-cell>
          <table:table-cell office:value-type="float" office:value="0.577005" calcext:value-type="float">
            <text:p>0.577005</text:p>
          </table:table-cell>
          <table:table-cell office:value-type="float" office:value="12.4159" calcext:value-type="float">
            <text:p>12.4159</text:p>
          </table:table-cell>
          <table:table-cell office:value-type="float" office:value="0.650605" calcext:value-type="float">
            <text:p>0.650605</text:p>
          </table:table-cell>
          <table:table-cell table:number-columns-repeated="10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2" calcext:value-type="float">
            <text:p>2</text:p>
          </table:table-cell>
          <table:table-cell office:value-type="float" office:value="-0.0183333" calcext:value-type="float">
            <text:p>-0.0183333</text:p>
          </table:table-cell>
          <table:table-cell office:value-type="float" office:value="0.0183333" calcext:value-type="float">
            <text:p>0.0183333</text:p>
          </table:table-cell>
          <table:table-cell office:value-type="float" office:value="0.00107037" calcext:value-type="float">
            <text:p>0.00107037</text:p>
          </table:table-cell>
          <table:table-cell office:value-type="float" office:value="0.00000333083" calcext:value-type="float">
            <text:p>3.33083E-06</text:p>
          </table:table-cell>
          <table:table-cell office:value-type="float" office:value="0.286433" calcext:value-type="float">
            <text:p>0.286433</text:p>
          </table:table-cell>
          <table:table-cell office:value-type="float" office:value="7.35336" calcext:value-type="float">
            <text:p>7.35336</text:p>
          </table:table-cell>
          <table:table-cell office:value-type="float" office:value="0.0309131" calcext:value-type="float">
            <text:p>0.0309131</text:p>
          </table:table-cell>
          <table:table-cell table:number-columns-repeated="10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00833" calcext:value-type="float">
            <text:p>0.100833</text:p>
          </table:table-cell>
          <table:table-cell office:value-type="float" office:value="0.0126611" calcext:value-type="float">
            <text:p>0.0126611</text:p>
          </table:table-cell>
          <table:table-cell office:value-type="float" office:value="0.000262526" calcext:value-type="float">
            <text:p>0.000262526</text:p>
          </table:table-cell>
          <table:table-cell office:value-type="float" office:value="1.32494" calcext:value-type="float">
            <text:p>1.32494</text:p>
          </table:table-cell>
          <table:table-cell office:value-type="float" office:value="13.1872" calcext:value-type="float">
            <text:p>13.1872</text:p>
          </table:table-cell>
          <table:table-cell office:value-type="float" office:value="0.454106" calcext:value-type="float">
            <text:p>0.454106</text:p>
          </table:table-cell>
          <table:table-cell table:number-columns-repeated="10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56528" calcext:value-type="float">
            <text:p>0.256528</text:p>
          </table:table-cell>
          <table:table-cell office:value-type="float" office:value="0.0665349" calcext:value-type="float">
            <text:p>0.0665349</text:p>
          </table:table-cell>
          <table:table-cell office:value-type="float" office:value="0.00458454" calcext:value-type="float">
            <text:p>0.00458454</text:p>
          </table:table-cell>
          <table:table-cell office:value-type="float" office:value="8.72635" calcext:value-type="float">
            <text:p>8.72635</text:p>
          </table:table-cell>
          <table:table-cell office:value-type="float" office:value="11.5815" calcext:value-type="float">
            <text:p>11.5815</text:p>
          </table:table-cell>
          <table:table-cell office:value-type="float" office:value="0.654796" calcext:value-type="float">
            <text:p>0.654796</text:p>
          </table:table-cell>
          <table:table-cell table:number-columns-repeated="10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90486" calcext:value-type="float">
            <text:p>0.390486</text:p>
          </table:table-cell>
          <table:table-cell office:value-type="float" office:value="0.153887" calcext:value-type="float">
            <text:p>0.153887</text:p>
          </table:table-cell>
          <table:table-cell office:value-type="float" office:value="0.0245085" calcext:value-type="float">
            <text:p>0.0245085</text:p>
          </table:table-cell>
          <table:table-cell office:value-type="float" office:value="11.7045" calcext:value-type="float">
            <text:p>11.7045</text:p>
          </table:table-cell>
          <table:table-cell office:value-type="float" office:value="15.7437" calcext:value-type="float">
            <text:p>15.7437</text:p>
          </table:table-cell>
          <table:table-cell office:value-type="float" office:value="0.655024" calcext:value-type="float">
            <text:p>0.655024</text:p>
          </table:table-cell>
          <table:table-cell table:number-columns-repeated="10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60684" calcext:value-type="float">
            <text:p>0.60684</text:p>
          </table:table-cell>
          <table:table-cell office:value-type="float" office:value="0.379781" calcext:value-type="float">
            <text:p>0.379781</text:p>
          </table:table-cell>
          <table:table-cell office:value-type="float" office:value="0.161162" calcext:value-type="float">
            <text:p>0.161162</text:p>
          </table:table-cell>
          <table:table-cell office:value-type="float" office:value="2.72463" calcext:value-type="float">
            <text:p>2.72463</text:p>
          </table:table-cell>
          <table:table-cell office:value-type="float" office:value="53.3619" calcext:value-type="float">
            <text:p>53.3619</text:p>
          </table:table-cell>
          <table:table-cell office:value-type="float" office:value="0.627546" calcext:value-type="float">
            <text:p>0.627546</text:p>
          </table:table-cell>
          <table:table-cell table:number-columns-repeated="10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739844" calcext:value-type="float">
            <text:p>0.739844</text:p>
          </table:table-cell>
          <table:table-cell office:value-type="float" office:value="0.547895" calcext:value-type="float">
            <text:p>0.547895</text:p>
          </table:table-cell>
          <table:table-cell office:value-type="float" office:value="0.301328" calcext:value-type="float">
            <text:p>0.301328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125.59" calcext:value-type="float">
            <text:p>125.59</text:p>
          </table:table-cell>
          <table:table-cell office:value-type="float" office:value="0.665402" calcext:value-type="float">
            <text:p>0.665402</text:p>
          </table:table-cell>
          <table:table-cell table:number-columns-repeated="10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736762" calcext:value-type="float">
            <text:p>0.736762</text:p>
          </table:table-cell>
          <table:table-cell office:value-type="float" office:value="0.543848" calcext:value-type="float">
            <text:p>0.543848</text:p>
          </table:table-cell>
          <table:table-cell office:value-type="float" office:value="0.298037" calcext:value-type="float">
            <text:p>0.298037</text:p>
          </table:table-cell>
          <table:table-cell office:value-type="float" office:value="0.689972" calcext:value-type="float">
            <text:p>0.689972</text:p>
          </table:table-cell>
          <table:table-cell office:value-type="float" office:value="127.313" calcext:value-type="float">
            <text:p>127.313</text:p>
          </table:table-cell>
          <table:table-cell office:value-type="float" office:value="0.664112" calcext:value-type="float">
            <text:p>0.664112</text:p>
          </table:table-cell>
          <table:table-cell table:number-columns-repeated="10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72276" calcext:value-type="float">
            <text:p>0.72276</text:p>
          </table:table-cell>
          <table:table-cell office:value-type="float" office:value="0.523886" calcext:value-type="float">
            <text:p>0.523886</text:p>
          </table:table-cell>
          <table:table-cell office:value-type="float" office:value="0.277522" calcext:value-type="float">
            <text:p>0.277522</text:p>
          </table:table-cell>
          <table:table-cell office:value-type="float" office:value="1.20196" calcext:value-type="float">
            <text:p>1.20196</text:p>
          </table:table-cell>
          <table:table-cell office:value-type="float" office:value="94.6183" calcext:value-type="float">
            <text:p>94.6183</text:p>
          </table:table-cell>
          <table:table-cell office:value-type="float" office:value="0.662943" calcext:value-type="float">
            <text:p>0.662943</text:p>
          </table:table-cell>
          <table:table-cell table:number-columns-repeated="10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727888" calcext:value-type="float">
            <text:p>0.727888</text:p>
          </table:table-cell>
          <table:table-cell office:value-type="float" office:value="0.531157" calcext:value-type="float">
            <text:p>0.531157</text:p>
          </table:table-cell>
          <table:table-cell office:value-type="float" office:value="0.284892" calcext:value-type="float">
            <text:p>0.284892</text:p>
          </table:table-cell>
          <table:table-cell office:value-type="float" office:value="0.901217" calcext:value-type="float">
            <text:p>0.901217</text:p>
          </table:table-cell>
          <table:table-cell office:value-type="float" office:value="110.064" calcext:value-type="float">
            <text:p>110.064</text:p>
          </table:table-cell>
          <table:table-cell office:value-type="float" office:value="0.6634" calcext:value-type="float">
            <text:p>0.6634</text:p>
          </table:table-cell>
          <table:table-cell table:number-columns-repeated="10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715237" calcext:value-type="float">
            <text:p>0.715237</text:p>
          </table:table-cell>
          <table:table-cell office:value-type="float" office:value="0.513248" calcext:value-type="float">
            <text:p>0.513248</text:p>
          </table:table-cell>
          <table:table-cell office:value-type="float" office:value="0.266745" calcext:value-type="float">
            <text:p>0.266745</text:p>
          </table:table-cell>
          <table:table-cell office:value-type="float" office:value="1.54528" calcext:value-type="float">
            <text:p>1.54528</text:p>
          </table:table-cell>
          <table:table-cell office:value-type="float" office:value="82.5638" calcext:value-type="float">
            <text:p>82.5638</text:p>
          </table:table-cell>
          <table:table-cell office:value-type="float" office:value="0.662465" calcext:value-type="float">
            <text:p>0.662465</text:p>
          </table:table-cell>
          <table:table-cell table:number-columns-repeated="10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720844" calcext:value-type="float">
            <text:p>0.720844</text:p>
          </table:table-cell>
          <table:table-cell office:value-type="float" office:value="0.521063" calcext:value-type="float">
            <text:p>0.521063</text:p>
          </table:table-cell>
          <table:table-cell office:value-type="float" office:value="0.274434" calcext:value-type="float">
            <text:p>0.274434</text:p>
          </table:table-cell>
          <table:table-cell office:value-type="float" office:value="1.15609" calcext:value-type="float">
            <text:p>1.15609</text:p>
          </table:table-cell>
          <table:table-cell office:value-type="float" office:value="96.2209" calcext:value-type="float">
            <text:p>96.2209</text:p>
          </table:table-cell>
          <table:table-cell office:value-type="float" office:value="0.663073" calcext:value-type="float">
            <text:p>0.663073</text:p>
          </table:table-cell>
          <table:table-cell table:number-columns-repeated="10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725042" calcext:value-type="float">
            <text:p>0.725042</text:p>
          </table:table-cell>
          <table:table-cell office:value-type="float" office:value="0.526914" calcext:value-type="float">
            <text:p>0.526914</text:p>
          </table:table-cell>
          <table:table-cell office:value-type="float" office:value="0.280183" calcext:value-type="float">
            <text:p>0.280183</text:p>
          </table:table-cell>
          <table:table-cell office:value-type="float" office:value="1.01541" calcext:value-type="float">
            <text:p>1.01541</text:p>
          </table:table-cell>
          <table:table-cell office:value-type="float" office:value="103.262" calcext:value-type="float">
            <text:p>103.262</text:p>
          </table:table-cell>
          <table:table-cell office:value-type="float" office:value="0.66361" calcext:value-type="float">
            <text:p>0.66361</text:p>
          </table:table-cell>
          <table:table-cell table:number-columns-repeated="10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721781" calcext:value-type="float">
            <text:p>0.721781</text:p>
          </table:table-cell>
          <table:table-cell office:value-type="float" office:value="0.522372" calcext:value-type="float">
            <text:p>0.522372</text:p>
          </table:table-cell>
          <table:table-cell office:value-type="float" office:value="0.275734" calcext:value-type="float">
            <text:p>0.275734</text:p>
          </table:table-cell>
          <table:table-cell office:value-type="float" office:value="1.20982" calcext:value-type="float">
            <text:p>1.20982</text:p>
          </table:table-cell>
          <table:table-cell office:value-type="float" office:value="94.1731" calcext:value-type="float">
            <text:p>94.1731</text:p>
          </table:table-cell>
          <table:table-cell office:value-type="float" office:value="0.663172" calcext:value-type="float">
            <text:p>0.663172</text:p>
          </table:table-cell>
          <table:table-cell table:number-columns-repeated="10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723251" calcext:value-type="float">
            <text:p>0.723251</text:p>
          </table:table-cell>
          <table:table-cell office:value-type="float" office:value="0.524528" calcext:value-type="float">
            <text:p>0.524528</text:p>
          </table:table-cell>
          <table:table-cell office:value-type="float" office:value="0.278045" calcext:value-type="float">
            <text:p>0.278045</text:p>
          </table:table-cell>
          <table:table-cell office:value-type="float" office:value="1.18734" calcext:value-type="float">
            <text:p>1.18734</text:p>
          </table:table-cell>
          <table:table-cell office:value-type="float" office:value="95.259" calcext:value-type="float">
            <text:p>95.259</text:p>
          </table:table-cell>
          <table:table-cell office:value-type="float" office:value="0.663135" calcext:value-type="float">
            <text:p>0.663135</text:p>
          </table:table-cell>
          <table:table-cell table:number-columns-repeated="10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721445" calcext:value-type="float">
            <text:p>0.721445</text:p>
          </table:table-cell>
          <table:table-cell office:value-type="float" office:value="0.521952" calcext:value-type="float">
            <text:p>0.521952</text:p>
          </table:table-cell>
          <table:table-cell office:value-type="float" office:value="0.275382" calcext:value-type="float">
            <text:p>0.275382</text:p>
          </table:table-cell>
          <table:table-cell office:value-type="float" office:value="1.23724" calcext:value-type="float">
            <text:p>1.23724</text:p>
          </table:table-cell>
          <table:table-cell office:value-type="float" office:value="93.0834" calcext:value-type="float">
            <text:p>93.0834</text:p>
          </table:table-cell>
          <table:table-cell office:value-type="float" office:value="0.663059" calcext:value-type="float">
            <text:p>0.663059</text:p>
          </table:table-cell>
          <table:table-cell table:number-columns-repeated="10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72138" calcext:value-type="float">
            <text:p>0.72138</text:p>
          </table:table-cell>
          <table:table-cell office:value-type="float" office:value="0.521822" calcext:value-type="float">
            <text:p>0.521822</text:p>
          </table:table-cell>
          <table:table-cell office:value-type="float" office:value="0.275205" calcext:value-type="float">
            <text:p>0.275205</text:p>
          </table:table-cell>
          <table:table-cell office:value-type="float" office:value="1.22805" calcext:value-type="float">
            <text:p>1.22805</text:p>
          </table:table-cell>
          <table:table-cell office:value-type="float" office:value="93.4202" calcext:value-type="float">
            <text:p>93.4202</text:p>
          </table:table-cell>
          <table:table-cell office:value-type="float" office:value="0.663108" calcext:value-type="float">
            <text:p>0.663108</text:p>
          </table:table-cell>
          <table:table-cell table:number-columns-repeated="10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722461" calcext:value-type="float">
            <text:p>0.722461</text:p>
          </table:table-cell>
          <table:table-cell office:value-type="float" office:value="0.523349" calcext:value-type="float">
            <text:p>0.523349</text:p>
          </table:table-cell>
          <table:table-cell office:value-type="float" office:value="0.276742" calcext:value-type="float">
            <text:p>0.276742</text:p>
          </table:table-cell>
          <table:table-cell office:value-type="float" office:value="1.18811" calcext:value-type="float">
            <text:p>1.18811</text:p>
          </table:table-cell>
          <table:table-cell office:value-type="float" office:value="95.1207" calcext:value-type="float">
            <text:p>95.1207</text:p>
          </table:table-cell>
          <table:table-cell office:value-type="float" office:value="0.663201" calcext:value-type="float">
            <text:p>0.663201</text:p>
          </table:table-cell>
          <table:table-cell table:number-columns-repeated="10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721477" calcext:value-type="float">
            <text:p>0.721477</text:p>
          </table:table-cell>
          <table:table-cell office:value-type="float" office:value="0.522034" calcext:value-type="float">
            <text:p>0.522034</text:p>
          </table:table-cell>
          <table:table-cell office:value-type="float" office:value="0.275549" calcext:value-type="float">
            <text:p>0.275549</text:p>
          </table:table-cell>
          <table:table-cell office:value-type="float" office:value="1.22853" calcext:value-type="float">
            <text:p>1.22853</text:p>
          </table:table-cell>
          <table:table-cell office:value-type="float" office:value="93.4211" calcext:value-type="float">
            <text:p>93.4211</text:p>
          </table:table-cell>
          <table:table-cell office:value-type="float" office:value="0.66296" calcext:value-type="float">
            <text:p>0.662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44444" calcext:value-type="float">
            <text:p>0.0244444</text:p>
          </table:table-cell>
          <table:table-cell office:value-type="float" office:value="0.000597531" calcext:value-type="float">
            <text:p>0.000597531</text:p>
          </table:table-cell>
          <table:table-cell office:value-type="float" office:value="0.000000357043" calcext:value-type="float">
            <text:p>3.57043E-07</text:p>
          </table:table-cell>
          <table:table-cell office:value-type="float" office:value="0.0850978" calcext:value-type="float">
            <text:p>0.0850978</text:p>
          </table:table-cell>
          <table:table-cell office:value-type="float" office:value="11.0324" calcext:value-type="float">
            <text:p>11.0324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.000160494" calcext:value-type="float">
            <text:p>0.000160494</text:p>
          </table:table-cell>
          <table:table-cell office:value-type="float" office:value="0.0000000323975" calcext:value-type="float">
            <text:p>3.23975E-08</text:p>
          </table:table-cell>
          <table:table-cell office:value-type="float" office:value="0.190222" calcext:value-type="float">
            <text:p>0.190222</text:p>
          </table:table-cell>
          <table:table-cell office:value-type="string" calcext:value-type="string">
            <text:p>-nan</text:p>
          </table:table-cell>
          <table:table-cell office:value-type="float" office:value="0.58075" calcext:value-type="float">
            <text:p>0.58075</text:p>
          </table:table-cell>
          <table:table-cell table:number-columns-repeated="10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-0.00444444" calcext:value-type="float">
            <text:p>-0.00444444</text:p>
          </table:table-cell>
          <table:table-cell office:value-type="float" office:value="0.00444444" calcext:value-type="float">
            <text:p>0.00444444</text:p>
          </table:table-cell>
          <table:table-cell office:value-type="float" office:value="0.000681481" calcext:value-type="float">
            <text:p>0.000681481</text:p>
          </table:table-cell>
          <table:table-cell office:value-type="float" office:value="0.00000104589" calcext:value-type="float">
            <text:p>1.04589E-06</text:p>
          </table:table-cell>
          <table:table-cell office:value-type="float" office:value="1.58617" calcext:value-type="float">
            <text:p>1.58617</text:p>
          </table:table-cell>
          <table:table-cell office:value-type="string" calcext:value-type="string">
            <text:p>-nan</text:p>
          </table:table-cell>
          <table:table-cell office:value-type="float" office:value="0.249317" calcext:value-type="float">
            <text:p>0.249317</text:p>
          </table:table-cell>
          <table:table-cell table:number-columns-repeated="10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444444" calcext:value-type="float">
            <text:p>0.0444444</text:p>
          </table:table-cell>
          <table:table-cell office:value-type="float" office:value="0.00256049" calcext:value-type="float">
            <text:p>0.00256049</text:p>
          </table:table-cell>
          <table:table-cell office:value-type="float" office:value="0.000010798" calcext:value-type="float">
            <text:p>1.0798E-05</text:p>
          </table:table-cell>
          <table:table-cell office:value-type="float" office:value="4.03135" calcext:value-type="float">
            <text:p>4.03135</text:p>
          </table:table-cell>
          <table:table-cell office:value-type="string" calcext:value-type="string">
            <text:p>-nan</text:p>
          </table:table-cell>
          <table:table-cell office:value-type="float" office:value="0.450998" calcext:value-type="float">
            <text:p>0.450998</text:p>
          </table:table-cell>
          <table:table-cell table:number-columns-repeated="10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13375" calcext:value-type="float">
            <text:p>0.13375</text:p>
          </table:table-cell>
          <table:table-cell office:value-type="float" office:value="0.0190213" calcext:value-type="float">
            <text:p>0.0190213</text:p>
          </table:table-cell>
          <table:table-cell office:value-type="float" office:value="0.000444192" calcext:value-type="float">
            <text:p>0.000444192</text:p>
          </table:table-cell>
          <table:table-cell office:value-type="float" office:value="7.89471" calcext:value-type="float">
            <text:p>7.89471</text:p>
          </table:table-cell>
          <table:table-cell office:value-type="float" office:value="5.17056" calcext:value-type="float">
            <text:p>5.17056</text:p>
          </table:table-cell>
          <table:table-cell office:value-type="float" office:value="0.590768" calcext:value-type="float">
            <text:p>0.590768</text:p>
          </table:table-cell>
          <table:table-cell table:number-columns-repeated="10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70833" calcext:value-type="float">
            <text:p>0.370833</text:p>
          </table:table-cell>
          <table:table-cell office:value-type="float" office:value="0.145798" calcext:value-type="float">
            <text:p>0.145798</text:p>
          </table:table-cell>
          <table:table-cell office:value-type="float" office:value="0.0251385" calcext:value-type="float">
            <text:p>0.0251385</text:p>
          </table:table-cell>
          <table:table-cell office:value-type="float" office:value="12.2957" calcext:value-type="float">
            <text:p>12.2957</text:p>
          </table:table-cell>
          <table:table-cell office:value-type="float" office:value="14.8762" calcext:value-type="float">
            <text:p>14.8762</text:p>
          </table:table-cell>
          <table:table-cell office:value-type="float" office:value="0.605804" calcext:value-type="float">
            <text:p>0.605804</text:p>
          </table:table-cell>
          <table:table-cell table:number-columns-repeated="10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587431" calcext:value-type="float">
            <text:p>0.587431</text:p>
          </table:table-cell>
          <table:table-cell office:value-type="float" office:value="0.35338" calcext:value-type="float">
            <text:p>0.35338</text:p>
          </table:table-cell>
          <table:table-cell office:value-type="float" office:value="0.135439" calcext:value-type="float">
            <text:p>0.135439</text:p>
          </table:table-cell>
          <table:table-cell office:value-type="float" office:value="6.91532" calcext:value-type="float">
            <text:p>6.91532</text:p>
          </table:table-cell>
          <table:table-cell office:value-type="float" office:value="32.0847" calcext:value-type="float">
            <text:p>32.0847</text:p>
          </table:table-cell>
          <table:table-cell office:value-type="float" office:value="0.638475" calcext:value-type="float">
            <text:p>0.638475</text:p>
          </table:table-cell>
          <table:table-cell table:number-columns-repeated="10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640955" calcext:value-type="float">
            <text:p>0.640955</text:p>
          </table:table-cell>
          <table:table-cell office:value-type="float" office:value="0.412628" calcext:value-type="float">
            <text:p>0.412628</text:p>
          </table:table-cell>
          <table:table-cell office:value-type="float" office:value="0.17324" calcext:value-type="float">
            <text:p>0.17324</text:p>
          </table:table-cell>
          <table:table-cell office:value-type="float" office:value="1.07098" calcext:value-type="float">
            <text:p>1.07098</text:p>
          </table:table-cell>
          <table:table-cell office:value-type="float" office:value="88.9444" calcext:value-type="float">
            <text:p>88.9444</text:p>
          </table:table-cell>
          <table:table-cell office:value-type="float" office:value="0.660836" calcext:value-type="float">
            <text:p>0.660836</text:p>
          </table:table-cell>
          <table:table-cell table:number-columns-repeated="10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674957" calcext:value-type="float">
            <text:p>0.674957</text:p>
          </table:table-cell>
          <table:table-cell office:value-type="float" office:value="0.456768" calcext:value-type="float">
            <text:p>0.456768</text:p>
          </table:table-cell>
          <table:table-cell office:value-type="float" office:value="0.210826" calcext:value-type="float">
            <text:p>0.210826</text:p>
          </table:table-cell>
          <table:table-cell office:value-type="float" office:value="1.49341" calcext:value-type="float">
            <text:p>1.49341</text:p>
          </table:table-cell>
          <table:table-cell office:value-type="float" office:value="79.2182" calcext:value-type="float">
            <text:p>79.2182</text:p>
          </table:table-cell>
          <table:table-cell office:value-type="float" office:value="0.66317" calcext:value-type="float">
            <text:p>0.66317</text:p>
          </table:table-cell>
          <table:table-cell table:number-columns-repeated="10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653008" calcext:value-type="float">
            <text:p>0.653008</text:p>
          </table:table-cell>
          <table:table-cell office:value-type="float" office:value="0.427873" calcext:value-type="float">
            <text:p>0.427873</text:p>
          </table:table-cell>
          <table:table-cell office:value-type="float" office:value="0.185521" calcext:value-type="float">
            <text:p>0.185521</text:p>
          </table:table-cell>
          <table:table-cell office:value-type="float" office:value="1.99358" calcext:value-type="float">
            <text:p>1.99358</text:p>
          </table:table-cell>
          <table:table-cell office:value-type="float" office:value="66.3086" calcext:value-type="float">
            <text:p>66.3086</text:p>
          </table:table-cell>
          <table:table-cell office:value-type="float" office:value="0.662212" calcext:value-type="float">
            <text:p>0.662212</text:p>
          </table:table-cell>
          <table:table-cell table:number-columns-repeated="10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649221" calcext:value-type="float">
            <text:p>0.649221</text:p>
          </table:table-cell>
          <table:table-cell office:value-type="float" office:value="0.423722" calcext:value-type="float">
            <text:p>0.423722</text:p>
          </table:table-cell>
          <table:table-cell office:value-type="float" office:value="0.183169" calcext:value-type="float">
            <text:p>0.183169</text:p>
          </table:table-cell>
          <table:table-cell office:value-type="float" office:value="2.09733" calcext:value-type="float">
            <text:p>2.09733</text:p>
          </table:table-cell>
          <table:table-cell office:value-type="float" office:value="64.323" calcext:value-type="float">
            <text:p>64.323</text:p>
          </table:table-cell>
          <table:table-cell office:value-type="float" office:value="0.65993" calcext:value-type="float">
            <text:p>0.65993</text:p>
          </table:table-cell>
          <table:table-cell table:number-columns-repeated="10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654565" calcext:value-type="float">
            <text:p>0.654565</text:p>
          </table:table-cell>
          <table:table-cell office:value-type="float" office:value="0.430648" calcext:value-type="float">
            <text:p>0.430648</text:p>
          </table:table-cell>
          <table:table-cell office:value-type="float" office:value="0.189107" calcext:value-type="float">
            <text:p>0.189107</text:p>
          </table:table-cell>
          <table:table-cell office:value-type="float" office:value="1.97363" calcext:value-type="float">
            <text:p>1.97363</text:p>
          </table:table-cell>
          <table:table-cell office:value-type="float" office:value="66.8615" calcext:value-type="float">
            <text:p>66.8615</text:p>
          </table:table-cell>
          <table:table-cell office:value-type="float" office:value="0.660108" calcext:value-type="float">
            <text:p>0.660108</text:p>
          </table:table-cell>
          <table:table-cell table:number-columns-repeated="10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650783" calcext:value-type="float">
            <text:p>0.650783</text:p>
          </table:table-cell>
          <table:table-cell office:value-type="float" office:value="0.426709" calcext:value-type="float">
            <text:p>0.426709</text:p>
          </table:table-cell>
          <table:table-cell office:value-type="float" office:value="0.187084" calcext:value-type="float">
            <text:p>0.187084</text:p>
          </table:table-cell>
          <table:table-cell office:value-type="float" office:value="2.26831" calcext:value-type="float">
            <text:p>2.26831</text:p>
          </table:table-cell>
          <table:table-cell office:value-type="float" office:value="62.0562" calcext:value-type="float">
            <text:p>62.0562</text:p>
          </table:table-cell>
          <table:table-cell office:value-type="float" office:value="0.657506" calcext:value-type="float">
            <text:p>0.657506</text:p>
          </table:table-cell>
          <table:table-cell table:number-columns-repeated="10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65242" calcext:value-type="float">
            <text:p>0.65242</text:p>
          </table:table-cell>
          <table:table-cell office:value-type="float" office:value="0.428553" calcext:value-type="float">
            <text:p>0.428553</text:p>
          </table:table-cell>
          <table:table-cell office:value-type="float" office:value="0.188244" calcext:value-type="float">
            <text:p>0.188244</text:p>
          </table:table-cell>
          <table:table-cell office:value-type="float" office:value="2.09114" calcext:value-type="float">
            <text:p>2.09114</text:p>
          </table:table-cell>
          <table:table-cell office:value-type="float" office:value="64.7868" calcext:value-type="float">
            <text:p>64.7868</text:p>
          </table:table-cell>
          <table:table-cell office:value-type="float" office:value="0.658342" calcext:value-type="float">
            <text:p>0.658342</text:p>
          </table:table-cell>
          <table:table-cell table:number-columns-repeated="10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650184" calcext:value-type="float">
            <text:p>0.650184</text:p>
          </table:table-cell>
          <table:table-cell office:value-type="float" office:value="0.425531" calcext:value-type="float">
            <text:p>0.425531</text:p>
          </table:table-cell>
          <table:table-cell office:value-type="float" office:value="0.185535" calcext:value-type="float">
            <text:p>0.185535</text:p>
          </table:table-cell>
          <table:table-cell office:value-type="float" office:value="2.11079" calcext:value-type="float">
            <text:p>2.11079</text:p>
          </table:table-cell>
          <table:table-cell office:value-type="float" office:value="64.2539" calcext:value-type="float">
            <text:p>64.2539</text:p>
          </table:table-cell>
          <table:table-cell office:value-type="float" office:value="0.658461" calcext:value-type="float">
            <text:p>0.658461</text:p>
          </table:table-cell>
          <table:table-cell table:number-columns-repeated="10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651317" calcext:value-type="float">
            <text:p>0.651317</text:p>
          </table:table-cell>
          <table:table-cell office:value-type="float" office:value="0.426564" calcext:value-type="float">
            <text:p>0.426564</text:p>
          </table:table-cell>
          <table:table-cell office:value-type="float" office:value="0.185799" calcext:value-type="float">
            <text:p>0.185799</text:p>
          </table:table-cell>
          <table:table-cell office:value-type="float" office:value="2.08383" calcext:value-type="float">
            <text:p>2.08383</text:p>
          </table:table-cell>
          <table:table-cell office:value-type="float" office:value="64.7494" calcext:value-type="float">
            <text:p>64.7494</text:p>
          </table:table-cell>
          <table:table-cell office:value-type="float" office:value="0.659629" calcext:value-type="float">
            <text:p>0.659629</text:p>
          </table:table-cell>
          <table:table-cell table:number-columns-repeated="10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653844" calcext:value-type="float">
            <text:p>0.653844</text:p>
          </table:table-cell>
          <table:table-cell office:value-type="float" office:value="0.429957" calcext:value-type="float">
            <text:p>0.429957</text:p>
          </table:table-cell>
          <table:table-cell office:value-type="float" office:value="0.188887" calcext:value-type="float">
            <text:p>0.188887</text:p>
          </table:table-cell>
          <table:table-cell office:value-type="float" office:value="1.96102" calcext:value-type="float">
            <text:p>1.96102</text:p>
          </table:table-cell>
          <table:table-cell office:value-type="float" office:value="67.0231" calcext:value-type="float">
            <text:p>67.0231</text:p>
          </table:table-cell>
          <table:table-cell office:value-type="float" office:value="0.65941" calcext:value-type="float">
            <text:p>0.65941</text:p>
          </table:table-cell>
          <table:table-cell table:number-columns-repeated="10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652148" calcext:value-type="float">
            <text:p>0.652148</text:p>
          </table:table-cell>
          <table:table-cell office:value-type="float" office:value="0.427776" calcext:value-type="float">
            <text:p>0.427776</text:p>
          </table:table-cell>
          <table:table-cell office:value-type="float" office:value="0.187041" calcext:value-type="float">
            <text:p>0.187041</text:p>
          </table:table-cell>
          <table:table-cell office:value-type="float" office:value="2.04717" calcext:value-type="float">
            <text:p>2.04717</text:p>
          </table:table-cell>
          <table:table-cell office:value-type="float" office:value="65.423" calcext:value-type="float">
            <text:p>65.423</text:p>
          </table:table-cell>
          <table:table-cell office:value-type="float" office:value="0.659291" calcext:value-type="float">
            <text:p>0.659291</text:p>
          </table:table-cell>
          <table:table-cell table:number-columns-repeated="10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650582" calcext:value-type="float">
            <text:p>0.650582</text:p>
          </table:table-cell>
          <table:table-cell office:value-type="float" office:value="0.425813" calcext:value-type="float">
            <text:p>0.425813</text:p>
          </table:table-cell>
          <table:table-cell office:value-type="float" office:value="0.185453" calcext:value-type="float">
            <text:p>0.185453</text:p>
          </table:table-cell>
          <table:table-cell office:value-type="float" office:value="2.12176" calcext:value-type="float">
            <text:p>2.12176</text:p>
          </table:table-cell>
          <table:table-cell office:value-type="float" office:value="64.108" calcext:value-type="float">
            <text:p>64.108</text:p>
          </table:table-cell>
          <table:table-cell office:value-type="float" office:value="0.659064" calcext:value-type="float">
            <text:p>0.659064</text:p>
          </table:table-cell>
          <table:table-cell table:number-columns-repeated="10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650379" calcext:value-type="float">
            <text:p>0.650379</text:p>
          </table:table-cell>
          <table:table-cell office:value-type="float" office:value="0.425602" calcext:value-type="float">
            <text:p>0.425602</text:p>
          </table:table-cell>
          <table:table-cell office:value-type="float" office:value="0.185333" calcext:value-type="float">
            <text:p>0.185333</text:p>
          </table:table-cell>
          <table:table-cell office:value-type="float" office:value="2.1104" calcext:value-type="float">
            <text:p>2.1104</text:p>
          </table:table-cell>
          <table:table-cell office:value-type="float" office:value="64.2653" calcext:value-type="float">
            <text:p>64.2653</text:p>
          </table:table-cell>
          <table:table-cell office:value-type="float" office:value="0.658945" calcext:value-type="float">
            <text:p>0.6589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888889" calcext:value-type="float">
            <text:p>0.00888889</text:p>
          </table:table-cell>
          <table:table-cell office:value-type="float" office:value="0.0000790123" calcext:value-type="float">
            <text:p>7.90123E-05</text:p>
          </table:table-cell>
          <table:table-cell office:value-type="float" office:value="0.00000000624295" calcext:value-type="float">
            <text:p>6.24295E-09</text:p>
          </table:table-cell>
          <table:table-cell office:value-type="float" office:value="4.00716" calcext:value-type="float">
            <text:p>4.00716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" calcext:value-type="float">
            <text:p>1</text:p>
          </table:table-cell>
          <table:table-cell office:value-type="float" office:value="-0.0166667" calcext:value-type="float">
            <text:p>-0.0166667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.000279012" calcext:value-type="float">
            <text:p>0.000279012</text:p>
          </table:table-cell>
          <table:table-cell office:value-type="float" office:value="0.0000000792196" calcext:value-type="float">
            <text:p>7.92196E-08</text:p>
          </table:table-cell>
          <table:table-cell office:value-type="float" office:value="1.92715" calcext:value-type="float">
            <text:p>1.92715</text:p>
          </table:table-cell>
          <table:table-cell office:value-type="string" calcext:value-type="string">
            <text:p>-nan</text:p>
          </table:table-cell>
          <table:table-cell office:value-type="float" office:value="0.660793" calcext:value-type="float">
            <text:p>0.660793</text:p>
          </table:table-cell>
          <table:table-cell table:number-columns-repeated="10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116667" calcext:value-type="float">
            <text:p>0.0116667</text:p>
          </table:table-cell>
          <table:table-cell office:value-type="float" office:value="0.000206173" calcext:value-type="float">
            <text:p>0.000206173</text:p>
          </table:table-cell>
          <table:table-cell office:value-type="float" office:value="0.0000000625453" calcext:value-type="float">
            <text:p>6.25453E-08</text:p>
          </table:table-cell>
          <table:table-cell office:value-type="float" office:value="1.02986" calcext:value-type="float">
            <text:p>1.02986</text:p>
          </table:table-cell>
          <table:table-cell office:value-type="string" calcext:value-type="string">
            <text:p>-nan</text:p>
          </table:table-cell>
          <table:table-cell office:value-type="float" office:value="0.509532" calcext:value-type="float">
            <text:p>0.509532</text:p>
          </table:table-cell>
          <table:table-cell table:number-columns-repeated="10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00742412" calcext:value-type="float">
            <text:p>7.42412E-05</text:p>
          </table:table-cell>
          <table:table-cell office:value-type="float" office:value="0.608145" calcext:value-type="float">
            <text:p>0.608145</text:p>
          </table:table-cell>
          <table:table-cell office:value-type="float" office:value="13.8002" calcext:value-type="float">
            <text:p>13.8002</text:p>
          </table:table-cell>
          <table:table-cell office:value-type="float" office:value="0.376491" calcext:value-type="float">
            <text:p>0.376491</text:p>
          </table:table-cell>
          <table:table-cell table:number-columns-repeated="10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36111" calcext:value-type="float">
            <text:p>0.236111</text:p>
          </table:table-cell>
          <table:table-cell office:value-type="float" office:value="0.058816" calcext:value-type="float">
            <text:p>0.058816</text:p>
          </table:table-cell>
          <table:table-cell office:value-type="float" office:value="0.00407447" calcext:value-type="float">
            <text:p>0.00407447</text:p>
          </table:table-cell>
          <table:table-cell office:value-type="float" office:value="3.18427" calcext:value-type="float">
            <text:p>3.18427</text:p>
          </table:table-cell>
          <table:table-cell office:value-type="float" office:value="18.9072" calcext:value-type="float">
            <text:p>18.9072</text:p>
          </table:table-cell>
          <table:table-cell office:value-type="float" office:value="0.607393" calcext:value-type="float">
            <text:p>0.607393</text:p>
          </table:table-cell>
          <table:table-cell table:number-columns-repeated="10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449722" calcext:value-type="float">
            <text:p>0.449722</text:p>
          </table:table-cell>
          <table:table-cell office:value-type="float" office:value="0.207253" calcext:value-type="float">
            <text:p>0.207253</text:p>
          </table:table-cell>
          <table:table-cell office:value-type="float" office:value="0.0464913" calcext:value-type="float">
            <text:p>0.0464913</text:p>
          </table:table-cell>
          <table:table-cell office:value-type="float" office:value="6.34182" calcext:value-type="float">
            <text:p>6.34182</text:p>
          </table:table-cell>
          <table:table-cell office:value-type="float" office:value="25.497" calcext:value-type="float">
            <text:p>25.497</text:p>
          </table:table-cell>
          <table:table-cell office:value-type="float" office:value="0.639215" calcext:value-type="float">
            <text:p>0.639215</text:p>
          </table:table-cell>
          <table:table-cell table:number-columns-repeated="10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536389" calcext:value-type="float">
            <text:p>0.536389</text:p>
          </table:table-cell>
          <table:table-cell office:value-type="float" office:value="0.289963" calcext:value-type="float">
            <text:p>0.289963</text:p>
          </table:table-cell>
          <table:table-cell office:value-type="float" office:value="0.0867284" calcext:value-type="float">
            <text:p>0.0867284</text:p>
          </table:table-cell>
          <table:table-cell office:value-type="float" office:value="2.65054" calcext:value-type="float">
            <text:p>2.65054</text:p>
          </table:table-cell>
          <table:table-cell office:value-type="float" office:value="47.2219" calcext:value-type="float">
            <text:p>47.2219</text:p>
          </table:table-cell>
          <table:table-cell office:value-type="float" office:value="0.656161" calcext:value-type="float">
            <text:p>0.656161</text:p>
          </table:table-cell>
          <table:table-cell table:number-columns-repeated="10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562517" calcext:value-type="float">
            <text:p>0.562517</text:p>
          </table:table-cell>
          <table:table-cell office:value-type="float" office:value="0.317626" calcext:value-type="float">
            <text:p>0.317626</text:p>
          </table:table-cell>
          <table:table-cell office:value-type="float" office:value="0.10242" calcext:value-type="float">
            <text:p>0.10242</text:p>
          </table:table-cell>
          <table:table-cell office:value-type="float" office:value="4.13949" calcext:value-type="float">
            <text:p>4.13949</text:p>
          </table:table-cell>
          <table:table-cell office:value-type="float" office:value="39.4615" calcext:value-type="float">
            <text:p>39.4615</text:p>
          </table:table-cell>
          <table:table-cell office:value-type="float" office:value="0.661601" calcext:value-type="float">
            <text:p>0.661601</text:p>
          </table:table-cell>
          <table:table-cell table:number-columns-repeated="10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572552" calcext:value-type="float">
            <text:p>0.572552</text:p>
          </table:table-cell>
          <table:table-cell office:value-type="float" office:value="0.33006" calcext:value-type="float">
            <text:p>0.33006</text:p>
          </table:table-cell>
          <table:table-cell office:value-type="float" office:value="0.111681" calcext:value-type="float">
            <text:p>0.111681</text:p>
          </table:table-cell>
          <table:table-cell office:value-type="float" office:value="2.38104" calcext:value-type="float">
            <text:p>2.38104</text:p>
          </table:table-cell>
          <table:table-cell office:value-type="float" office:value="53.2136" calcext:value-type="float">
            <text:p>53.2136</text:p>
          </table:table-cell>
          <table:table-cell office:value-type="float" office:value="0.65828" calcext:value-type="float">
            <text:p>0.65828</text:p>
          </table:table-cell>
          <table:table-cell table:number-columns-repeated="10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570009" calcext:value-type="float">
            <text:p>0.570009</text:p>
          </table:table-cell>
          <table:table-cell office:value-type="float" office:value="0.327316" calcext:value-type="float">
            <text:p>0.327316</text:p>
          </table:table-cell>
          <table:table-cell office:value-type="float" office:value="0.110221" calcext:value-type="float">
            <text:p>0.110221</text:p>
          </table:table-cell>
          <table:table-cell office:value-type="float" office:value="3.13881" calcext:value-type="float">
            <text:p>3.13881</text:p>
          </table:table-cell>
          <table:table-cell office:value-type="float" office:value="46.0927" calcext:value-type="float">
            <text:p>46.0927</text:p>
          </table:table-cell>
          <table:table-cell office:value-type="float" office:value="0.657067" calcext:value-type="float">
            <text:p>0.657067</text:p>
          </table:table-cell>
          <table:table-cell table:number-columns-repeated="10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581039" calcext:value-type="float">
            <text:p>0.581039</text:p>
          </table:table-cell>
          <table:table-cell office:value-type="float" office:value="0.340801" calcext:value-type="float">
            <text:p>0.340801</text:p>
          </table:table-cell>
          <table:table-cell office:value-type="float" office:value="0.120212" calcext:value-type="float">
            <text:p>0.120212</text:p>
          </table:table-cell>
          <table:table-cell office:value-type="float" office:value="3.40132" calcext:value-type="float">
            <text:p>3.40132</text:p>
          </table:table-cell>
          <table:table-cell office:value-type="float" office:value="45.1712" calcext:value-type="float">
            <text:p>45.1712</text:p>
          </table:table-cell>
          <table:table-cell office:value-type="float" office:value="0.654994" calcext:value-type="float">
            <text:p>0.654994</text:p>
          </table:table-cell>
          <table:table-cell table:number-columns-repeated="10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576944" calcext:value-type="float">
            <text:p>0.576944</text:p>
          </table:table-cell>
          <table:table-cell office:value-type="float" office:value="0.335848" calcext:value-type="float">
            <text:p>0.335848</text:p>
          </table:table-cell>
          <table:table-cell office:value-type="float" office:value="0.116659" calcext:value-type="float">
            <text:p>0.116659</text:p>
          </table:table-cell>
          <table:table-cell office:value-type="float" office:value="2.9204" calcext:value-type="float">
            <text:p>2.9204</text:p>
          </table:table-cell>
          <table:table-cell office:value-type="float" office:value="48.4282" calcext:value-type="float">
            <text:p>48.4282</text:p>
          </table:table-cell>
          <table:table-cell office:value-type="float" office:value="0.655243" calcext:value-type="float">
            <text:p>0.655243</text:p>
          </table:table-cell>
          <table:table-cell table:number-columns-repeated="10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567361" calcext:value-type="float">
            <text:p>0.567361</text:p>
          </table:table-cell>
          <table:table-cell office:value-type="float" office:value="0.3253" calcext:value-type="float">
            <text:p>0.3253</text:p>
          </table:table-cell>
          <table:table-cell office:value-type="float" office:value="0.110094" calcext:value-type="float">
            <text:p>0.110094</text:p>
          </table:table-cell>
          <table:table-cell office:value-type="float" office:value="3.06038" calcext:value-type="float">
            <text:p>3.06038</text:p>
          </table:table-cell>
          <table:table-cell office:value-type="float" office:value="46.5403" calcext:value-type="float">
            <text:p>46.5403</text:p>
          </table:table-cell>
          <table:table-cell office:value-type="float" office:value="0.653204" calcext:value-type="float">
            <text:p>0.653204</text:p>
          </table:table-cell>
          <table:table-cell table:number-columns-repeated="10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56712" calcext:value-type="float">
            <text:p>0.56712</text:p>
          </table:table-cell>
          <table:table-cell office:value-type="float" office:value="0.325572" calcext:value-type="float">
            <text:p>0.325572</text:p>
          </table:table-cell>
          <table:table-cell office:value-type="float" office:value="0.110772" calcext:value-type="float">
            <text:p>0.110772</text:p>
          </table:table-cell>
          <table:table-cell office:value-type="float" office:value="3.14891" calcext:value-type="float">
            <text:p>3.14891</text:p>
          </table:table-cell>
          <table:table-cell office:value-type="float" office:value="45.8938" calcext:value-type="float">
            <text:p>45.8938</text:p>
          </table:table-cell>
          <table:table-cell office:value-type="float" office:value="0.651652" calcext:value-type="float">
            <text:p>0.651652</text:p>
          </table:table-cell>
          <table:table-cell table:number-columns-repeated="10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565913" calcext:value-type="float">
            <text:p>0.565913</text:p>
          </table:table-cell>
          <table:table-cell office:value-type="float" office:value="0.324722" calcext:value-type="float">
            <text:p>0.324722</text:p>
          </table:table-cell>
          <table:table-cell office:value-type="float" office:value="0.110634" calcext:value-type="float">
            <text:p>0.110634</text:p>
          </table:table-cell>
          <table:table-cell office:value-type="float" office:value="3.33889" calcext:value-type="float">
            <text:p>3.33889</text:p>
          </table:table-cell>
          <table:table-cell office:value-type="float" office:value="44.4955" calcext:value-type="float">
            <text:p>44.4955</text:p>
          </table:table-cell>
          <table:table-cell office:value-type="float" office:value="0.650259" calcext:value-type="float">
            <text:p>0.650259</text:p>
          </table:table-cell>
          <table:table-cell table:number-columns-repeated="10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569229" calcext:value-type="float">
            <text:p>0.569229</text:p>
          </table:table-cell>
          <table:table-cell office:value-type="float" office:value="0.32768" calcext:value-type="float">
            <text:p>0.32768</text:p>
          </table:table-cell>
          <table:table-cell office:value-type="float" office:value="0.111878" calcext:value-type="float">
            <text:p>0.111878</text:p>
          </table:table-cell>
          <table:table-cell office:value-type="float" office:value="2.97244" calcext:value-type="float">
            <text:p>2.97244</text:p>
          </table:table-cell>
          <table:table-cell office:value-type="float" office:value="47.4051" calcext:value-type="float">
            <text:p>47.4051</text:p>
          </table:table-cell>
          <table:table-cell office:value-type="float" office:value="0.652683" calcext:value-type="float">
            <text:p>0.652683</text:p>
          </table:table-cell>
          <table:table-cell table:number-columns-repeated="10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569936" calcext:value-type="float">
            <text:p>0.569936</text:p>
          </table:table-cell>
          <table:table-cell office:value-type="float" office:value="0.328649" calcext:value-type="float">
            <text:p>0.328649</text:p>
          </table:table-cell>
          <table:table-cell office:value-type="float" office:value="0.112724" calcext:value-type="float">
            <text:p>0.112724</text:p>
          </table:table-cell>
          <table:table-cell office:value-type="float" office:value="3.0025" calcext:value-type="float">
            <text:p>3.0025</text:p>
          </table:table-cell>
          <table:table-cell office:value-type="float" office:value="47.2352" calcext:value-type="float">
            <text:p>47.2352</text:p>
          </table:table-cell>
          <table:table-cell office:value-type="float" office:value="0.65212" calcext:value-type="float">
            <text:p>0.65212</text:p>
          </table:table-cell>
          <table:table-cell table:number-columns-repeated="10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56977" calcext:value-type="float">
            <text:p>0.56977</text:p>
          </table:table-cell>
          <table:table-cell office:value-type="float" office:value="0.328343" calcext:value-type="float">
            <text:p>0.328343</text:p>
          </table:table-cell>
          <table:table-cell office:value-type="float" office:value="0.112373" calcext:value-type="float">
            <text:p>0.112373</text:p>
          </table:table-cell>
          <table:table-cell office:value-type="float" office:value="3.0013" calcext:value-type="float">
            <text:p>3.0013</text:p>
          </table:table-cell>
          <table:table-cell office:value-type="float" office:value="47.2225" calcext:value-type="float">
            <text:p>47.2225</text:p>
          </table:table-cell>
          <table:table-cell office:value-type="float" office:value="0.652556" calcext:value-type="float">
            <text:p>0.652556</text:p>
          </table:table-cell>
          <table:table-cell table:number-columns-repeated="10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567155" calcext:value-type="float">
            <text:p>0.567155</text:p>
          </table:table-cell>
          <table:table-cell office:value-type="float" office:value="0.325646" calcext:value-type="float">
            <text:p>0.325646</text:p>
          </table:table-cell>
          <table:table-cell office:value-type="float" office:value="0.110899" calcext:value-type="float">
            <text:p>0.110899</text:p>
          </table:table-cell>
          <table:table-cell office:value-type="float" office:value="3.07143" calcext:value-type="float">
            <text:p>3.07143</text:p>
          </table:table-cell>
          <table:table-cell office:value-type="float" office:value="46.4806" calcext:value-type="float">
            <text:p>46.4806</text:p>
          </table:table-cell>
          <table:table-cell office:value-type="float" office:value="0.651409" calcext:value-type="float">
            <text:p>0.651409</text:p>
          </table:table-cell>
          <table:table-cell table:number-columns-repeated="10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568238" calcext:value-type="float">
            <text:p>0.568238</text:p>
          </table:table-cell>
          <table:table-cell office:value-type="float" office:value="0.326777" calcext:value-type="float">
            <text:p>0.326777</text:p>
          </table:table-cell>
          <table:table-cell office:value-type="float" office:value="0.111549" calcext:value-type="float">
            <text:p>0.111549</text:p>
          </table:table-cell>
          <table:table-cell office:value-type="float" office:value="3.04974" calcext:value-type="float">
            <text:p>3.04974</text:p>
          </table:table-cell>
          <table:table-cell office:value-type="float" office:value="46.7291" calcext:value-type="float">
            <text:p>46.7291</text:p>
          </table:table-cell>
          <table:table-cell office:value-type="float" office:value="0.651789" calcext:value-type="float">
            <text:p>0.6517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-0.00222222" calcext:value-type="float">
            <text:p>-0.00222222</text:p>
          </table:table-cell>
          <table:table-cell office:value-type="float" office:value="0.00222222" calcext:value-type="float">
            <text:p>0.00222222</text:p>
          </table:table-cell>
          <table:table-cell office:value-type="float" office:value="0.00000493827" calcext:value-type="float">
            <text:p>4.93827E-06</text:p>
          </table:table-cell>
          <table:table-cell office:value-type="float" office:value="0.0000000000243865" calcext:value-type="float">
            <text:p>2.43865E-11</text:p>
          </table:table-cell>
          <table:table-cell office:value-type="float" office:value="2.30241" calcext:value-type="float">
            <text:p>2.30241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790123" calcext:value-type="float">
            <text:p>7.90123E-05</text:p>
          </table:table-cell>
          <table:table-cell office:value-type="float" office:value="0.00000000624295" calcext:value-type="float">
            <text:p>6.24295E-09</text:p>
          </table:table-cell>
          <table:table-cell office:value-type="float" office:value="2.15858" calcext:value-type="float">
            <text:p>2.15858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266667" calcext:value-type="float">
            <text:p>0.0266667</text:p>
          </table:table-cell>
          <table:table-cell office:value-type="float" office:value="0.00104938" calcext:value-type="float">
            <text:p>0.00104938</text:p>
          </table:table-cell>
          <table:table-cell office:value-type="float" office:value="0.00000183651" calcext:value-type="float">
            <text:p>1.83651E-06</text:p>
          </table:table-cell>
          <table:table-cell office:value-type="float" office:value="1.83816" calcext:value-type="float">
            <text:p>1.83816</text:p>
          </table:table-cell>
          <table:table-cell office:value-type="string" calcext:value-type="string">
            <text:p>-nan</text:p>
          </table:table-cell>
          <table:table-cell office:value-type="float" office:value="0.44409" calcext:value-type="float">
            <text:p>0.44409</text:p>
          </table:table-cell>
          <table:table-cell table:number-columns-repeated="10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841667" calcext:value-type="float">
            <text:p>0.0841667</text:p>
          </table:table-cell>
          <table:table-cell office:value-type="float" office:value="0.00888333" calcext:value-type="float">
            <text:p>0.00888333</text:p>
          </table:table-cell>
          <table:table-cell office:value-type="float" office:value="0.000150476" calcext:value-type="float">
            <text:p>0.000150476</text:p>
          </table:table-cell>
          <table:table-cell office:value-type="float" office:value="2.26141" calcext:value-type="float">
            <text:p>2.26141</text:p>
          </table:table-cell>
          <table:table-cell office:value-type="float" office:value="7.61657" calcext:value-type="float">
            <text:p>7.61657</text:p>
          </table:table-cell>
          <table:table-cell office:value-type="float" office:value="0.364387" calcext:value-type="float">
            <text:p>0.364387</text:p>
          </table:table-cell>
          <table:table-cell table:number-columns-repeated="10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09583" calcext:value-type="float">
            <text:p>0.209583</text:p>
          </table:table-cell>
          <table:table-cell office:value-type="float" office:value="0.0459478" calcext:value-type="float">
            <text:p>0.0459478</text:p>
          </table:table-cell>
          <table:table-cell office:value-type="float" office:value="0.00245008" calcext:value-type="float">
            <text:p>0.00245008</text:p>
          </table:table-cell>
          <table:table-cell office:value-type="float" office:value="7.46691" calcext:value-type="float">
            <text:p>7.46691</text:p>
          </table:table-cell>
          <table:table-cell office:value-type="float" office:value="10.19" calcext:value-type="float">
            <text:p>10.19</text:p>
          </table:table-cell>
          <table:table-cell office:value-type="float" office:value="0.613163" calcext:value-type="float">
            <text:p>0.613163</text:p>
          </table:table-cell>
          <table:table-cell table:number-columns-repeated="10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27083" calcext:value-type="float">
            <text:p>0.327083</text:p>
          </table:table-cell>
          <table:table-cell office:value-type="float" office:value="0.109536" calcext:value-type="float">
            <text:p>0.109536</text:p>
          </table:table-cell>
          <table:table-cell office:value-type="float" office:value="0.0131455" calcext:value-type="float">
            <text:p>0.0131455</text:p>
          </table:table-cell>
          <table:table-cell office:value-type="float" office:value="6.3875" calcext:value-type="float">
            <text:p>6.3875</text:p>
          </table:table-cell>
          <table:table-cell office:value-type="float" office:value="18.1729" calcext:value-type="float">
            <text:p>18.1729</text:p>
          </table:table-cell>
          <table:table-cell office:value-type="float" office:value="0.634793" calcext:value-type="float">
            <text:p>0.634793</text:p>
          </table:table-cell>
          <table:table-cell table:number-columns-repeated="10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17326" calcext:value-type="float">
            <text:p>0.317326</text:p>
          </table:table-cell>
          <table:table-cell office:value-type="float" office:value="0.104835" calcext:value-type="float">
            <text:p>0.104835</text:p>
          </table:table-cell>
          <table:table-cell office:value-type="float" office:value="0.0126779" calcext:value-type="float">
            <text:p>0.0126779</text:p>
          </table:table-cell>
          <table:table-cell office:value-type="float" office:value="15.7784" calcext:value-type="float">
            <text:p>15.7784</text:p>
          </table:table-cell>
          <table:table-cell office:value-type="float" office:value="10.6744" calcext:value-type="float">
            <text:p>10.6744</text:p>
          </table:table-cell>
          <table:table-cell office:value-type="float" office:value="0.615487" calcext:value-type="float">
            <text:p>0.615487</text:p>
          </table:table-cell>
          <table:table-cell table:number-columns-repeated="10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98212" calcext:value-type="float">
            <text:p>0.398212</text:p>
          </table:table-cell>
          <table:table-cell office:value-type="float" office:value="0.169125" calcext:value-type="float">
            <text:p>0.169125</text:p>
          </table:table-cell>
          <table:table-cell office:value-type="float" office:value="0.0347928" calcext:value-type="float">
            <text:p>0.0347928</text:p>
          </table:table-cell>
          <table:table-cell office:value-type="float" office:value="3.31208" calcext:value-type="float">
            <text:p>3.31208</text:p>
          </table:table-cell>
          <table:table-cell office:value-type="float" office:value="32.0725" calcext:value-type="float">
            <text:p>32.0725</text:p>
          </table:table-cell>
          <table:table-cell office:value-type="float" office:value="0.594536" calcext:value-type="float">
            <text:p>0.594536</text:p>
          </table:table-cell>
          <table:table-cell table:number-columns-repeated="10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506354" calcext:value-type="float">
            <text:p>0.506354</text:p>
          </table:table-cell>
          <table:table-cell office:value-type="float" office:value="0.260951" calcext:value-type="float">
            <text:p>0.260951</text:p>
          </table:table-cell>
          <table:table-cell office:value-type="float" office:value="0.0725668" calcext:value-type="float">
            <text:p>0.0725668</text:p>
          </table:table-cell>
          <table:table-cell office:value-type="float" office:value="2.7545" calcext:value-type="float">
            <text:p>2.7545</text:p>
          </table:table-cell>
          <table:table-cell office:value-type="float" office:value="43.909" calcext:value-type="float">
            <text:p>43.909</text:p>
          </table:table-cell>
          <table:table-cell office:value-type="float" office:value="0.64478" calcext:value-type="float">
            <text:p>0.64478</text:p>
          </table:table-cell>
          <table:table-cell table:number-columns-repeated="10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500378" calcext:value-type="float">
            <text:p>0.500378</text:p>
          </table:table-cell>
          <table:table-cell office:value-type="float" office:value="0.253397" calcext:value-type="float">
            <text:p>0.253397</text:p>
          </table:table-cell>
          <table:table-cell office:value-type="float" office:value="0.0672834" calcext:value-type="float">
            <text:p>0.0672834</text:p>
          </table:table-cell>
          <table:table-cell office:value-type="float" office:value="3.17553" calcext:value-type="float">
            <text:p>3.17553</text:p>
          </table:table-cell>
          <table:table-cell office:value-type="float" office:value="40.2536" calcext:value-type="float">
            <text:p>40.2536</text:p>
          </table:table-cell>
          <table:table-cell office:value-type="float" office:value="0.650712" calcext:value-type="float">
            <text:p>0.650712</text:p>
          </table:table-cell>
          <table:table-cell table:number-columns-repeated="10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47526" calcext:value-type="float">
            <text:p>0.47526</text:p>
          </table:table-cell>
          <table:table-cell office:value-type="float" office:value="0.230314" calcext:value-type="float">
            <text:p>0.230314</text:p>
          </table:table-cell>
          <table:table-cell office:value-type="float" office:value="0.0568916" calcext:value-type="float">
            <text:p>0.0568916</text:p>
          </table:table-cell>
          <table:table-cell office:value-type="float" office:value="3.15933" calcext:value-type="float">
            <text:p>3.15933</text:p>
          </table:table-cell>
          <table:table-cell office:value-type="float" office:value="38.4489" calcext:value-type="float">
            <text:p>38.4489</text:p>
          </table:table-cell>
          <table:table-cell office:value-type="float" office:value="0.642492" calcext:value-type="float">
            <text:p>0.642492</text:p>
          </table:table-cell>
          <table:table-cell table:number-columns-repeated="10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483244" calcext:value-type="float">
            <text:p>0.483244</text:p>
          </table:table-cell>
          <table:table-cell office:value-type="float" office:value="0.237386" calcext:value-type="float">
            <text:p>0.237386</text:p>
          </table:table-cell>
          <table:table-cell office:value-type="float" office:value="0.0598213" calcext:value-type="float">
            <text:p>0.0598213</text:p>
          </table:table-cell>
          <table:table-cell office:value-type="float" office:value="3.96255" calcext:value-type="float">
            <text:p>3.96255</text:p>
          </table:table-cell>
          <table:table-cell office:value-type="float" office:value="34.7962" calcext:value-type="float">
            <text:p>34.7962</text:p>
          </table:table-cell>
          <table:table-cell office:value-type="float" office:value="0.646146" calcext:value-type="float">
            <text:p>0.646146</text:p>
          </table:table-cell>
          <table:table-cell table:number-columns-repeated="10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487138" calcext:value-type="float">
            <text:p>0.487138</text:p>
          </table:table-cell>
          <table:table-cell office:value-type="float" office:value="0.242675" calcext:value-type="float">
            <text:p>0.242675</text:p>
          </table:table-cell>
          <table:table-cell office:value-type="float" office:value="0.0637779" calcext:value-type="float">
            <text:p>0.0637779</text:p>
          </table:table-cell>
          <table:table-cell office:value-type="float" office:value="3.63947" calcext:value-type="float">
            <text:p>3.63947</text:p>
          </table:table-cell>
          <table:table-cell office:value-type="float" office:value="36.7453" calcext:value-type="float">
            <text:p>36.7453</text:p>
          </table:table-cell>
          <table:table-cell office:value-type="float" office:value="0.639007" calcext:value-type="float">
            <text:p>0.639007</text:p>
          </table:table-cell>
          <table:table-cell table:number-columns-repeated="10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490997" calcext:value-type="float">
            <text:p>0.490997</text:p>
          </table:table-cell>
          <table:table-cell office:value-type="float" office:value="0.245609" calcext:value-type="float">
            <text:p>0.245609</text:p>
          </table:table-cell>
          <table:table-cell office:value-type="float" office:value="0.0645489" calcext:value-type="float">
            <text:p>0.0645489</text:p>
          </table:table-cell>
          <table:table-cell office:value-type="float" office:value="3.75345" calcext:value-type="float">
            <text:p>3.75345</text:p>
          </table:table-cell>
          <table:table-cell office:value-type="float" office:value="36.3952" calcext:value-type="float">
            <text:p>36.3952</text:p>
          </table:table-cell>
          <table:table-cell office:value-type="float" office:value="0.643319" calcext:value-type="float">
            <text:p>0.643319</text:p>
          </table:table-cell>
          <table:table-cell table:number-columns-repeated="10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486621" calcext:value-type="float">
            <text:p>0.486621</text:p>
          </table:table-cell>
          <table:table-cell office:value-type="float" office:value="0.241564" calcext:value-type="float">
            <text:p>0.241564</text:p>
          </table:table-cell>
          <table:table-cell office:value-type="float" office:value="0.0627247" calcext:value-type="float">
            <text:p>0.0627247</text:p>
          </table:table-cell>
          <table:table-cell office:value-type="float" office:value="4.1215" calcext:value-type="float">
            <text:p>4.1215</text:p>
          </table:table-cell>
          <table:table-cell office:value-type="float" office:value="34.4104" calcext:value-type="float">
            <text:p>34.4104</text:p>
          </table:table-cell>
          <table:table-cell office:value-type="float" office:value="0.641697" calcext:value-type="float">
            <text:p>0.641697</text:p>
          </table:table-cell>
          <table:table-cell table:number-columns-repeated="10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490239" calcext:value-type="float">
            <text:p>0.490239</text:p>
          </table:table-cell>
          <table:table-cell office:value-type="float" office:value="0.24503" calcext:value-type="float">
            <text:p>0.24503</text:p>
          </table:table-cell>
          <table:table-cell office:value-type="float" office:value="0.0643407" calcext:value-type="float">
            <text:p>0.0643407</text:p>
          </table:table-cell>
          <table:table-cell office:value-type="float" office:value="3.72018" calcext:value-type="float">
            <text:p>3.72018</text:p>
          </table:table-cell>
          <table:table-cell office:value-type="float" office:value="36.5165" calcext:value-type="float">
            <text:p>36.5165</text:p>
          </table:table-cell>
          <table:table-cell office:value-type="float" office:value="0.642787" calcext:value-type="float">
            <text:p>0.642787</text:p>
          </table:table-cell>
          <table:table-cell table:number-columns-repeated="10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489611" calcext:value-type="float">
            <text:p>0.489611</text:p>
          </table:table-cell>
          <table:table-cell office:value-type="float" office:value="0.244218" calcext:value-type="float">
            <text:p>0.244218</text:p>
          </table:table-cell>
          <table:table-cell office:value-type="float" office:value="0.0638119" calcext:value-type="float">
            <text:p>0.0638119</text:p>
          </table:table-cell>
          <table:table-cell office:value-type="float" office:value="3.60214" calcext:value-type="float">
            <text:p>3.60214</text:p>
          </table:table-cell>
          <table:table-cell office:value-type="float" office:value="37.0576" calcext:value-type="float">
            <text:p>37.0576</text:p>
          </table:table-cell>
          <table:table-cell office:value-type="float" office:value="0.643364" calcext:value-type="float">
            <text:p>0.643364</text:p>
          </table:table-cell>
          <table:table-cell table:number-columns-repeated="10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491341" calcext:value-type="float">
            <text:p>0.491341</text:p>
          </table:table-cell>
          <table:table-cell office:value-type="float" office:value="0.245877" calcext:value-type="float">
            <text:p>0.245877</text:p>
          </table:table-cell>
          <table:table-cell office:value-type="float" office:value="0.0646123" calcext:value-type="float">
            <text:p>0.0646123</text:p>
          </table:table-cell>
          <table:table-cell office:value-type="float" office:value="3.59433" calcext:value-type="float">
            <text:p>3.59433</text:p>
          </table:table-cell>
          <table:table-cell office:value-type="float" office:value="37.2264" calcext:value-type="float">
            <text:p>37.2264</text:p>
          </table:table-cell>
          <table:table-cell office:value-type="float" office:value="0.643748" calcext:value-type="float">
            <text:p>0.643748</text:p>
          </table:table-cell>
          <table:table-cell table:number-columns-repeated="10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489297" calcext:value-type="float">
            <text:p>0.489297</text:p>
          </table:table-cell>
          <table:table-cell office:value-type="float" office:value="0.244142" calcext:value-type="float">
            <text:p>0.244142</text:p>
          </table:table-cell>
          <table:table-cell office:value-type="float" office:value="0.0639364" calcext:value-type="float">
            <text:p>0.0639364</text:p>
          </table:table-cell>
          <table:table-cell office:value-type="float" office:value="3.68308" calcext:value-type="float">
            <text:p>3.68308</text:p>
          </table:table-cell>
          <table:table-cell office:value-type="float" office:value="36.6354" calcext:value-type="float">
            <text:p>36.6354</text:p>
          </table:table-cell>
          <table:table-cell office:value-type="float" office:value="0.642444" calcext:value-type="float">
            <text:p>0.642444</text:p>
          </table:table-cell>
          <table:table-cell table:number-columns-repeated="10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489143" calcext:value-type="float">
            <text:p>0.489143</text:p>
          </table:table-cell>
          <table:table-cell office:value-type="float" office:value="0.243973" calcext:value-type="float">
            <text:p>0.243973</text:p>
          </table:table-cell>
          <table:table-cell office:value-type="float" office:value="0.0638324" calcext:value-type="float">
            <text:p>0.0638324</text:p>
          </table:table-cell>
          <table:table-cell office:value-type="float" office:value="3.65607" calcext:value-type="float">
            <text:p>3.65607</text:p>
          </table:table-cell>
          <table:table-cell office:value-type="float" office:value="36.7599" calcext:value-type="float">
            <text:p>36.7599</text:p>
          </table:table-cell>
          <table:table-cell office:value-type="float" office:value="0.642534" calcext:value-type="float">
            <text:p>0.6425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-0.0266667" calcext:value-type="float">
            <text:p>-0.0266667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000711111" calcext:value-type="float">
            <text:p>0.000711111</text:p>
          </table:table-cell>
          <table:table-cell office:value-type="float" office:value="0.000000505679" calcext:value-type="float">
            <text:p>5.05679E-07</text:p>
          </table:table-cell>
          <table:table-cell office:value-type="float" office:value="0.496667" calcext:value-type="float">
            <text:p>0.496667</text:p>
          </table:table-cell>
          <table:table-cell office:value-type="float" office:value="2.56967" calcext:value-type="float">
            <text:p>2.56967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" calcext:value-type="float">
            <text:p>1</text:p>
          </table:table-cell>
          <table:table-cell office:value-type="float" office:value="-0.00888889" calcext:value-type="float">
            <text:p>-0.00888889</text:p>
          </table:table-cell>
          <table:table-cell office:value-type="float" office:value="0.00888889" calcext:value-type="float">
            <text:p>0.00888889</text:p>
          </table:table-cell>
          <table:table-cell office:value-type="float" office:value="0.0000839506" calcext:value-type="float">
            <text:p>8.39506E-05</text:p>
          </table:table-cell>
          <table:table-cell office:value-type="float" office:value="0.00000000860844" calcext:value-type="float">
            <text:p>8.60844E-09</text:p>
          </table:table-cell>
          <table:table-cell office:value-type="float" office:value="1.12824" calcext:value-type="float">
            <text:p>1.12824</text:p>
          </table:table-cell>
          <table:table-cell office:value-type="string" calcext:value-type="string">
            <text:p>-nan</text:p>
          </table:table-cell>
          <table:table-cell office:value-type="float" office:value="0.592849" calcext:value-type="float">
            <text:p>0.592849</text:p>
          </table:table-cell>
          <table:table-cell table:number-columns-repeated="10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438889" calcext:value-type="float">
            <text:p>0.0438889</text:p>
          </table:table-cell>
          <table:table-cell office:value-type="float" office:value="0.00240123" calcext:value-type="float">
            <text:p>0.00240123</text:p>
          </table:table-cell>
          <table:table-cell office:value-type="float" office:value="0.00000998951" calcext:value-type="float">
            <text:p>9.98951E-06</text:p>
          </table:table-cell>
          <table:table-cell office:value-type="float" office:value="0.415204" calcext:value-type="float">
            <text:p>0.415204</text:p>
          </table:table-cell>
          <table:table-cell office:value-type="float" office:value="9.80878" calcext:value-type="float">
            <text:p>9.80878</text:p>
          </table:table-cell>
          <table:table-cell office:value-type="float" office:value="0.422498" calcext:value-type="float">
            <text:p>0.422498</text:p>
          </table:table-cell>
          <table:table-cell table:number-columns-repeated="10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14167" calcext:value-type="float">
            <text:p>0.114167</text:p>
          </table:table-cell>
          <table:table-cell office:value-type="float" office:value="0.0144981" calcext:value-type="float">
            <text:p>0.0144981</text:p>
          </table:table-cell>
          <table:table-cell office:value-type="float" office:value="0.000289674" calcext:value-type="float">
            <text:p>0.000289674</text:p>
          </table:table-cell>
          <table:table-cell office:value-type="float" office:value="4.09592" calcext:value-type="float">
            <text:p>4.09592</text:p>
          </table:table-cell>
          <table:table-cell office:value-type="float" office:value="7.0718" calcext:value-type="float">
            <text:p>7.0718</text:p>
          </table:table-cell>
          <table:table-cell office:value-type="float" office:value="0.54063" calcext:value-type="float">
            <text:p>0.54063</text:p>
          </table:table-cell>
          <table:table-cell table:number-columns-repeated="10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92083" calcext:value-type="float">
            <text:p>0.292083</text:p>
          </table:table-cell>
          <table:table-cell office:value-type="float" office:value="0.0907806" calcext:value-type="float">
            <text:p>0.0907806</text:p>
          </table:table-cell>
          <table:table-cell office:value-type="float" office:value="0.0100657" calcext:value-type="float">
            <text:p>0.0100657</text:p>
          </table:table-cell>
          <table:table-cell office:value-type="float" office:value="2.14772" calcext:value-type="float">
            <text:p>2.14772</text:p>
          </table:table-cell>
          <table:table-cell office:value-type="float" office:value="29.1126" calcext:value-type="float">
            <text:p>29.1126</text:p>
          </table:table-cell>
          <table:table-cell office:value-type="float" office:value="0.592867" calcext:value-type="float">
            <text:p>0.592867</text:p>
          </table:table-cell>
          <table:table-cell table:number-columns-repeated="10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298889" calcext:value-type="float">
            <text:p>0.298889</text:p>
          </table:table-cell>
          <table:table-cell office:value-type="float" office:value="0.0901923" calcext:value-type="float">
            <text:p>0.0901923</text:p>
          </table:table-cell>
          <table:table-cell office:value-type="float" office:value="0.0084577" calcext:value-type="float">
            <text:p>0.0084577</text:p>
          </table:table-cell>
          <table:table-cell office:value-type="float" office:value="8.89577" calcext:value-type="float">
            <text:p>8.89577</text:p>
          </table:table-cell>
          <table:table-cell office:value-type="float" office:value="13.6347" calcext:value-type="float">
            <text:p>13.6347</text:p>
          </table:table-cell>
          <table:table-cell office:value-type="float" office:value="0.653429" calcext:value-type="float">
            <text:p>0.653429</text:p>
          </table:table-cell>
          <table:table-cell table:number-columns-repeated="10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84792" calcext:value-type="float">
            <text:p>0.384792</text:p>
          </table:table-cell>
          <table:table-cell office:value-type="float" office:value="0.150994" calcext:value-type="float">
            <text:p>0.150994</text:p>
          </table:table-cell>
          <table:table-cell office:value-type="float" office:value="0.0245973" calcext:value-type="float">
            <text:p>0.0245973</text:p>
          </table:table-cell>
          <table:table-cell office:value-type="float" office:value="4.28971" calcext:value-type="float">
            <text:p>4.28971</text:p>
          </table:table-cell>
          <table:table-cell office:value-type="float" office:value="26.4946" calcext:value-type="float">
            <text:p>26.4946</text:p>
          </table:table-cell>
          <table:table-cell office:value-type="float" office:value="0.640378" calcext:value-type="float">
            <text:p>0.640378</text:p>
          </table:table-cell>
          <table:table-cell table:number-columns-repeated="10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97604" calcext:value-type="float">
            <text:p>0.397604</text:p>
          </table:table-cell>
          <table:table-cell office:value-type="float" office:value="0.161887" calcext:value-type="float">
            <text:p>0.161887</text:p>
          </table:table-cell>
          <table:table-cell office:value-type="float" office:value="0.0285412" calcext:value-type="float">
            <text:p>0.0285412</text:p>
          </table:table-cell>
          <table:table-cell office:value-type="float" office:value="8.99564" calcext:value-type="float">
            <text:p>8.99564</text:p>
          </table:table-cell>
          <table:table-cell office:value-type="float" office:value="18.647" calcext:value-type="float">
            <text:p>18.647</text:p>
          </table:table-cell>
          <table:table-cell office:value-type="float" office:value="0.636983" calcext:value-type="float">
            <text:p>0.636983</text:p>
          </table:table-cell>
          <table:table-cell table:number-columns-repeated="10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411467" calcext:value-type="float">
            <text:p>0.411467</text:p>
          </table:table-cell>
          <table:table-cell office:value-type="float" office:value="0.171699" calcext:value-type="float">
            <text:p>0.171699</text:p>
          </table:table-cell>
          <table:table-cell office:value-type="float" office:value="0.0310938" calcext:value-type="float">
            <text:p>0.0310938</text:p>
          </table:table-cell>
          <table:table-cell office:value-type="float" office:value="3.48319" calcext:value-type="float">
            <text:p>3.48319</text:p>
          </table:table-cell>
          <table:table-cell office:value-type="float" office:value="31.4994" calcext:value-type="float">
            <text:p>31.4994</text:p>
          </table:table-cell>
          <table:table-cell office:value-type="float" office:value="0.648427" calcext:value-type="float">
            <text:p>0.648427</text:p>
          </table:table-cell>
          <table:table-cell table:number-columns-repeated="10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94922" calcext:value-type="float">
            <text:p>0.394922</text:p>
          </table:table-cell>
          <table:table-cell office:value-type="float" office:value="0.162243" calcext:value-type="float">
            <text:p>0.162243</text:p>
          </table:table-cell>
          <table:table-cell office:value-type="float" office:value="0.0303254" calcext:value-type="float">
            <text:p>0.0303254</text:p>
          </table:table-cell>
          <table:table-cell office:value-type="float" office:value="4.37507" calcext:value-type="float">
            <text:p>4.37507</text:p>
          </table:table-cell>
          <table:table-cell office:value-type="float" office:value="27.2171" calcext:value-type="float">
            <text:p>27.2171</text:p>
          </table:table-cell>
          <table:table-cell office:value-type="float" office:value="0.615982" calcext:value-type="float">
            <text:p>0.615982</text:p>
          </table:table-cell>
          <table:table-cell table:number-columns-repeated="10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414744" calcext:value-type="float">
            <text:p>0.414744</text:p>
          </table:table-cell>
          <table:table-cell office:value-type="float" office:value="0.176144" calcext:value-type="float">
            <text:p>0.176144</text:p>
          </table:table-cell>
          <table:table-cell office:value-type="float" office:value="0.03385" calcext:value-type="float">
            <text:p>0.03385</text:p>
          </table:table-cell>
          <table:table-cell office:value-type="float" office:value="3.98754" calcext:value-type="float">
            <text:p>3.98754</text:p>
          </table:table-cell>
          <table:table-cell office:value-type="float" office:value="29.7787" calcext:value-type="float">
            <text:p>29.7787</text:p>
          </table:table-cell>
          <table:table-cell office:value-type="float" office:value="0.636336" calcext:value-type="float">
            <text:p>0.636336</text:p>
          </table:table-cell>
          <table:table-cell table:number-columns-repeated="10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442635" calcext:value-type="float">
            <text:p>0.442635</text:p>
          </table:table-cell>
          <table:table-cell office:value-type="float" office:value="0.200381" calcext:value-type="float">
            <text:p>0.200381</text:p>
          </table:table-cell>
          <table:table-cell office:value-type="float" office:value="0.0435179" calcext:value-type="float">
            <text:p>0.0435179</text:p>
          </table:table-cell>
          <table:table-cell office:value-type="float" office:value="3.37836" calcext:value-type="float">
            <text:p>3.37836</text:p>
          </table:table-cell>
          <table:table-cell office:value-type="float" office:value="34.6198" calcext:value-type="float">
            <text:p>34.6198</text:p>
          </table:table-cell>
          <table:table-cell office:value-type="float" office:value="0.638728" calcext:value-type="float">
            <text:p>0.638728</text:p>
          </table:table-cell>
          <table:table-cell table:number-columns-repeated="10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423018" calcext:value-type="float">
            <text:p>0.423018</text:p>
          </table:table-cell>
          <table:table-cell office:value-type="float" office:value="0.184488" calcext:value-type="float">
            <text:p>0.184488</text:p>
          </table:table-cell>
          <table:table-cell office:value-type="float" office:value="0.0379669" calcext:value-type="float">
            <text:p>0.0379669</text:p>
          </table:table-cell>
          <table:table-cell office:value-type="float" office:value="3.85047" calcext:value-type="float">
            <text:p>3.85047</text:p>
          </table:table-cell>
          <table:table-cell office:value-type="float" office:value="31.0448" calcext:value-type="float">
            <text:p>31.0448</text:p>
          </table:table-cell>
          <table:table-cell office:value-type="float" office:value="0.628167" calcext:value-type="float">
            <text:p>0.628167</text:p>
          </table:table-cell>
          <table:table-cell table:number-columns-repeated="10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425396" calcext:value-type="float">
            <text:p>0.425396</text:p>
          </table:table-cell>
          <table:table-cell office:value-type="float" office:value="0.185111" calcext:value-type="float">
            <text:p>0.185111</text:p>
          </table:table-cell>
          <table:table-cell office:value-type="float" office:value="0.0372225" calcext:value-type="float">
            <text:p>0.0372225</text:p>
          </table:table-cell>
          <table:table-cell office:value-type="float" office:value="3.44123" calcext:value-type="float">
            <text:p>3.44123</text:p>
          </table:table-cell>
          <table:table-cell office:value-type="float" office:value="32.937" calcext:value-type="float">
            <text:p>32.937</text:p>
          </table:table-cell>
          <table:table-cell office:value-type="float" office:value="0.637909" calcext:value-type="float">
            <text:p>0.637909</text:p>
          </table:table-cell>
          <table:table-cell table:number-columns-repeated="10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428458" calcext:value-type="float">
            <text:p>0.428458</text:p>
          </table:table-cell>
          <table:table-cell office:value-type="float" office:value="0.188329" calcext:value-type="float">
            <text:p>0.188329</text:p>
          </table:table-cell>
          <table:table-cell office:value-type="float" office:value="0.0388323" calcext:value-type="float">
            <text:p>0.0388323</text:p>
          </table:table-cell>
          <table:table-cell office:value-type="float" office:value="4.0734" calcext:value-type="float">
            <text:p>4.0734</text:p>
          </table:table-cell>
          <table:table-cell office:value-type="float" office:value="30.4828" calcext:value-type="float">
            <text:p>30.4828</text:p>
          </table:table-cell>
          <table:table-cell office:value-type="float" office:value="0.635047" calcext:value-type="float">
            <text:p>0.635047</text:p>
          </table:table-cell>
          <table:table-cell table:number-columns-repeated="10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427532" calcext:value-type="float">
            <text:p>0.427532</text:p>
          </table:table-cell>
          <table:table-cell office:value-type="float" office:value="0.187654" calcext:value-type="float">
            <text:p>0.187654</text:p>
          </table:table-cell>
          <table:table-cell office:value-type="float" office:value="0.0386513" calcext:value-type="float">
            <text:p>0.0386513</text:p>
          </table:table-cell>
          <table:table-cell office:value-type="float" office:value="3.76938" calcext:value-type="float">
            <text:p>3.76938</text:p>
          </table:table-cell>
          <table:table-cell office:value-type="float" office:value="31.6592" calcext:value-type="float">
            <text:p>31.6592</text:p>
          </table:table-cell>
          <table:table-cell office:value-type="float" office:value="0.634131" calcext:value-type="float">
            <text:p>0.634131</text:p>
          </table:table-cell>
          <table:table-cell table:number-columns-repeated="10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424695" calcext:value-type="float">
            <text:p>0.424695</text:p>
          </table:table-cell>
          <table:table-cell office:value-type="float" office:value="0.185115" calcext:value-type="float">
            <text:p>0.185115</text:p>
          </table:table-cell>
          <table:table-cell office:value-type="float" office:value="0.037578" calcext:value-type="float">
            <text:p>0.037578</text:p>
          </table:table-cell>
          <table:table-cell office:value-type="float" office:value="3.88753" calcext:value-type="float">
            <text:p>3.88753</text:p>
          </table:table-cell>
          <table:table-cell office:value-type="float" office:value="30.9467" calcext:value-type="float">
            <text:p>30.9467</text:p>
          </table:table-cell>
          <table:table-cell office:value-type="float" office:value="0.634464" calcext:value-type="float">
            <text:p>0.634464</text:p>
          </table:table-cell>
          <table:table-cell table:number-columns-repeated="10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428246" calcext:value-type="float">
            <text:p>0.428246</text:p>
          </table:table-cell>
          <table:table-cell office:value-type="float" office:value="0.188011" calcext:value-type="float">
            <text:p>0.188011</text:p>
          </table:table-cell>
          <table:table-cell office:value-type="float" office:value="0.0385963" calcext:value-type="float">
            <text:p>0.0385963</text:p>
          </table:table-cell>
          <table:table-cell office:value-type="float" office:value="3.76279" calcext:value-type="float">
            <text:p>3.76279</text:p>
          </table:table-cell>
          <table:table-cell office:value-type="float" office:value="31.7183" calcext:value-type="float">
            <text:p>31.7183</text:p>
          </table:table-cell>
          <table:table-cell office:value-type="float" office:value="0.636037" calcext:value-type="float">
            <text:p>0.636037</text:p>
          </table:table-cell>
          <table:table-cell table:number-columns-repeated="10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426659" calcext:value-type="float">
            <text:p>0.426659</text:p>
          </table:table-cell>
          <table:table-cell office:value-type="float" office:value="0.186775" calcext:value-type="float">
            <text:p>0.186775</text:p>
          </table:table-cell>
          <table:table-cell office:value-type="float" office:value="0.0382146" calcext:value-type="float">
            <text:p>0.0382146</text:p>
          </table:table-cell>
          <table:table-cell office:value-type="float" office:value="3.79689" calcext:value-type="float">
            <text:p>3.79689</text:p>
          </table:table-cell>
          <table:table-cell office:value-type="float" office:value="31.4659" calcext:value-type="float">
            <text:p>31.4659</text:p>
          </table:table-cell>
          <table:table-cell office:value-type="float" office:value="0.634849" calcext:value-type="float">
            <text:p>0.634849</text:p>
          </table:table-cell>
          <table:table-cell table:number-columns-repeated="10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427105" calcext:value-type="float">
            <text:p>0.427105</text:p>
          </table:table-cell>
          <table:table-cell office:value-type="float" office:value="0.187137" calcext:value-type="float">
            <text:p>0.187137</text:p>
          </table:table-cell>
          <table:table-cell office:value-type="float" office:value="0.0383438" calcext:value-type="float">
            <text:p>0.0383438</text:p>
          </table:table-cell>
          <table:table-cell office:value-type="float" office:value="3.83542" calcext:value-type="float">
            <text:p>3.83542</text:p>
          </table:table-cell>
          <table:table-cell office:value-type="float" office:value="31.3348" calcext:value-type="float">
            <text:p>31.3348</text:p>
          </table:table-cell>
          <table:table-cell office:value-type="float" office:value="0.635031" calcext:value-type="float">
            <text:p>0.6350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44444" calcext:value-type="float">
            <text:p>0.0244444</text:p>
          </table:table-cell>
          <table:table-cell office:value-type="float" office:value="0.000597531" calcext:value-type="float">
            <text:p>0.000597531</text:p>
          </table:table-cell>
          <table:table-cell office:value-type="float" office:value="0.000000357043" calcext:value-type="float">
            <text:p>3.57043E-07</text:p>
          </table:table-cell>
          <table:table-cell office:value-type="float" office:value="0.834912" calcext:value-type="float">
            <text:p>0.834912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655556" calcext:value-type="float">
            <text:p>0.0655556</text:p>
          </table:table-cell>
          <table:table-cell office:value-type="float" office:value="0.00495062" calcext:value-type="float">
            <text:p>0.00495062</text:p>
          </table:table-cell>
          <table:table-cell office:value-type="float" office:value="0.0000357352" calcext:value-type="float">
            <text:p>3.57352E-05</text:p>
          </table:table-cell>
          <table:table-cell office:value-type="float" office:value="3.77215" calcext:value-type="float">
            <text:p>3.77215</text:p>
          </table:table-cell>
          <table:table-cell office:value-type="float" office:value="2.03601" calcext:value-type="float">
            <text:p>2.03601</text:p>
          </table:table-cell>
          <table:table-cell office:value-type="float" office:value="0.513977" calcext:value-type="float">
            <text:p>0.513977</text:p>
          </table:table-cell>
          <table:table-cell table:number-columns-repeated="10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938889" calcext:value-type="float">
            <text:p>0.0938889</text:p>
          </table:table-cell>
          <table:table-cell office:value-type="float" office:value="0.00898148" calcext:value-type="float">
            <text:p>0.00898148</text:p>
          </table:table-cell>
          <table:table-cell office:value-type="float" office:value="0.0000860699" calcext:value-type="float">
            <text:p>8.60699E-05</text:p>
          </table:table-cell>
          <table:table-cell office:value-type="float" office:value="2.82948" calcext:value-type="float">
            <text:p>2.82948</text:p>
          </table:table-cell>
          <table:table-cell office:value-type="float" office:value="6.5181" calcext:value-type="float">
            <text:p>6.5181</text:p>
          </table:table-cell>
          <table:table-cell office:value-type="float" office:value="0.644341" calcext:value-type="float">
            <text:p>0.644341</text:p>
          </table:table-cell>
          <table:table-cell table:number-columns-repeated="10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13333" calcext:value-type="float">
            <text:p>0.213333</text:p>
          </table:table-cell>
          <table:table-cell office:value-type="float" office:value="0.0467852" calcext:value-type="float">
            <text:p>0.0467852</text:p>
          </table:table-cell>
          <table:table-cell office:value-type="float" office:value="0.00238143" calcext:value-type="float">
            <text:p>0.00238143</text:p>
          </table:table-cell>
          <table:table-cell office:value-type="float" office:value="3.94416" calcext:value-type="float">
            <text:p>3.94416</text:p>
          </table:table-cell>
          <table:table-cell office:value-type="float" office:value="14.8791" calcext:value-type="float">
            <text:p>14.8791</text:p>
          </table:table-cell>
          <table:table-cell office:value-type="float" office:value="0.63734" calcext:value-type="float">
            <text:p>0.63734</text:p>
          </table:table-cell>
          <table:table-cell table:number-columns-repeated="10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11806" calcext:value-type="float">
            <text:p>0.311806</text:p>
          </table:table-cell>
          <table:table-cell office:value-type="float" office:value="0.0975861" calcext:value-type="float">
            <text:p>0.0975861</text:p>
          </table:table-cell>
          <table:table-cell office:value-type="float" office:value="0.00966297" calcext:value-type="float">
            <text:p>0.00966297</text:p>
          </table:table-cell>
          <table:table-cell office:value-type="float" office:value="2.127" calcext:value-type="float">
            <text:p>2.127</text:p>
          </table:table-cell>
          <table:table-cell office:value-type="float" office:value="30.3629" calcext:value-type="float">
            <text:p>30.3629</text:p>
          </table:table-cell>
          <table:table-cell office:value-type="float" office:value="0.661769" calcext:value-type="float">
            <text:p>0.661769</text:p>
          </table:table-cell>
          <table:table-cell table:number-columns-repeated="10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37361" calcext:value-type="float">
            <text:p>0.337361</text:p>
          </table:table-cell>
          <table:table-cell office:value-type="float" office:value="0.115238" calcext:value-type="float">
            <text:p>0.115238</text:p>
          </table:table-cell>
          <table:table-cell office:value-type="float" office:value="0.0139588" calcext:value-type="float">
            <text:p>0.0139588</text:p>
          </table:table-cell>
          <table:table-cell office:value-type="float" office:value="1.91949" calcext:value-type="float">
            <text:p>1.91949</text:p>
          </table:table-cell>
          <table:table-cell office:value-type="float" office:value="34.8342" calcext:value-type="float">
            <text:p>34.8342</text:p>
          </table:table-cell>
          <table:table-cell office:value-type="float" office:value="0.649625" calcext:value-type="float">
            <text:p>0.649625</text:p>
          </table:table-cell>
          <table:table-cell table:number-columns-repeated="10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410868" calcext:value-type="float">
            <text:p>0.410868</text:p>
          </table:table-cell>
          <table:table-cell office:value-type="float" office:value="0.171112" calcext:value-type="float">
            <text:p>0.171112</text:p>
          </table:table-cell>
          <table:table-cell office:value-type="float" office:value="0.0308321" calcext:value-type="float">
            <text:p>0.0308321</text:p>
          </table:table-cell>
          <table:table-cell office:value-type="float" office:value="2.00239" calcext:value-type="float">
            <text:p>2.00239</text:p>
          </table:table-cell>
          <table:table-cell office:value-type="float" office:value="41.6755" calcext:value-type="float">
            <text:p>41.6755</text:p>
          </table:table-cell>
          <table:table-cell office:value-type="float" office:value="0.64899" calcext:value-type="float">
            <text:p>0.64899</text:p>
          </table:table-cell>
          <table:table-cell table:number-columns-repeated="10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64983" calcext:value-type="float">
            <text:p>0.364983</text:p>
          </table:table-cell>
          <table:table-cell office:value-type="float" office:value="0.135574" calcext:value-type="float">
            <text:p>0.135574</text:p>
          </table:table-cell>
          <table:table-cell office:value-type="float" office:value="0.0196573" calcext:value-type="float">
            <text:p>0.0196573</text:p>
          </table:table-cell>
          <table:table-cell office:value-type="float" office:value="3.59313" calcext:value-type="float">
            <text:p>3.59313</text:p>
          </table:table-cell>
          <table:table-cell office:value-type="float" office:value="27.4611" calcext:value-type="float">
            <text:p>27.4611</text:p>
          </table:table-cell>
          <table:table-cell office:value-type="float" office:value="0.64351" calcext:value-type="float">
            <text:p>0.64351</text:p>
          </table:table-cell>
          <table:table-cell table:number-columns-repeated="10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353056" calcext:value-type="float">
            <text:p>0.353056</text:p>
          </table:table-cell>
          <table:table-cell office:value-type="float" office:value="0.129572" calcext:value-type="float">
            <text:p>0.129572</text:p>
          </table:table-cell>
          <table:table-cell office:value-type="float" office:value="0.0190486" calcext:value-type="float">
            <text:p>0.0190486</text:p>
          </table:table-cell>
          <table:table-cell office:value-type="float" office:value="4.88317" calcext:value-type="float">
            <text:p>4.88317</text:p>
          </table:table-cell>
          <table:table-cell office:value-type="float" office:value="22.8809" calcext:value-type="float">
            <text:p>22.8809</text:p>
          </table:table-cell>
          <table:table-cell office:value-type="float" office:value="0.621804" calcext:value-type="float">
            <text:p>0.621804</text:p>
          </table:table-cell>
          <table:table-cell table:number-columns-repeated="10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86554" calcext:value-type="float">
            <text:p>0.386554</text:p>
          </table:table-cell>
          <table:table-cell office:value-type="float" office:value="0.153525" calcext:value-type="float">
            <text:p>0.153525</text:p>
          </table:table-cell>
          <table:table-cell office:value-type="float" office:value="0.0256595" calcext:value-type="float">
            <text:p>0.0256595</text:p>
          </table:table-cell>
          <table:table-cell office:value-type="float" office:value="3.49193" calcext:value-type="float">
            <text:p>3.49193</text:p>
          </table:table-cell>
          <table:table-cell office:value-type="float" office:value="29.7068" calcext:value-type="float">
            <text:p>29.7068</text:p>
          </table:table-cell>
          <table:table-cell office:value-type="float" office:value="0.637115" calcext:value-type="float">
            <text:p>0.637115</text:p>
          </table:table-cell>
          <table:table-cell table:number-columns-repeated="10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406966" calcext:value-type="float">
            <text:p>0.406966</text:p>
          </table:table-cell>
          <table:table-cell office:value-type="float" office:value="0.169389" calcext:value-type="float">
            <text:p>0.169389</text:p>
          </table:table-cell>
          <table:table-cell office:value-type="float" office:value="0.0311731" calcext:value-type="float">
            <text:p>0.0311731</text:p>
          </table:table-cell>
          <table:table-cell office:value-type="float" office:value="2.58714" calcext:value-type="float">
            <text:p>2.58714</text:p>
          </table:table-cell>
          <table:table-cell office:value-type="float" office:value="36.406" calcext:value-type="float">
            <text:p>36.406</text:p>
          </table:table-cell>
          <table:table-cell office:value-type="float" office:value="0.637848" calcext:value-type="float">
            <text:p>0.637848</text:p>
          </table:table-cell>
          <table:table-cell table:number-columns-repeated="10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383967" calcext:value-type="float">
            <text:p>0.383967</text:p>
          </table:table-cell>
          <table:table-cell office:value-type="float" office:value="0.151538" calcext:value-type="float">
            <text:p>0.151538</text:p>
          </table:table-cell>
          <table:table-cell office:value-type="float" office:value="0.0253816" calcext:value-type="float">
            <text:p>0.0253816</text:p>
          </table:table-cell>
          <table:table-cell office:value-type="float" office:value="3.77001" calcext:value-type="float">
            <text:p>3.77001</text:p>
          </table:table-cell>
          <table:table-cell office:value-type="float" office:value="28.37" calcext:value-type="float">
            <text:p>28.37</text:p>
          </table:table-cell>
          <table:table-cell office:value-type="float" office:value="0.63157" calcext:value-type="float">
            <text:p>0.63157</text:p>
          </table:table-cell>
          <table:table-cell table:number-columns-repeated="10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383271" calcext:value-type="float">
            <text:p>0.383271</text:p>
          </table:table-cell>
          <table:table-cell office:value-type="float" office:value="0.15116" calcext:value-type="float">
            <text:p>0.15116</text:p>
          </table:table-cell>
          <table:table-cell office:value-type="float" office:value="0.0253189" calcext:value-type="float">
            <text:p>0.0253189</text:p>
          </table:table-cell>
          <table:table-cell office:value-type="float" office:value="3.30307" calcext:value-type="float">
            <text:p>3.30307</text:p>
          </table:table-cell>
          <table:table-cell office:value-type="float" office:value="30.3235" calcext:value-type="float">
            <text:p>30.3235</text:p>
          </table:table-cell>
          <table:table-cell office:value-type="float" office:value="0.630641" calcext:value-type="float">
            <text:p>0.630641</text:p>
          </table:table-cell>
          <table:table-cell table:number-columns-repeated="10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8013" calcext:value-type="float">
            <text:p>0.38013</text:p>
          </table:table-cell>
          <table:table-cell office:value-type="float" office:value="0.149448" calcext:value-type="float">
            <text:p>0.149448</text:p>
          </table:table-cell>
          <table:table-cell office:value-type="float" office:value="0.0251047" calcext:value-type="float">
            <text:p>0.0251047</text:p>
          </table:table-cell>
          <table:table-cell office:value-type="float" office:value="3.69835" calcext:value-type="float">
            <text:p>3.69835</text:p>
          </table:table-cell>
          <table:table-cell office:value-type="float" office:value="28.4474" calcext:value-type="float">
            <text:p>28.4474</text:p>
          </table:table-cell>
          <table:table-cell office:value-type="float" office:value="0.625327" calcext:value-type="float">
            <text:p>0.625327</text:p>
          </table:table-cell>
          <table:table-cell table:number-columns-repeated="10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376825" calcext:value-type="float">
            <text:p>0.376825</text:p>
          </table:table-cell>
          <table:table-cell office:value-type="float" office:value="0.146396" calcext:value-type="float">
            <text:p>0.146396</text:p>
          </table:table-cell>
          <table:table-cell office:value-type="float" office:value="0.0239108" calcext:value-type="float">
            <text:p>0.0239108</text:p>
          </table:table-cell>
          <table:table-cell office:value-type="float" office:value="3.60757" calcext:value-type="float">
            <text:p>3.60757</text:p>
          </table:table-cell>
          <table:table-cell office:value-type="float" office:value="28.5092" calcext:value-type="float">
            <text:p>28.5092</text:p>
          </table:table-cell>
          <table:table-cell office:value-type="float" office:value="0.628112" calcext:value-type="float">
            <text:p>0.628112</text:p>
          </table:table-cell>
          <table:table-cell table:number-columns-repeated="10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381572" calcext:value-type="float">
            <text:p>0.381572</text:p>
          </table:table-cell>
          <table:table-cell office:value-type="float" office:value="0.149756" calcext:value-type="float">
            <text:p>0.149756</text:p>
          </table:table-cell>
          <table:table-cell office:value-type="float" office:value="0.0248006" calcext:value-type="float">
            <text:p>0.0248006</text:p>
          </table:table-cell>
          <table:table-cell office:value-type="float" office:value="3.59597" calcext:value-type="float">
            <text:p>3.59597</text:p>
          </table:table-cell>
          <table:table-cell office:value-type="float" office:value="28.8914" calcext:value-type="float">
            <text:p>28.8914</text:p>
          </table:table-cell>
          <table:table-cell office:value-type="float" office:value="0.631386" calcext:value-type="float">
            <text:p>0.631386</text:p>
          </table:table-cell>
          <table:table-cell table:number-columns-repeated="10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384122" calcext:value-type="float">
            <text:p>0.384122</text:p>
          </table:table-cell>
          <table:table-cell office:value-type="float" office:value="0.151877" calcext:value-type="float">
            <text:p>0.151877</text:p>
          </table:table-cell>
          <table:table-cell office:value-type="float" office:value="0.0255395" calcext:value-type="float">
            <text:p>0.0255395</text:p>
          </table:table-cell>
          <table:table-cell office:value-type="float" office:value="3.57079" calcext:value-type="float">
            <text:p>3.57079</text:p>
          </table:table-cell>
          <table:table-cell office:value-type="float" office:value="29.206" calcext:value-type="float">
            <text:p>29.206</text:p>
          </table:table-cell>
          <table:table-cell office:value-type="float" office:value="0.63093" calcext:value-type="float">
            <text:p>0.63093</text:p>
          </table:table-cell>
          <table:table-cell table:number-columns-repeated="10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383464" calcext:value-type="float">
            <text:p>0.383464</text:p>
          </table:table-cell>
          <table:table-cell office:value-type="float" office:value="0.15123" calcext:value-type="float">
            <text:p>0.15123</text:p>
          </table:table-cell>
          <table:table-cell office:value-type="float" office:value="0.025291" calcext:value-type="float">
            <text:p>0.025291</text:p>
          </table:table-cell>
          <table:table-cell office:value-type="float" office:value="3.55008" calcext:value-type="float">
            <text:p>3.55008</text:p>
          </table:table-cell>
          <table:table-cell office:value-type="float" office:value="29.2292" calcext:value-type="float">
            <text:p>29.2292</text:p>
          </table:table-cell>
          <table:table-cell office:value-type="float" office:value="0.631388" calcext:value-type="float">
            <text:p>0.631388</text:p>
          </table:table-cell>
          <table:table-cell table:number-columns-repeated="10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381844" calcext:value-type="float">
            <text:p>0.381844</text:p>
          </table:table-cell>
          <table:table-cell office:value-type="float" office:value="0.150193" calcext:value-type="float">
            <text:p>0.150193</text:p>
          </table:table-cell>
          <table:table-cell office:value-type="float" office:value="0.025062" calcext:value-type="float">
            <text:p>0.025062</text:p>
          </table:table-cell>
          <table:table-cell office:value-type="float" office:value="3.63751" calcext:value-type="float">
            <text:p>3.63751</text:p>
          </table:table-cell>
          <table:table-cell office:value-type="float" office:value="28.7644" calcext:value-type="float">
            <text:p>28.7644</text:p>
          </table:table-cell>
          <table:table-cell office:value-type="float" office:value="0.629663" calcext:value-type="float">
            <text:p>0.629663</text:p>
          </table:table-cell>
          <table:table-cell table:number-columns-repeated="10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81871" calcext:value-type="float">
            <text:p>0.381871</text:p>
          </table:table-cell>
          <table:table-cell office:value-type="float" office:value="0.150141" calcext:value-type="float">
            <text:p>0.150141</text:p>
          </table:table-cell>
          <table:table-cell office:value-type="float" office:value="0.024998" calcext:value-type="float">
            <text:p>0.024998</text:p>
          </table:table-cell>
          <table:table-cell office:value-type="float" office:value="3.60506" calcext:value-type="float">
            <text:p>3.60506</text:p>
          </table:table-cell>
          <table:table-cell office:value-type="float" office:value="28.892" calcext:value-type="float">
            <text:p>28.892</text:p>
          </table:table-cell>
          <table:table-cell office:value-type="float" office:value="0.630354" calcext:value-type="float">
            <text:p>0.6303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00256" calcext:value-type="float">
            <text:p>2.56E-06</text:p>
          </table:table-cell>
          <table:table-cell office:value-type="float" office:value="0.187102" calcext:value-type="float">
            <text:p>0.187102</text:p>
          </table:table-cell>
          <table:table-cell office:value-type="float" office:value="12.3781" calcext:value-type="float">
            <text:p>12.3781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788889" calcext:value-type="float">
            <text:p>0.0788889</text:p>
          </table:table-cell>
          <table:table-cell office:value-type="float" office:value="0.00622469" calcext:value-type="float">
            <text:p>0.00622469</text:p>
          </table:table-cell>
          <table:table-cell office:value-type="float" office:value="0.0000387775" calcext:value-type="float">
            <text:p>3.87775E-05</text:p>
          </table:table-cell>
          <table:table-cell office:value-type="float" office:value="0.185269" calcext:value-type="float">
            <text:p>0.185269</text:p>
          </table:table-cell>
          <table:table-cell office:value-type="float" office:value="25.865" calcext:value-type="float">
            <text:p>25.865</text:p>
          </table:table-cell>
          <table:table-cell office:value-type="float" office:value="0.666402" calcext:value-type="float">
            <text:p>0.666402</text:p>
          </table:table-cell>
          <table:table-cell table:number-columns-repeated="10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21111" calcext:value-type="float">
            <text:p>0.121111</text:p>
          </table:table-cell>
          <table:table-cell office:value-type="float" office:value="0.0150889" calcext:value-type="float">
            <text:p>0.0150889</text:p>
          </table:table-cell>
          <table:table-cell office:value-type="float" office:value="0.000256599" calcext:value-type="float">
            <text:p>0.000256599</text:p>
          </table:table-cell>
          <table:table-cell office:value-type="float" office:value="0.748731" calcext:value-type="float">
            <text:p>0.748731</text:p>
          </table:table-cell>
          <table:table-cell office:value-type="float" office:value="19.8019" calcext:value-type="float">
            <text:p>19.8019</text:p>
          </table:table-cell>
          <table:table-cell office:value-type="float" office:value="0.62432" calcext:value-type="float">
            <text:p>0.62432</text:p>
          </table:table-cell>
          <table:table-cell table:number-columns-repeated="10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46111" calcext:value-type="float">
            <text:p>0.146111</text:p>
          </table:table-cell>
          <table:table-cell office:value-type="float" office:value="0.0218432" calcext:value-type="float">
            <text:p>0.0218432</text:p>
          </table:table-cell>
          <table:table-cell office:value-type="float" office:value="0.000516843" calcext:value-type="float">
            <text:p>0.000516843</text:p>
          </table:table-cell>
          <table:table-cell office:value-type="float" office:value="3.9389" calcext:value-type="float">
            <text:p>3.9389</text:p>
          </table:table-cell>
          <table:table-cell office:value-type="float" office:value="9.55596" calcext:value-type="float">
            <text:p>9.55596</text:p>
          </table:table-cell>
          <table:table-cell office:value-type="float" office:value="0.638919" calcext:value-type="float">
            <text:p>0.638919</text:p>
          </table:table-cell>
          <table:table-cell table:number-columns-repeated="10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80972" calcext:value-type="float">
            <text:p>0.280972</text:p>
          </table:table-cell>
          <table:table-cell office:value-type="float" office:value="0.0824793" calcext:value-type="float">
            <text:p>0.0824793</text:p>
          </table:table-cell>
          <table:table-cell office:value-type="float" office:value="0.00781152" calcext:value-type="float">
            <text:p>0.00781152</text:p>
          </table:table-cell>
          <table:table-cell office:value-type="float" office:value="2.73991" calcext:value-type="float">
            <text:p>2.73991</text:p>
          </table:table-cell>
          <table:table-cell office:value-type="float" office:value="24.434" calcext:value-type="float">
            <text:p>24.434</text:p>
          </table:table-cell>
          <table:table-cell office:value-type="float" office:value="0.617242" calcext:value-type="float">
            <text:p>0.617242</text:p>
          </table:table-cell>
          <table:table-cell table:number-columns-repeated="10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273194" calcext:value-type="float">
            <text:p>0.273194</text:p>
          </table:table-cell>
          <table:table-cell office:value-type="float" office:value="0.0779238" calcext:value-type="float">
            <text:p>0.0779238</text:p>
          </table:table-cell>
          <table:table-cell office:value-type="float" office:value="0.0069361" calcext:value-type="float">
            <text:p>0.0069361</text:p>
          </table:table-cell>
          <table:table-cell office:value-type="float" office:value="2.8764" calcext:value-type="float">
            <text:p>2.8764</text:p>
          </table:table-cell>
          <table:table-cell office:value-type="float" office:value="23.1299" calcext:value-type="float">
            <text:p>23.1299</text:p>
          </table:table-cell>
          <table:table-cell office:value-type="float" office:value="0.619237" calcext:value-type="float">
            <text:p>0.619237</text:p>
          </table:table-cell>
          <table:table-cell table:number-columns-repeated="10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02743" calcext:value-type="float">
            <text:p>0.302743</text:p>
          </table:table-cell>
          <table:table-cell office:value-type="float" office:value="0.0947817" calcext:value-type="float">
            <text:p>0.0947817</text:p>
          </table:table-cell>
          <table:table-cell office:value-type="float" office:value="0.0102303" calcext:value-type="float">
            <text:p>0.0102303</text:p>
          </table:table-cell>
          <table:table-cell office:value-type="float" office:value="3.66017" calcext:value-type="float">
            <text:p>3.66017</text:p>
          </table:table-cell>
          <table:table-cell office:value-type="float" office:value="22.5915" calcext:value-type="float">
            <text:p>22.5915</text:p>
          </table:table-cell>
          <table:table-cell office:value-type="float" office:value="0.620406" calcext:value-type="float">
            <text:p>0.620406</text:p>
          </table:table-cell>
          <table:table-cell table:number-columns-repeated="10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25538" calcext:value-type="float">
            <text:p>0.325538</text:p>
          </table:table-cell>
          <table:table-cell office:value-type="float" office:value="0.111016" calcext:value-type="float">
            <text:p>0.111016</text:p>
          </table:table-cell>
          <table:table-cell office:value-type="float" office:value="0.0146537" calcext:value-type="float">
            <text:p>0.0146537</text:p>
          </table:table-cell>
          <table:table-cell office:value-type="float" office:value="4.16109" calcext:value-type="float">
            <text:p>4.16109</text:p>
          </table:table-cell>
          <table:table-cell office:value-type="float" office:value="22.946" calcext:value-type="float">
            <text:p>22.946</text:p>
          </table:table-cell>
          <table:table-cell office:value-type="float" office:value="0.603668" calcext:value-type="float">
            <text:p>0.603668</text:p>
          </table:table-cell>
          <table:table-cell table:number-columns-repeated="10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353464" calcext:value-type="float">
            <text:p>0.353464</text:p>
          </table:table-cell>
          <table:table-cell office:value-type="float" office:value="0.129068" calcext:value-type="float">
            <text:p>0.129068</text:p>
          </table:table-cell>
          <table:table-cell office:value-type="float" office:value="0.0188138" calcext:value-type="float">
            <text:p>0.0188138</text:p>
          </table:table-cell>
          <table:table-cell office:value-type="float" office:value="2.6077" calcext:value-type="float">
            <text:p>2.6077</text:p>
          </table:table-cell>
          <table:table-cell office:value-type="float" office:value="31.565" calcext:value-type="float">
            <text:p>31.565</text:p>
          </table:table-cell>
          <table:table-cell office:value-type="float" office:value="0.623539" calcext:value-type="float">
            <text:p>0.623539</text:p>
          </table:table-cell>
          <table:table-cell table:number-columns-repeated="10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27279" calcext:value-type="float">
            <text:p>0.327279</text:p>
          </table:table-cell>
          <table:table-cell office:value-type="float" office:value="0.110996" calcext:value-type="float">
            <text:p>0.110996</text:p>
          </table:table-cell>
          <table:table-cell office:value-type="float" office:value="0.0139218" calcext:value-type="float">
            <text:p>0.0139218</text:p>
          </table:table-cell>
          <table:table-cell office:value-type="float" office:value="3.8953" calcext:value-type="float">
            <text:p>3.8953</text:p>
          </table:table-cell>
          <table:table-cell office:value-type="float" office:value="23.7467" calcext:value-type="float">
            <text:p>23.7467</text:p>
          </table:table-cell>
          <table:table-cell office:value-type="float" office:value="0.623329" calcext:value-type="float">
            <text:p>0.623329</text:p>
          </table:table-cell>
          <table:table-cell table:number-columns-repeated="10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62435" calcext:value-type="float">
            <text:p>0.362435</text:p>
          </table:table-cell>
          <table:table-cell office:value-type="float" office:value="0.134431" calcext:value-type="float">
            <text:p>0.134431</text:p>
          </table:table-cell>
          <table:table-cell office:value-type="float" office:value="0.0197006" calcext:value-type="float">
            <text:p>0.0197006</text:p>
          </table:table-cell>
          <table:table-cell office:value-type="float" office:value="3.0234" calcext:value-type="float">
            <text:p>3.0234</text:p>
          </table:table-cell>
          <table:table-cell office:value-type="float" office:value="29.8789" calcext:value-type="float">
            <text:p>29.8789</text:p>
          </table:table-cell>
          <table:table-cell office:value-type="float" office:value="0.636623" calcext:value-type="float">
            <text:p>0.636623</text:p>
          </table:table-cell>
          <table:table-cell table:number-columns-repeated="10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357898" calcext:value-type="float">
            <text:p>0.357898</text:p>
          </table:table-cell>
          <table:table-cell office:value-type="float" office:value="0.131296" calcext:value-type="float">
            <text:p>0.131296</text:p>
          </table:table-cell>
          <table:table-cell office:value-type="float" office:value="0.0188554" calcext:value-type="float">
            <text:p>0.0188554</text:p>
          </table:table-cell>
          <table:table-cell office:value-type="float" office:value="3.49001" calcext:value-type="float">
            <text:p>3.49001</text:p>
          </table:table-cell>
          <table:table-cell office:value-type="float" office:value="27.4194" calcext:value-type="float">
            <text:p>27.4194</text:p>
          </table:table-cell>
          <table:table-cell office:value-type="float" office:value="0.635401" calcext:value-type="float">
            <text:p>0.635401</text:p>
          </table:table-cell>
          <table:table-cell table:number-columns-repeated="10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358683" calcext:value-type="float">
            <text:p>0.358683</text:p>
          </table:table-cell>
          <table:table-cell office:value-type="float" office:value="0.132106" calcext:value-type="float">
            <text:p>0.132106</text:p>
          </table:table-cell>
          <table:table-cell office:value-type="float" office:value="0.0191995" calcext:value-type="float">
            <text:p>0.0191995</text:p>
          </table:table-cell>
          <table:table-cell office:value-type="float" office:value="2.86319" calcext:value-type="float">
            <text:p>2.86319</text:p>
          </table:table-cell>
          <table:table-cell office:value-type="float" office:value="30.4509" calcext:value-type="float">
            <text:p>30.4509</text:p>
          </table:table-cell>
          <table:table-cell office:value-type="float" office:value="0.633289" calcext:value-type="float">
            <text:p>0.633289</text:p>
          </table:table-cell>
          <table:table-cell table:number-columns-repeated="10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4258" calcext:value-type="float">
            <text:p>0.34258</text:p>
          </table:table-cell>
          <table:table-cell office:value-type="float" office:value="0.121148" calcext:value-type="float">
            <text:p>0.121148</text:p>
          </table:table-cell>
          <table:table-cell office:value-type="float" office:value="0.0164503" calcext:value-type="float">
            <text:p>0.0164503</text:p>
          </table:table-cell>
          <table:table-cell office:value-type="float" office:value="3.26762" calcext:value-type="float">
            <text:p>3.26762</text:p>
          </table:table-cell>
          <table:table-cell office:value-type="float" office:value="27.214" calcext:value-type="float">
            <text:p>27.214</text:p>
          </table:table-cell>
          <table:table-cell office:value-type="float" office:value="0.626389" calcext:value-type="float">
            <text:p>0.626389</text:p>
          </table:table-cell>
          <table:table-cell table:number-columns-repeated="10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351328" calcext:value-type="float">
            <text:p>0.351328</text:p>
          </table:table-cell>
          <table:table-cell office:value-type="float" office:value="0.127437" calcext:value-type="float">
            <text:p>0.127437</text:p>
          </table:table-cell>
          <table:table-cell office:value-type="float" office:value="0.0182001" calcext:value-type="float">
            <text:p>0.0182001</text:p>
          </table:table-cell>
          <table:table-cell office:value-type="float" office:value="3.25429" calcext:value-type="float">
            <text:p>3.25429</text:p>
          </table:table-cell>
          <table:table-cell office:value-type="float" office:value="27.9915" calcext:value-type="float">
            <text:p>27.9915</text:p>
          </table:table-cell>
          <table:table-cell office:value-type="float" office:value="0.626437" calcext:value-type="float">
            <text:p>0.626437</text:p>
          </table:table-cell>
          <table:table-cell table:number-columns-repeated="10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350939" calcext:value-type="float">
            <text:p>0.350939</text:p>
          </table:table-cell>
          <table:table-cell office:value-type="float" office:value="0.127228" calcext:value-type="float">
            <text:p>0.127228</text:p>
          </table:table-cell>
          <table:table-cell office:value-type="float" office:value="0.0181631" calcext:value-type="float">
            <text:p>0.0181631</text:p>
          </table:table-cell>
          <table:table-cell office:value-type="float" office:value="3.3125" calcext:value-type="float">
            <text:p>3.3125</text:p>
          </table:table-cell>
          <table:table-cell office:value-type="float" office:value="27.7138" calcext:value-type="float">
            <text:p>27.7138</text:p>
          </table:table-cell>
          <table:table-cell office:value-type="float" office:value="0.625973" calcext:value-type="float">
            <text:p>0.625973</text:p>
          </table:table-cell>
          <table:table-cell table:number-columns-repeated="10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349423" calcext:value-type="float">
            <text:p>0.349423</text:p>
          </table:table-cell>
          <table:table-cell office:value-type="float" office:value="0.125985" calcext:value-type="float">
            <text:p>0.125985</text:p>
          </table:table-cell>
          <table:table-cell office:value-type="float" office:value="0.0177461" calcext:value-type="float">
            <text:p>0.0177461</text:p>
          </table:table-cell>
          <table:table-cell office:value-type="float" office:value="3.26651" calcext:value-type="float">
            <text:p>3.26651</text:p>
          </table:table-cell>
          <table:table-cell office:value-type="float" office:value="27.7732" calcext:value-type="float">
            <text:p>27.7732</text:p>
          </table:table-cell>
          <table:table-cell office:value-type="float" office:value="0.627313" calcext:value-type="float">
            <text:p>0.627313</text:p>
          </table:table-cell>
          <table:table-cell table:number-columns-repeated="10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349967" calcext:value-type="float">
            <text:p>0.349967</text:p>
          </table:table-cell>
          <table:table-cell office:value-type="float" office:value="0.126319" calcext:value-type="float">
            <text:p>0.126319</text:p>
          </table:table-cell>
          <table:table-cell office:value-type="float" office:value="0.0178166" calcext:value-type="float">
            <text:p>0.0178166</text:p>
          </table:table-cell>
          <table:table-cell office:value-type="float" office:value="3.28387" calcext:value-type="float">
            <text:p>3.28387</text:p>
          </table:table-cell>
          <table:table-cell office:value-type="float" office:value="27.7353" calcext:value-type="float">
            <text:p>27.7353</text:p>
          </table:table-cell>
          <table:table-cell office:value-type="float" office:value="0.627806" calcext:value-type="float">
            <text:p>0.627806</text:p>
          </table:table-cell>
          <table:table-cell table:number-columns-repeated="10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348873" calcext:value-type="float">
            <text:p>0.348873</text:p>
          </table:table-cell>
          <table:table-cell office:value-type="float" office:value="0.125673" calcext:value-type="float">
            <text:p>0.125673</text:p>
          </table:table-cell>
          <table:table-cell office:value-type="float" office:value="0.017692" calcext:value-type="float">
            <text:p>0.017692</text:p>
          </table:table-cell>
          <table:table-cell office:value-type="float" office:value="3.28255" calcext:value-type="float">
            <text:p>3.28255</text:p>
          </table:table-cell>
          <table:table-cell office:value-type="float" office:value="27.6679" calcext:value-type="float">
            <text:p>27.6679</text:p>
          </table:table-cell>
          <table:table-cell office:value-type="float" office:value="0.6266" calcext:value-type="float">
            <text:p>0.6266</text:p>
          </table:table-cell>
          <table:table-cell table:number-columns-repeated="10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49564" calcext:value-type="float">
            <text:p>0.349564</text:p>
          </table:table-cell>
          <table:table-cell office:value-type="float" office:value="0.126134" calcext:value-type="float">
            <text:p>0.126134</text:p>
          </table:table-cell>
          <table:table-cell office:value-type="float" office:value="0.0178126" calcext:value-type="float">
            <text:p>0.0178126</text:p>
          </table:table-cell>
          <table:table-cell office:value-type="float" office:value="3.2846" calcext:value-type="float">
            <text:p>3.2846</text:p>
          </table:table-cell>
          <table:table-cell office:value-type="float" office:value="27.7112" calcext:value-type="float">
            <text:p>27.7112</text:p>
          </table:table-cell>
          <table:table-cell office:value-type="float" office:value="0.6268" calcext:value-type="float">
            <text:p>0.62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11111" calcext:value-type="float">
            <text:p>0.0311111</text:p>
          </table:table-cell>
          <table:table-cell office:value-type="float" office:value="0.000967901" calcext:value-type="float">
            <text:p>0.000967901</text:p>
          </table:table-cell>
          <table:table-cell office:value-type="float" office:value="0.000000936833" calcext:value-type="float">
            <text:p>9.36833E-07</text:p>
          </table:table-cell>
          <table:table-cell office:value-type="float" office:value="0.717092" calcext:value-type="float">
            <text:p>0.717092</text:p>
          </table:table-cell>
          <table:table-cell office:value-type="float" office:value="2.21685" calcext:value-type="float">
            <text:p>2.21685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788889" calcext:value-type="float">
            <text:p>0.0788889</text:p>
          </table:table-cell>
          <table:table-cell office:value-type="float" office:value="0.0064321" calcext:value-type="float">
            <text:p>0.0064321</text:p>
          </table:table-cell>
          <table:table-cell office:value-type="float" office:value="0.0000465658" calcext:value-type="float">
            <text:p>4.65658E-05</text:p>
          </table:table-cell>
          <table:table-cell office:value-type="float" office:value="0.930496" calcext:value-type="float">
            <text:p>0.930496</text:p>
          </table:table-cell>
          <table:table-cell office:value-type="float" office:value="10.9301" calcext:value-type="float">
            <text:p>10.9301</text:p>
          </table:table-cell>
          <table:table-cell office:value-type="float" office:value="0.624819" calcext:value-type="float">
            <text:p>0.624819</text:p>
          </table:table-cell>
          <table:table-cell table:number-columns-repeated="10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41667" calcext:value-type="float">
            <text:p>0.141667</text:p>
          </table:table-cell>
          <table:table-cell office:value-type="float" office:value="0.0216111" calcext:value-type="float">
            <text:p>0.0216111</text:p>
          </table:table-cell>
          <table:table-cell office:value-type="float" office:value="0.000573654" calcext:value-type="float">
            <text:p>0.000573654</text:p>
          </table:table-cell>
          <table:table-cell office:value-type="float" office:value="2.71064" calcext:value-type="float">
            <text:p>2.71064</text:p>
          </table:table-cell>
          <table:table-cell office:value-type="float" office:value="11.8869" calcext:value-type="float">
            <text:p>11.8869</text:p>
          </table:table-cell>
          <table:table-cell office:value-type="float" office:value="0.590575" calcext:value-type="float">
            <text:p>0.590575</text:p>
          </table:table-cell>
          <table:table-cell table:number-columns-repeated="10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81667" calcext:value-type="float">
            <text:p>0.181667</text:p>
          </table:table-cell>
          <table:table-cell office:value-type="float" office:value="0.0333531" calcext:value-type="float">
            <text:p>0.0333531</text:p>
          </table:table-cell>
          <table:table-cell office:value-type="float" office:value="0.00115937" calcext:value-type="float">
            <text:p>0.00115937</text:p>
          </table:table-cell>
          <table:table-cell office:value-type="float" office:value="3.33389" calcext:value-type="float">
            <text:p>3.33389</text:p>
          </table:table-cell>
          <table:table-cell office:value-type="float" office:value="13.5327" calcext:value-type="float">
            <text:p>13.5327</text:p>
          </table:table-cell>
          <table:table-cell office:value-type="float" office:value="0.652601" calcext:value-type="float">
            <text:p>0.652601</text:p>
          </table:table-cell>
          <table:table-cell table:number-columns-repeated="10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60556" calcext:value-type="float">
            <text:p>0.260556</text:p>
          </table:table-cell>
          <table:table-cell office:value-type="float" office:value="0.0709056" calcext:value-type="float">
            <text:p>0.0709056</text:p>
          </table:table-cell>
          <table:table-cell office:value-type="float" office:value="0.00585512" calcext:value-type="float">
            <text:p>0.00585512</text:p>
          </table:table-cell>
          <table:table-cell office:value-type="float" office:value="7.86656" calcext:value-type="float">
            <text:p>7.86656</text:p>
          </table:table-cell>
          <table:table-cell office:value-type="float" office:value="12.7567" calcext:value-type="float">
            <text:p>12.7567</text:p>
          </table:table-cell>
          <table:table-cell office:value-type="float" office:value="0.611802" calcext:value-type="float">
            <text:p>0.611802</text:p>
          </table:table-cell>
          <table:table-cell table:number-columns-repeated="10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30208" calcext:value-type="float">
            <text:p>0.330208</text:p>
          </table:table-cell>
          <table:table-cell office:value-type="float" office:value="0.111252" calcext:value-type="float">
            <text:p>0.111252</text:p>
          </table:table-cell>
          <table:table-cell office:value-type="float" office:value="0.0133692" calcext:value-type="float">
            <text:p>0.0133692</text:p>
          </table:table-cell>
          <table:table-cell office:value-type="float" office:value="3.2571" calcext:value-type="float">
            <text:p>3.2571</text:p>
          </table:table-cell>
          <table:table-cell office:value-type="float" office:value="26.0864" calcext:value-type="float">
            <text:p>26.0864</text:p>
          </table:table-cell>
          <table:table-cell office:value-type="float" office:value="0.639944" calcext:value-type="float">
            <text:p>0.639944</text:p>
          </table:table-cell>
          <table:table-cell table:number-columns-repeated="10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41806" calcext:value-type="float">
            <text:p>0.341806</text:p>
          </table:table-cell>
          <table:table-cell office:value-type="float" office:value="0.120411" calcext:value-type="float">
            <text:p>0.120411</text:p>
          </table:table-cell>
          <table:table-cell office:value-type="float" office:value="0.0161558" calcext:value-type="float">
            <text:p>0.0161558</text:p>
          </table:table-cell>
          <table:table-cell office:value-type="float" office:value="3.56118" calcext:value-type="float">
            <text:p>3.56118</text:p>
          </table:table-cell>
          <table:table-cell office:value-type="float" office:value="25.95" calcext:value-type="float">
            <text:p>25.95</text:p>
          </table:table-cell>
          <table:table-cell office:value-type="float" office:value="0.628571" calcext:value-type="float">
            <text:p>0.628571</text:p>
          </table:table-cell>
          <table:table-cell table:number-columns-repeated="10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01406" calcext:value-type="float">
            <text:p>0.301406</text:p>
          </table:table-cell>
          <table:table-cell office:value-type="float" office:value="0.093621" calcext:value-type="float">
            <text:p>0.093621</text:p>
          </table:table-cell>
          <table:table-cell office:value-type="float" office:value="0.0098236" calcext:value-type="float">
            <text:p>0.0098236</text:p>
          </table:table-cell>
          <table:table-cell office:value-type="float" office:value="4.05362" calcext:value-type="float">
            <text:p>4.05362</text:p>
          </table:table-cell>
          <table:table-cell office:value-type="float" office:value="21.2773" calcext:value-type="float">
            <text:p>21.2773</text:p>
          </table:table-cell>
          <table:table-cell office:value-type="float" office:value="0.626404" calcext:value-type="float">
            <text:p>0.626404</text:p>
          </table:table-cell>
          <table:table-cell table:number-columns-repeated="10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320182" calcext:value-type="float">
            <text:p>0.320182</text:p>
          </table:table-cell>
          <table:table-cell office:value-type="float" office:value="0.105173" calcext:value-type="float">
            <text:p>0.105173</text:p>
          </table:table-cell>
          <table:table-cell office:value-type="float" office:value="0.0121039" calcext:value-type="float">
            <text:p>0.0121039</text:p>
          </table:table-cell>
          <table:table-cell office:value-type="float" office:value="2.76809" calcext:value-type="float">
            <text:p>2.76809</text:p>
          </table:table-cell>
          <table:table-cell office:value-type="float" office:value="27.5597" calcext:value-type="float">
            <text:p>27.5597</text:p>
          </table:table-cell>
          <table:table-cell office:value-type="float" office:value="0.635252" calcext:value-type="float">
            <text:p>0.635252</text:p>
          </table:table-cell>
          <table:table-cell table:number-columns-repeated="10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42743" calcext:value-type="float">
            <text:p>0.342743</text:p>
          </table:table-cell>
          <table:table-cell office:value-type="float" office:value="0.121556" calcext:value-type="float">
            <text:p>0.121556</text:p>
          </table:table-cell>
          <table:table-cell office:value-type="float" office:value="0.016622" calcext:value-type="float">
            <text:p>0.016622</text:p>
          </table:table-cell>
          <table:table-cell office:value-type="float" office:value="2.1692" calcext:value-type="float">
            <text:p>2.1692</text:p>
          </table:table-cell>
          <table:table-cell office:value-type="float" office:value="33.6315" calcext:value-type="float">
            <text:p>33.6315</text:p>
          </table:table-cell>
          <table:table-cell office:value-type="float" office:value="0.625017" calcext:value-type="float">
            <text:p>0.625017</text:p>
          </table:table-cell>
          <table:table-cell table:number-columns-repeated="10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25445" calcext:value-type="float">
            <text:p>0.325445</text:p>
          </table:table-cell>
          <table:table-cell office:value-type="float" office:value="0.109182" calcext:value-type="float">
            <text:p>0.109182</text:p>
          </table:table-cell>
          <table:table-cell office:value-type="float" office:value="0.0132942" calcext:value-type="float">
            <text:p>0.0132942</text:p>
          </table:table-cell>
          <table:table-cell office:value-type="float" office:value="3.04017" calcext:value-type="float">
            <text:p>3.04017</text:p>
          </table:table-cell>
          <table:table-cell office:value-type="float" office:value="26.7706" calcext:value-type="float">
            <text:p>26.7706</text:p>
          </table:table-cell>
          <table:table-cell office:value-type="float" office:value="0.628257" calcext:value-type="float">
            <text:p>0.628257</text:p>
          </table:table-cell>
          <table:table-cell table:number-columns-repeated="10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337593" calcext:value-type="float">
            <text:p>0.337593</text:p>
          </table:table-cell>
          <table:table-cell office:value-type="float" office:value="0.11798" calcext:value-type="float">
            <text:p>0.11798</text:p>
          </table:table-cell>
          <table:table-cell office:value-type="float" office:value="0.0156755" calcext:value-type="float">
            <text:p>0.0156755</text:p>
          </table:table-cell>
          <table:table-cell office:value-type="float" office:value="2.82993" calcext:value-type="float">
            <text:p>2.82993</text:p>
          </table:table-cell>
          <table:table-cell office:value-type="float" office:value="28.9073" calcext:value-type="float">
            <text:p>28.9073</text:p>
          </table:table-cell>
          <table:table-cell office:value-type="float" office:value="0.624612" calcext:value-type="float">
            <text:p>0.624612</text:p>
          </table:table-cell>
          <table:table-cell table:number-columns-repeated="10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325953" calcext:value-type="float">
            <text:p>0.325953</text:p>
          </table:table-cell>
          <table:table-cell office:value-type="float" office:value="0.109696" calcext:value-type="float">
            <text:p>0.109696</text:p>
          </table:table-cell>
          <table:table-cell office:value-type="float" office:value="0.0134301" calcext:value-type="float">
            <text:p>0.0134301</text:p>
          </table:table-cell>
          <table:table-cell office:value-type="float" office:value="2.85058" calcext:value-type="float">
            <text:p>2.85058</text:p>
          </table:table-cell>
          <table:table-cell office:value-type="float" office:value="27.7411" calcext:value-type="float">
            <text:p>27.7411</text:p>
          </table:table-cell>
          <table:table-cell office:value-type="float" office:value="0.62797" calcext:value-type="float">
            <text:p>0.62797</text:p>
          </table:table-cell>
          <table:table-cell table:number-columns-repeated="10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22658" calcext:value-type="float">
            <text:p>0.322658</text:p>
          </table:table-cell>
          <table:table-cell office:value-type="float" office:value="0.107539" calcext:value-type="float">
            <text:p>0.107539</text:p>
          </table:table-cell>
          <table:table-cell office:value-type="float" office:value="0.0129748" calcext:value-type="float">
            <text:p>0.0129748</text:p>
          </table:table-cell>
          <table:table-cell office:value-type="float" office:value="3.15443" calcext:value-type="float">
            <text:p>3.15443</text:p>
          </table:table-cell>
          <table:table-cell office:value-type="float" office:value="26.0606" calcext:value-type="float">
            <text:p>26.0606</text:p>
          </table:table-cell>
          <table:table-cell office:value-type="float" office:value="0.626018" calcext:value-type="float">
            <text:p>0.626018</text:p>
          </table:table-cell>
          <table:table-cell table:number-columns-repeated="10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323874" calcext:value-type="float">
            <text:p>0.323874</text:p>
          </table:table-cell>
          <table:table-cell office:value-type="float" office:value="0.10824" calcext:value-type="float">
            <text:p>0.10824</text:p>
          </table:table-cell>
          <table:table-cell office:value-type="float" office:value="0.0131145" calcext:value-type="float">
            <text:p>0.0131145</text:p>
          </table:table-cell>
          <table:table-cell office:value-type="float" office:value="2.99545" calcext:value-type="float">
            <text:p>2.99545</text:p>
          </table:table-cell>
          <table:table-cell office:value-type="float" office:value="26.8558" calcext:value-type="float">
            <text:p>26.8558</text:p>
          </table:table-cell>
          <table:table-cell office:value-type="float" office:value="0.626875" calcext:value-type="float">
            <text:p>0.626875</text:p>
          </table:table-cell>
          <table:table-cell table:number-columns-repeated="10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328281" calcext:value-type="float">
            <text:p>0.328281</text:p>
          </table:table-cell>
          <table:table-cell office:value-type="float" office:value="0.11139" calcext:value-type="float">
            <text:p>0.11139</text:p>
          </table:table-cell>
          <table:table-cell office:value-type="float" office:value="0.0139535" calcext:value-type="float">
            <text:p>0.0139535</text:p>
          </table:table-cell>
          <table:table-cell office:value-type="float" office:value="2.9736" calcext:value-type="float">
            <text:p>2.9736</text:p>
          </table:table-cell>
          <table:table-cell office:value-type="float" office:value="27.3591" calcext:value-type="float">
            <text:p>27.3591</text:p>
          </table:table-cell>
          <table:table-cell office:value-type="float" office:value="0.625143" calcext:value-type="float">
            <text:p>0.625143</text:p>
          </table:table-cell>
          <table:table-cell table:number-columns-repeated="10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32489" calcext:value-type="float">
            <text:p>0.32489</text:p>
          </table:table-cell>
          <table:table-cell office:value-type="float" office:value="0.109201" calcext:value-type="float">
            <text:p>0.109201</text:p>
          </table:table-cell>
          <table:table-cell office:value-type="float" office:value="0.0134532" calcext:value-type="float">
            <text:p>0.0134532</text:p>
          </table:table-cell>
          <table:table-cell office:value-type="float" office:value="3.02507" calcext:value-type="float">
            <text:p>3.02507</text:p>
          </table:table-cell>
          <table:table-cell office:value-type="float" office:value="26.8419" calcext:value-type="float">
            <text:p>26.8419</text:p>
          </table:table-cell>
          <table:table-cell office:value-type="float" office:value="0.623944" calcext:value-type="float">
            <text:p>0.623944</text:p>
          </table:table-cell>
          <table:table-cell table:number-columns-repeated="10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326274" calcext:value-type="float">
            <text:p>0.326274</text:p>
          </table:table-cell>
          <table:table-cell office:value-type="float" office:value="0.110086" calcext:value-type="float">
            <text:p>0.110086</text:p>
          </table:table-cell>
          <table:table-cell office:value-type="float" office:value="0.0136413" calcext:value-type="float">
            <text:p>0.0136413</text:p>
          </table:table-cell>
          <table:table-cell office:value-type="float" office:value="3.02532" calcext:value-type="float">
            <text:p>3.02532</text:p>
          </table:table-cell>
          <table:table-cell office:value-type="float" office:value="26.9527" calcext:value-type="float">
            <text:p>26.9527</text:p>
          </table:table-cell>
          <table:table-cell office:value-type="float" office:value="0.62479" calcext:value-type="float">
            <text:p>0.62479</text:p>
          </table:table-cell>
          <table:table-cell table:number-columns-repeated="10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325207" calcext:value-type="float">
            <text:p>0.325207</text:p>
          </table:table-cell>
          <table:table-cell office:value-type="float" office:value="0.109235" calcext:value-type="float">
            <text:p>0.109235</text:p>
          </table:table-cell>
          <table:table-cell office:value-type="float" office:value="0.0133901" calcext:value-type="float">
            <text:p>0.0133901</text:p>
          </table:table-cell>
          <table:table-cell office:value-type="float" office:value="2.99076" calcext:value-type="float">
            <text:p>2.99076</text:p>
          </table:table-cell>
          <table:table-cell office:value-type="float" office:value="27.0046" calcext:value-type="float">
            <text:p>27.0046</text:p>
          </table:table-cell>
          <table:table-cell office:value-type="float" office:value="0.625943" calcext:value-type="float">
            <text:p>0.625943</text:p>
          </table:table-cell>
          <table:table-cell table:number-columns-repeated="10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27201" calcext:value-type="float">
            <text:p>0.327201</text:p>
          </table:table-cell>
          <table:table-cell office:value-type="float" office:value="0.110585" calcext:value-type="float">
            <text:p>0.110585</text:p>
          </table:table-cell>
          <table:table-cell office:value-type="float" office:value="0.0137246" calcext:value-type="float">
            <text:p>0.0137246</text:p>
          </table:table-cell>
          <table:table-cell office:value-type="float" office:value="2.97771" calcext:value-type="float">
            <text:p>2.97771</text:p>
          </table:table-cell>
          <table:table-cell office:value-type="float" office:value="27.2375" calcext:value-type="float">
            <text:p>27.2375</text:p>
          </table:table-cell>
          <table:table-cell office:value-type="float" office:value="0.625901" calcext:value-type="float">
            <text:p>0.6259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-0.0244444" calcext:value-type="float">
            <text:p>-0.0244444</text:p>
          </table:table-cell>
          <table:table-cell office:value-type="float" office:value="0.0244444" calcext:value-type="float">
            <text:p>0.0244444</text:p>
          </table:table-cell>
          <table:table-cell office:value-type="float" office:value="0.000597531" calcext:value-type="float">
            <text:p>0.000597531</text:p>
          </table:table-cell>
          <table:table-cell office:value-type="float" office:value="0.000000357043" calcext:value-type="float">
            <text:p>3.57043E-07</text:p>
          </table:table-cell>
          <table:table-cell office:value-type="float" office:value="1.15331" calcext:value-type="float">
            <text:p>1.15331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455556" calcext:value-type="float">
            <text:p>0.0455556</text:p>
          </table:table-cell>
          <table:table-cell office:value-type="float" office:value="0.00228395" calcext:value-type="float">
            <text:p>0.00228395</text:p>
          </table:table-cell>
          <table:table-cell office:value-type="float" office:value="0.00000694842" calcext:value-type="float">
            <text:p>6.94842E-06</text:p>
          </table:table-cell>
          <table:table-cell office:value-type="float" office:value="0.120648" calcext:value-type="float">
            <text:p>0.120648</text:p>
          </table:table-cell>
          <table:table-cell office:value-type="float" office:value="19.1561" calcext:value-type="float">
            <text:p>19.1561</text:p>
          </table:table-cell>
          <table:table-cell office:value-type="float" office:value="0.555992" calcext:value-type="float">
            <text:p>0.555992</text:p>
          </table:table-cell>
          <table:table-cell table:number-columns-repeated="10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977778" calcext:value-type="float">
            <text:p>0.0977778</text:p>
          </table:table-cell>
          <table:table-cell office:value-type="float" office:value="0.0101235" calcext:value-type="float">
            <text:p>0.0101235</text:p>
          </table:table-cell>
          <table:table-cell office:value-type="float" office:value="0.000119236" calcext:value-type="float">
            <text:p>0.000119236</text:p>
          </table:table-cell>
          <table:table-cell office:value-type="float" office:value="0.826231" calcext:value-type="float">
            <text:p>0.826231</text:p>
          </table:table-cell>
          <table:table-cell office:value-type="float" office:value="15.147" calcext:value-type="float">
            <text:p>15.147</text:p>
          </table:table-cell>
          <table:table-cell office:value-type="float" office:value="0.612182" calcext:value-type="float">
            <text:p>0.612182</text:p>
          </table:table-cell>
          <table:table-cell table:number-columns-repeated="10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33889" calcext:value-type="float">
            <text:p>0.133889</text:p>
          </table:table-cell>
          <table:table-cell office:value-type="float" office:value="0.0209358" calcext:value-type="float">
            <text:p>0.0209358</text:p>
          </table:table-cell>
          <table:table-cell office:value-type="float" office:value="0.00067223" calcext:value-type="float">
            <text:p>0.00067223</text:p>
          </table:table-cell>
          <table:table-cell office:value-type="float" office:value="5.65161" calcext:value-type="float">
            <text:p>5.65161</text:p>
          </table:table-cell>
          <table:table-cell office:value-type="float" office:value="7.30772" calcext:value-type="float">
            <text:p>7.30772</text:p>
          </table:table-cell>
          <table:table-cell office:value-type="float" office:value="0.488769" calcext:value-type="float">
            <text:p>0.488769</text:p>
          </table:table-cell>
          <table:table-cell table:number-columns-repeated="10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52778" calcext:value-type="float">
            <text:p>0.252778</text:p>
          </table:table-cell>
          <table:table-cell office:value-type="float" office:value="0.0648914" calcext:value-type="float">
            <text:p>0.0648914</text:p>
          </table:table-cell>
          <table:table-cell office:value-type="float" office:value="0.00446748" calcext:value-type="float">
            <text:p>0.00446748</text:p>
          </table:table-cell>
          <table:table-cell office:value-type="float" office:value="8.23236" calcext:value-type="float">
            <text:p>8.23236</text:p>
          </table:table-cell>
          <table:table-cell office:value-type="float" office:value="11.8085" calcext:value-type="float">
            <text:p>11.8085</text:p>
          </table:table-cell>
          <table:table-cell office:value-type="float" office:value="0.646355" calcext:value-type="float">
            <text:p>0.646355</text:p>
          </table:table-cell>
          <table:table-cell table:number-columns-repeated="10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08958" calcext:value-type="float">
            <text:p>0.308958</text:p>
          </table:table-cell>
          <table:table-cell office:value-type="float" office:value="0.0965733" calcext:value-type="float">
            <text:p>0.0965733</text:p>
          </table:table-cell>
          <table:table-cell office:value-type="float" office:value="0.0097287" calcext:value-type="float">
            <text:p>0.0097287</text:p>
          </table:table-cell>
          <table:table-cell office:value-type="float" office:value="3.6168" calcext:value-type="float">
            <text:p>3.6168</text:p>
          </table:table-cell>
          <table:table-cell office:value-type="float" office:value="22.9558" calcext:value-type="float">
            <text:p>22.9558</text:p>
          </table:table-cell>
          <table:table-cell office:value-type="float" office:value="0.652288" calcext:value-type="float">
            <text:p>0.652288</text:p>
          </table:table-cell>
          <table:table-cell table:number-columns-repeated="10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260937" calcext:value-type="float">
            <text:p>0.260937</text:p>
          </table:table-cell>
          <table:table-cell office:value-type="float" office:value="0.0713421" calcext:value-type="float">
            <text:p>0.0713421</text:p>
          </table:table-cell>
          <table:table-cell office:value-type="float" office:value="0.00595977" calcext:value-type="float">
            <text:p>0.00595977</text:p>
          </table:table-cell>
          <table:table-cell office:value-type="float" office:value="4.07852" calcext:value-type="float">
            <text:p>4.07852</text:p>
          </table:table-cell>
          <table:table-cell office:value-type="float" office:value="18.3665" calcext:value-type="float">
            <text:p>18.3665</text:p>
          </table:table-cell>
          <table:table-cell office:value-type="float" office:value="0.609683" calcext:value-type="float">
            <text:p>0.609683</text:p>
          </table:table-cell>
          <table:table-cell table:number-columns-repeated="10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28066" calcext:value-type="float">
            <text:p>0.28066</text:p>
          </table:table-cell>
          <table:table-cell office:value-type="float" office:value="0.0803999" calcext:value-type="float">
            <text:p>0.0803999</text:p>
          </table:table-cell>
          <table:table-cell office:value-type="float" office:value="0.00697743" calcext:value-type="float">
            <text:p>0.00697743</text:p>
          </table:table-cell>
          <table:table-cell office:value-type="float" office:value="2.06033" calcext:value-type="float">
            <text:p>2.06033</text:p>
          </table:table-cell>
          <table:table-cell office:value-type="float" office:value="27.9411" calcext:value-type="float">
            <text:p>27.9411</text:p>
          </table:table-cell>
          <table:table-cell office:value-type="float" office:value="0.640199" calcext:value-type="float">
            <text:p>0.640199</text:p>
          </table:table-cell>
          <table:table-cell table:number-columns-repeated="10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312075" calcext:value-type="float">
            <text:p>0.312075</text:p>
          </table:table-cell>
          <table:table-cell office:value-type="float" office:value="0.099842" calcext:value-type="float">
            <text:p>0.099842</text:p>
          </table:table-cell>
          <table:table-cell office:value-type="float" office:value="0.0109113" calcext:value-type="float">
            <text:p>0.0109113</text:p>
          </table:table-cell>
          <table:table-cell office:value-type="float" office:value="2.3734" calcext:value-type="float">
            <text:p>2.3734</text:p>
          </table:table-cell>
          <table:table-cell office:value-type="float" office:value="29.0412" calcext:value-type="float">
            <text:p>29.0412</text:p>
          </table:table-cell>
          <table:table-cell office:value-type="float" office:value="0.635137" calcext:value-type="float">
            <text:p>0.635137</text:p>
          </table:table-cell>
          <table:table-cell table:number-columns-repeated="10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14957" calcext:value-type="float">
            <text:p>0.314957</text:p>
          </table:table-cell>
          <table:table-cell office:value-type="float" office:value="0.101679" calcext:value-type="float">
            <text:p>0.101679</text:p>
          </table:table-cell>
          <table:table-cell office:value-type="float" office:value="0.0113281" calcext:value-type="float">
            <text:p>0.0113281</text:p>
          </table:table-cell>
          <table:table-cell office:value-type="float" office:value="2.42269" calcext:value-type="float">
            <text:p>2.42269</text:p>
          </table:table-cell>
          <table:table-cell office:value-type="float" office:value="29.0066" calcext:value-type="float">
            <text:p>29.0066</text:p>
          </table:table-cell>
          <table:table-cell office:value-type="float" office:value="0.634764" calcext:value-type="float">
            <text:p>0.634764</text:p>
          </table:table-cell>
          <table:table-cell table:number-columns-repeated="10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10228" calcext:value-type="float">
            <text:p>0.310228</text:p>
          </table:table-cell>
          <table:table-cell office:value-type="float" office:value="0.099603" calcext:value-type="float">
            <text:p>0.099603</text:p>
          </table:table-cell>
          <table:table-cell office:value-type="float" office:value="0.0112095" calcext:value-type="float">
            <text:p>0.0112095</text:p>
          </table:table-cell>
          <table:table-cell office:value-type="float" office:value="2.25207" calcext:value-type="float">
            <text:p>2.25207</text:p>
          </table:table-cell>
          <table:table-cell office:value-type="float" office:value="29.7973" calcext:value-type="float">
            <text:p>29.7973</text:p>
          </table:table-cell>
          <table:table-cell office:value-type="float" office:value="0.623367" calcext:value-type="float">
            <text:p>0.623367</text:p>
          </table:table-cell>
          <table:table-cell table:number-columns-repeated="10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30745" calcext:value-type="float">
            <text:p>0.30745</text:p>
          </table:table-cell>
          <table:table-cell office:value-type="float" office:value="0.0974715" calcext:value-type="float">
            <text:p>0.0974715</text:p>
          </table:table-cell>
          <table:table-cell office:value-type="float" office:value="0.0106413" calcext:value-type="float">
            <text:p>0.0106413</text:p>
          </table:table-cell>
          <table:table-cell office:value-type="float" office:value="2.76853" calcext:value-type="float">
            <text:p>2.76853</text:p>
          </table:table-cell>
          <table:table-cell office:value-type="float" office:value="26.4977" calcext:value-type="float">
            <text:p>26.4977</text:p>
          </table:table-cell>
          <table:table-cell office:value-type="float" office:value="0.626649" calcext:value-type="float">
            <text:p>0.626649</text:p>
          </table:table-cell>
          <table:table-cell table:number-columns-repeated="10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306494" calcext:value-type="float">
            <text:p>0.306494</text:p>
          </table:table-cell>
          <table:table-cell office:value-type="float" office:value="0.0970641" calcext:value-type="float">
            <text:p>0.0970641</text:p>
          </table:table-cell>
          <table:table-cell office:value-type="float" office:value="0.0105674" calcext:value-type="float">
            <text:p>0.0105674</text:p>
          </table:table-cell>
          <table:table-cell office:value-type="float" office:value="2.67724" calcext:value-type="float">
            <text:p>2.67724</text:p>
          </table:table-cell>
          <table:table-cell office:value-type="float" office:value="26.9019" calcext:value-type="float">
            <text:p>26.9019</text:p>
          </table:table-cell>
          <table:table-cell office:value-type="float" office:value="0.626122" calcext:value-type="float">
            <text:p>0.626122</text:p>
          </table:table-cell>
          <table:table-cell table:number-columns-repeated="10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14305" calcext:value-type="float">
            <text:p>0.314305</text:p>
          </table:table-cell>
          <table:table-cell office:value-type="float" office:value="0.102147" calcext:value-type="float">
            <text:p>0.102147</text:p>
          </table:table-cell>
          <table:table-cell office:value-type="float" office:value="0.0117443" calcext:value-type="float">
            <text:p>0.0117443</text:p>
          </table:table-cell>
          <table:table-cell office:value-type="float" office:value="2.62173" calcext:value-type="float">
            <text:p>2.62173</text:p>
          </table:table-cell>
          <table:table-cell office:value-type="float" office:value="27.9185" calcext:value-type="float">
            <text:p>27.9185</text:p>
          </table:table-cell>
          <table:table-cell office:value-type="float" office:value="0.624807" calcext:value-type="float">
            <text:p>0.624807</text:p>
          </table:table-cell>
          <table:table-cell table:number-columns-repeated="10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309924" calcext:value-type="float">
            <text:p>0.309924</text:p>
          </table:table-cell>
          <table:table-cell office:value-type="float" office:value="0.0992064" calcext:value-type="float">
            <text:p>0.0992064</text:p>
          </table:table-cell>
          <table:table-cell office:value-type="float" office:value="0.0110484" calcext:value-type="float">
            <text:p>0.0110484</text:p>
          </table:table-cell>
          <table:table-cell office:value-type="float" office:value="2.62416" calcext:value-type="float">
            <text:p>2.62416</text:p>
          </table:table-cell>
          <table:table-cell office:value-type="float" office:value="27.4886" calcext:value-type="float">
            <text:p>27.4886</text:p>
          </table:table-cell>
          <table:table-cell office:value-type="float" office:value="0.625804" calcext:value-type="float">
            <text:p>0.625804</text:p>
          </table:table-cell>
          <table:table-cell table:number-columns-repeated="10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309121" calcext:value-type="float">
            <text:p>0.309121</text:p>
          </table:table-cell>
          <table:table-cell office:value-type="float" office:value="0.0986833" calcext:value-type="float">
            <text:p>0.0986833</text:p>
          </table:table-cell>
          <table:table-cell office:value-type="float" office:value="0.010928" calcext:value-type="float">
            <text:p>0.010928</text:p>
          </table:table-cell>
          <table:table-cell office:value-type="float" office:value="2.73027" calcext:value-type="float">
            <text:p>2.73027</text:p>
          </table:table-cell>
          <table:table-cell office:value-type="float" office:value="26.8593" calcext:value-type="float">
            <text:p>26.8593</text:p>
          </table:table-cell>
          <table:table-cell office:value-type="float" office:value="0.625949" calcext:value-type="float">
            <text:p>0.625949</text:p>
          </table:table-cell>
          <table:table-cell table:number-columns-repeated="10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308597" calcext:value-type="float">
            <text:p>0.308597</text:p>
          </table:table-cell>
          <table:table-cell office:value-type="float" office:value="0.0985154" calcext:value-type="float">
            <text:p>0.0985154</text:p>
          </table:table-cell>
          <table:table-cell office:value-type="float" office:value="0.010952" calcext:value-type="float">
            <text:p>0.010952</text:p>
          </table:table-cell>
          <table:table-cell office:value-type="float" office:value="2.83337" calcext:value-type="float">
            <text:p>2.83337</text:p>
          </table:table-cell>
          <table:table-cell office:value-type="float" office:value="26.3272" calcext:value-type="float">
            <text:p>26.3272</text:p>
          </table:table-cell>
          <table:table-cell office:value-type="float" office:value="0.623847" calcext:value-type="float">
            <text:p>0.623847</text:p>
          </table:table-cell>
          <table:table-cell table:number-columns-repeated="10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310937" calcext:value-type="float">
            <text:p>0.310937</text:p>
          </table:table-cell>
          <table:table-cell office:value-type="float" office:value="0.0998345" calcext:value-type="float">
            <text:p>0.0998345</text:p>
          </table:table-cell>
          <table:table-cell office:value-type="float" office:value="0.0111832" calcext:value-type="float">
            <text:p>0.0111832</text:p>
          </table:table-cell>
          <table:table-cell office:value-type="float" office:value="2.73187" calcext:value-type="float">
            <text:p>2.73187</text:p>
          </table:table-cell>
          <table:table-cell office:value-type="float" office:value="27.0124" calcext:value-type="float">
            <text:p>27.0124</text:p>
          </table:table-cell>
          <table:table-cell office:value-type="float" office:value="0.625991" calcext:value-type="float">
            <text:p>0.625991</text:p>
          </table:table-cell>
          <table:table-cell table:number-columns-repeated="10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310493" calcext:value-type="float">
            <text:p>0.310493</text:p>
          </table:table-cell>
          <table:table-cell office:value-type="float" office:value="0.0995952" calcext:value-type="float">
            <text:p>0.0995952</text:p>
          </table:table-cell>
          <table:table-cell office:value-type="float" office:value="0.0111421" calcext:value-type="float">
            <text:p>0.0111421</text:p>
          </table:table-cell>
          <table:table-cell office:value-type="float" office:value="2.74632" calcext:value-type="float">
            <text:p>2.74632</text:p>
          </table:table-cell>
          <table:table-cell office:value-type="float" office:value="26.9056" calcext:value-type="float">
            <text:p>26.9056</text:p>
          </table:table-cell>
          <table:table-cell office:value-type="float" office:value="0.625572" calcext:value-type="float">
            <text:p>0.625572</text:p>
          </table:table-cell>
          <table:table-cell table:number-columns-repeated="10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09663" calcext:value-type="float">
            <text:p>0.309663</text:p>
          </table:table-cell>
          <table:table-cell office:value-type="float" office:value="0.0990998" calcext:value-type="float">
            <text:p>0.0990998</text:p>
          </table:table-cell>
          <table:table-cell office:value-type="float" office:value="0.0110447" calcext:value-type="float">
            <text:p>0.0110447</text:p>
          </table:table-cell>
          <table:table-cell office:value-type="float" office:value="2.74567" calcext:value-type="float">
            <text:p>2.74567</text:p>
          </table:table-cell>
          <table:table-cell office:value-type="float" office:value="26.8398" calcext:value-type="float">
            <text:p>26.8398</text:p>
          </table:table-cell>
          <table:table-cell office:value-type="float" office:value="0.625126" calcext:value-type="float">
            <text:p>0.6251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44444" calcext:value-type="float">
            <text:p>0.0444444</text:p>
          </table:table-cell>
          <table:table-cell office:value-type="float" office:value="0.00197531" calcext:value-type="float">
            <text:p>0.00197531</text:p>
          </table:table-cell>
          <table:table-cell office:value-type="float" office:value="0.00000390184" calcext:value-type="float">
            <text:p>3.90184E-06</text:p>
          </table:table-cell>
          <table:table-cell office:value-type="float" office:value="0.87334" calcext:value-type="float">
            <text:p>0.87334</text:p>
          </table:table-cell>
          <table:table-cell office:value-type="float" office:value="4.86781" calcext:value-type="float">
            <text:p>4.86781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777778" calcext:value-type="float">
            <text:p>0.0777778</text:p>
          </table:table-cell>
          <table:table-cell office:value-type="float" office:value="0.00605432" calcext:value-type="float">
            <text:p>0.00605432</text:p>
          </table:table-cell>
          <table:table-cell office:value-type="float" office:value="0.0000367743" calcext:value-type="float">
            <text:p>3.67743E-05</text:p>
          </table:table-cell>
          <table:table-cell office:value-type="float" office:value="0.826247" calcext:value-type="float">
            <text:p>0.826247</text:p>
          </table:table-cell>
          <table:table-cell office:value-type="float" office:value="11.3142" calcext:value-type="float">
            <text:p>11.3142</text:p>
          </table:table-cell>
          <table:table-cell office:value-type="float" office:value="0.66558" calcext:value-type="float">
            <text:p>0.66558</text:p>
          </table:table-cell>
          <table:table-cell table:number-columns-repeated="10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0067284" calcext:value-type="float">
            <text:p>0.0067284</text:p>
          </table:table-cell>
          <table:table-cell office:value-type="float" office:value="0.000054527" calcext:value-type="float">
            <text:p>5.4527E-05</text:p>
          </table:table-cell>
          <table:table-cell office:value-type="float" office:value="3.6298" calcext:value-type="float">
            <text:p>3.6298</text:p>
          </table:table-cell>
          <table:table-cell office:value-type="float" office:value="3.91037" calcext:value-type="float">
            <text:p>3.91037</text:p>
          </table:table-cell>
          <table:table-cell office:value-type="float" office:value="0.598517" calcext:value-type="float">
            <text:p>0.598517</text:p>
          </table:table-cell>
          <table:table-cell table:number-columns-repeated="10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24722" calcext:value-type="float">
            <text:p>0.124722</text:p>
          </table:table-cell>
          <table:table-cell office:value-type="float" office:value="0.0180056" calcext:value-type="float">
            <text:p>0.0180056</text:p>
          </table:table-cell>
          <table:table-cell office:value-type="float" office:value="0.000497622" calcext:value-type="float">
            <text:p>0.000497622</text:p>
          </table:table-cell>
          <table:table-cell office:value-type="float" office:value="11.8155" calcext:value-type="float">
            <text:p>11.8155</text:p>
          </table:table-cell>
          <table:table-cell office:value-type="float" office:value="2.91553" calcext:value-type="float">
            <text:p>2.91553</text:p>
          </table:table-cell>
          <table:table-cell office:value-type="float" office:value="0.488359" calcext:value-type="float">
            <text:p>0.488359</text:p>
          </table:table-cell>
          <table:table-cell table:number-columns-repeated="10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475" calcext:value-type="float">
            <text:p>0.2475</text:p>
          </table:table-cell>
          <table:table-cell office:value-type="float" office:value="0.0623074" calcext:value-type="float">
            <text:p>0.0623074</text:p>
          </table:table-cell>
          <table:table-cell office:value-type="float" office:value="0.00412187" calcext:value-type="float">
            <text:p>0.00412187</text:p>
          </table:table-cell>
          <table:table-cell office:value-type="float" office:value="3.41702" calcext:value-type="float">
            <text:p>3.41702</text:p>
          </table:table-cell>
          <table:table-cell office:value-type="float" office:value="18.778" calcext:value-type="float">
            <text:p>18.778</text:p>
          </table:table-cell>
          <table:table-cell office:value-type="float" office:value="0.646089" calcext:value-type="float">
            <text:p>0.646089</text:p>
          </table:table-cell>
          <table:table-cell table:number-columns-repeated="10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235139" calcext:value-type="float">
            <text:p>0.235139</text:p>
          </table:table-cell>
          <table:table-cell office:value-type="float" office:value="0.0565556" calcext:value-type="float">
            <text:p>0.0565556</text:p>
          </table:table-cell>
          <table:table-cell office:value-type="float" office:value="0.00349572" calcext:value-type="float">
            <text:p>0.00349572</text:p>
          </table:table-cell>
          <table:table-cell office:value-type="float" office:value="1.17211" calcext:value-type="float">
            <text:p>1.17211</text:p>
          </table:table-cell>
          <table:table-cell office:value-type="float" office:value="31.1566" calcext:value-type="float">
            <text:p>31.1566</text:p>
          </table:table-cell>
          <table:table-cell office:value-type="float" office:value="0.635695" calcext:value-type="float">
            <text:p>0.635695</text:p>
          </table:table-cell>
          <table:table-cell table:number-columns-repeated="10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27917" calcext:value-type="float">
            <text:p>0.327917</text:p>
          </table:table-cell>
          <table:table-cell office:value-type="float" office:value="0.112615" calcext:value-type="float">
            <text:p>0.112615</text:p>
          </table:table-cell>
          <table:table-cell office:value-type="float" office:value="0.0146356" calcext:value-type="float">
            <text:p>0.0146356</text:p>
          </table:table-cell>
          <table:table-cell office:value-type="float" office:value="1.83682" calcext:value-type="float">
            <text:p>1.83682</text:p>
          </table:table-cell>
          <table:table-cell office:value-type="float" office:value="35.2087" calcext:value-type="float">
            <text:p>35.2087</text:p>
          </table:table-cell>
          <table:table-cell office:value-type="float" office:value="0.615323" calcext:value-type="float">
            <text:p>0.615323</text:p>
          </table:table-cell>
          <table:table-cell table:number-columns-repeated="10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274236" calcext:value-type="float">
            <text:p>0.274236</text:p>
          </table:table-cell>
          <table:table-cell office:value-type="float" office:value="0.0792313" calcext:value-type="float">
            <text:p>0.0792313</text:p>
          </table:table-cell>
          <table:table-cell office:value-type="float" office:value="0.00723175" calcext:value-type="float">
            <text:p>0.00723175</text:p>
          </table:table-cell>
          <table:table-cell office:value-type="float" office:value="2.57857" calcext:value-type="float">
            <text:p>2.57857</text:p>
          </table:table-cell>
          <table:table-cell office:value-type="float" office:value="24.6955" calcext:value-type="float">
            <text:p>24.6955</text:p>
          </table:table-cell>
          <table:table-cell office:value-type="float" office:value="0.616003" calcext:value-type="float">
            <text:p>0.616003</text:p>
          </table:table-cell>
          <table:table-cell table:number-columns-repeated="10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310148" calcext:value-type="float">
            <text:p>0.310148</text:p>
          </table:table-cell>
          <table:table-cell office:value-type="float" office:value="0.099953" calcext:value-type="float">
            <text:p>0.099953</text:p>
          </table:table-cell>
          <table:table-cell office:value-type="float" office:value="0.0114333" calcext:value-type="float">
            <text:p>0.0114333</text:p>
          </table:table-cell>
          <table:table-cell office:value-type="float" office:value="3.0857" calcext:value-type="float">
            <text:p>3.0857</text:p>
          </table:table-cell>
          <table:table-cell office:value-type="float" office:value="25.3804" calcext:value-type="float">
            <text:p>25.3804</text:p>
          </table:table-cell>
          <table:table-cell office:value-type="float" office:value="0.618532" calcext:value-type="float">
            <text:p>0.618532</text:p>
          </table:table-cell>
          <table:table-cell table:number-columns-repeated="10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296944" calcext:value-type="float">
            <text:p>0.296944</text:p>
          </table:table-cell>
          <table:table-cell office:value-type="float" office:value="0.0906724" calcext:value-type="float">
            <text:p>0.0906724</text:p>
          </table:table-cell>
          <table:table-cell office:value-type="float" office:value="0.00908417" calcext:value-type="float">
            <text:p>0.00908417</text:p>
          </table:table-cell>
          <table:table-cell office:value-type="float" office:value="2.6081" calcext:value-type="float">
            <text:p>2.6081</text:p>
          </table:table-cell>
          <table:table-cell office:value-type="float" office:value="26.3256" calcext:value-type="float">
            <text:p>26.3256</text:p>
          </table:table-cell>
          <table:table-cell office:value-type="float" office:value="0.63169" calcext:value-type="float">
            <text:p>0.63169</text:p>
          </table:table-cell>
          <table:table-cell table:number-columns-repeated="10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282079" calcext:value-type="float">
            <text:p>0.282079</text:p>
          </table:table-cell>
          <table:table-cell office:value-type="float" office:value="0.0824825" calcext:value-type="float">
            <text:p>0.0824825</text:p>
          </table:table-cell>
          <table:table-cell office:value-type="float" office:value="0.00777151" calcext:value-type="float">
            <text:p>0.00777151</text:p>
          </table:table-cell>
          <table:table-cell office:value-type="float" office:value="2.95711" calcext:value-type="float">
            <text:p>2.95711</text:p>
          </table:table-cell>
          <table:table-cell office:value-type="float" office:value="23.4843" calcext:value-type="float">
            <text:p>23.4843</text:p>
          </table:table-cell>
          <table:table-cell office:value-type="float" office:value="0.619232" calcext:value-type="float">
            <text:p>0.619232</text:p>
          </table:table-cell>
          <table:table-cell table:number-columns-repeated="10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294833" calcext:value-type="float">
            <text:p>0.294833</text:p>
          </table:table-cell>
          <table:table-cell office:value-type="float" office:value="0.0895782" calcext:value-type="float">
            <text:p>0.0895782</text:p>
          </table:table-cell>
          <table:table-cell office:value-type="float" office:value="0.00894427" calcext:value-type="float">
            <text:p>0.00894427</text:p>
          </table:table-cell>
          <table:table-cell office:value-type="float" office:value="2.58159" calcext:value-type="float">
            <text:p>2.58159</text:p>
          </table:table-cell>
          <table:table-cell office:value-type="float" office:value="26.2995" calcext:value-type="float">
            <text:p>26.2995</text:p>
          </table:table-cell>
          <table:table-cell office:value-type="float" office:value="0.628449" calcext:value-type="float">
            <text:p>0.628449</text:p>
          </table:table-cell>
          <table:table-cell table:number-columns-repeated="10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297022" calcext:value-type="float">
            <text:p>0.297022</text:p>
          </table:table-cell>
          <table:table-cell office:value-type="float" office:value="0.0910384" calcext:value-type="float">
            <text:p>0.0910384</text:p>
          </table:table-cell>
          <table:table-cell office:value-type="float" office:value="0.00928497" calcext:value-type="float">
            <text:p>0.00928497</text:p>
          </table:table-cell>
          <table:table-cell office:value-type="float" office:value="2.52172" calcext:value-type="float">
            <text:p>2.52172</text:p>
          </table:table-cell>
          <table:table-cell office:value-type="float" office:value="26.8431" calcext:value-type="float">
            <text:p>26.8431</text:p>
          </table:table-cell>
          <table:table-cell office:value-type="float" office:value="0.626569" calcext:value-type="float">
            <text:p>0.626569</text:p>
          </table:table-cell>
          <table:table-cell table:number-columns-repeated="10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294457" calcext:value-type="float">
            <text:p>0.294457</text:p>
          </table:table-cell>
          <table:table-cell office:value-type="float" office:value="0.0896077" calcext:value-type="float">
            <text:p>0.0896077</text:p>
          </table:table-cell>
          <table:table-cell office:value-type="float" office:value="0.00902863" calcext:value-type="float">
            <text:p>0.00902863</text:p>
          </table:table-cell>
          <table:table-cell office:value-type="float" office:value="2.59036" calcext:value-type="float">
            <text:p>2.59036</text:p>
          </table:table-cell>
          <table:table-cell office:value-type="float" office:value="26.2579" calcext:value-type="float">
            <text:p>26.2579</text:p>
          </table:table-cell>
          <table:table-cell office:value-type="float" office:value="0.625191" calcext:value-type="float">
            <text:p>0.625191</text:p>
          </table:table-cell>
          <table:table-cell table:number-columns-repeated="10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29751" calcext:value-type="float">
            <text:p>0.29751</text:p>
          </table:table-cell>
          <table:table-cell office:value-type="float" office:value="0.0914695" calcext:value-type="float">
            <text:p>0.0914695</text:p>
          </table:table-cell>
          <table:table-cell office:value-type="float" office:value="0.00942088" calcext:value-type="float">
            <text:p>0.00942088</text:p>
          </table:table-cell>
          <table:table-cell office:value-type="float" office:value="2.46795" calcext:value-type="float">
            <text:p>2.46795</text:p>
          </table:table-cell>
          <table:table-cell office:value-type="float" office:value="27.2093" calcext:value-type="float">
            <text:p>27.2093</text:p>
          </table:table-cell>
          <table:table-cell office:value-type="float" office:value="0.624666" calcext:value-type="float">
            <text:p>0.624666</text:p>
          </table:table-cell>
          <table:table-cell table:number-columns-repeated="10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298575" calcext:value-type="float">
            <text:p>0.298575</text:p>
          </table:table-cell>
          <table:table-cell office:value-type="float" office:value="0.0919167" calcext:value-type="float">
            <text:p>0.0919167</text:p>
          </table:table-cell>
          <table:table-cell office:value-type="float" office:value="0.00943751" calcext:value-type="float">
            <text:p>0.00943751</text:p>
          </table:table-cell>
          <table:table-cell office:value-type="float" office:value="2.45108" calcext:value-type="float">
            <text:p>2.45108</text:p>
          </table:table-cell>
          <table:table-cell office:value-type="float" office:value="27.3743" calcext:value-type="float">
            <text:p>27.3743</text:p>
          </table:table-cell>
          <table:table-cell office:value-type="float" office:value="0.627653" calcext:value-type="float">
            <text:p>0.627653</text:p>
          </table:table-cell>
          <table:table-cell table:number-columns-repeated="10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297233" calcext:value-type="float">
            <text:p>0.297233</text:p>
          </table:table-cell>
          <table:table-cell office:value-type="float" office:value="0.0912285" calcext:value-type="float">
            <text:p>0.0912285</text:p>
          </table:table-cell>
          <table:table-cell office:value-type="float" office:value="0.00934137" calcext:value-type="float">
            <text:p>0.00934137</text:p>
          </table:table-cell>
          <table:table-cell office:value-type="float" office:value="2.49494" calcext:value-type="float">
            <text:p>2.49494</text:p>
          </table:table-cell>
          <table:table-cell office:value-type="float" office:value="27.0204" calcext:value-type="float">
            <text:p>27.0204</text:p>
          </table:table-cell>
          <table:table-cell office:value-type="float" office:value="0.625865" calcext:value-type="float">
            <text:p>0.625865</text:p>
          </table:table-cell>
          <table:table-cell table:number-columns-repeated="10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297729" calcext:value-type="float">
            <text:p>0.297729</text:p>
          </table:table-cell>
          <table:table-cell office:value-type="float" office:value="0.0915198" calcext:value-type="float">
            <text:p>0.0915198</text:p>
          </table:table-cell>
          <table:table-cell office:value-type="float" office:value="0.00939597" calcext:value-type="float">
            <text:p>0.00939597</text:p>
          </table:table-cell>
          <table:table-cell office:value-type="float" office:value="2.52941" calcext:value-type="float">
            <text:p>2.52941</text:p>
          </table:table-cell>
          <table:table-cell office:value-type="float" office:value="26.874" calcext:value-type="float">
            <text:p>26.874</text:p>
          </table:table-cell>
          <table:table-cell office:value-type="float" office:value="0.62607" calcext:value-type="float">
            <text:p>0.62607</text:p>
          </table:table-cell>
          <table:table-cell table:number-columns-repeated="10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298466" calcext:value-type="float">
            <text:p>0.298466</text:p>
          </table:table-cell>
          <table:table-cell office:value-type="float" office:value="0.0920262" calcext:value-type="float">
            <text:p>0.0920262</text:p>
          </table:table-cell>
          <table:table-cell office:value-type="float" office:value="0.00951489" calcext:value-type="float">
            <text:p>0.00951489</text:p>
          </table:table-cell>
          <table:table-cell office:value-type="float" office:value="2.48764" calcext:value-type="float">
            <text:p>2.48764</text:p>
          </table:table-cell>
          <table:table-cell office:value-type="float" office:value="27.183" calcext:value-type="float">
            <text:p>27.183</text:p>
          </table:table-cell>
          <table:table-cell office:value-type="float" office:value="0.625493" calcext:value-type="float">
            <text:p>0.625493</text:p>
          </table:table-cell>
          <table:table-cell table:number-columns-repeated="10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98078" calcext:value-type="float">
            <text:p>0.298078</text:p>
          </table:table-cell>
          <table:table-cell office:value-type="float" office:value="0.0917429" calcext:value-type="float">
            <text:p>0.0917429</text:p>
          </table:table-cell>
          <table:table-cell office:value-type="float" office:value="0.00944304" calcext:value-type="float">
            <text:p>0.00944304</text:p>
          </table:table-cell>
          <table:table-cell office:value-type="float" office:value="2.51249" calcext:value-type="float">
            <text:p>2.51249</text:p>
          </table:table-cell>
          <table:table-cell office:value-type="float" office:value="27.0011" calcext:value-type="float">
            <text:p>27.0011</text:p>
          </table:table-cell>
          <table:table-cell office:value-type="float" office:value="0.626022" calcext:value-type="float">
            <text:p>0.6260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66667" calcext:value-type="float">
            <text:p>0.0266667</text:p>
          </table:table-cell>
          <table:table-cell office:value-type="float" office:value="0.000711111" calcext:value-type="float">
            <text:p>0.000711111</text:p>
          </table:table-cell>
          <table:table-cell office:value-type="float" office:value="0.000000505679" calcext:value-type="float">
            <text:p>5.05679E-07</text:p>
          </table:table-cell>
          <table:table-cell office:value-type="float" office:value="0.0508712" calcext:value-type="float">
            <text:p>0.0508712</text:p>
          </table:table-cell>
          <table:table-cell office:value-type="float" office:value="16.2781" calcext:value-type="float">
            <text:p>16.2781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0.0125457" calcext:value-type="float">
            <text:p>0.0125457</text:p>
          </table:table-cell>
          <table:table-cell office:value-type="float" office:value="0.000178965" calcext:value-type="float">
            <text:p>0.000178965</text:p>
          </table:table-cell>
          <table:table-cell office:value-type="float" office:value="0.501073" calcext:value-type="float">
            <text:p>0.501073</text:p>
          </table:table-cell>
          <table:table-cell office:value-type="float" office:value="22.1971" calcext:value-type="float">
            <text:p>22.1971</text:p>
          </table:table-cell>
          <table:table-cell office:value-type="float" office:value="0.620983" calcext:value-type="float">
            <text:p>0.620983</text:p>
          </table:table-cell>
          <table:table-cell table:number-columns-repeated="10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61667" calcext:value-type="float">
            <text:p>0.161667</text:p>
          </table:table-cell>
          <table:table-cell office:value-type="float" office:value="0.026821" calcext:value-type="float">
            <text:p>0.026821</text:p>
          </table:table-cell>
          <table:table-cell office:value-type="float" office:value="0.000800344" calcext:value-type="float">
            <text:p>0.000800344</text:p>
          </table:table-cell>
          <table:table-cell office:value-type="float" office:value="0.938707" calcext:value-type="float">
            <text:p>0.938707</text:p>
          </table:table-cell>
          <table:table-cell office:value-type="float" office:value="23.7802" calcext:value-type="float">
            <text:p>23.7802</text:p>
          </table:table-cell>
          <table:table-cell office:value-type="float" office:value="0.629144" calcext:value-type="float">
            <text:p>0.629144</text:p>
          </table:table-cell>
          <table:table-cell table:number-columns-repeated="10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51667" calcext:value-type="float">
            <text:p>0.251667</text:p>
          </table:table-cell>
          <table:table-cell office:value-type="float" office:value="0.0647667" calcext:value-type="float">
            <text:p>0.0647667</text:p>
          </table:table-cell>
          <table:table-cell office:value-type="float" office:value="0.00455085" calcext:value-type="float">
            <text:p>0.00455085</text:p>
          </table:table-cell>
          <table:table-cell office:value-type="float" office:value="2.88069" calcext:value-type="float">
            <text:p>2.88069</text:p>
          </table:table-cell>
          <table:table-cell office:value-type="float" office:value="20.9787" calcext:value-type="float">
            <text:p>20.9787</text:p>
          </table:table-cell>
          <table:table-cell office:value-type="float" office:value="0.638367" calcext:value-type="float">
            <text:p>0.638367</text:p>
          </table:table-cell>
          <table:table-cell table:number-columns-repeated="10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06806" calcext:value-type="float">
            <text:p>0.306806</text:p>
          </table:table-cell>
          <table:table-cell office:value-type="float" office:value="0.0950238" calcext:value-type="float">
            <text:p>0.0950238</text:p>
          </table:table-cell>
          <table:table-cell office:value-type="float" office:value="0.00934542" calcext:value-type="float">
            <text:p>0.00934542</text:p>
          </table:table-cell>
          <table:table-cell office:value-type="float" office:value="1.81522" calcext:value-type="float">
            <text:p>1.81522</text:p>
          </table:table-cell>
          <table:table-cell office:value-type="float" office:value="32.4825" calcext:value-type="float">
            <text:p>32.4825</text:p>
          </table:table-cell>
          <table:table-cell office:value-type="float" office:value="0.655005" calcext:value-type="float">
            <text:p>0.655005</text:p>
          </table:table-cell>
          <table:table-cell table:number-columns-repeated="10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294861" calcext:value-type="float">
            <text:p>0.294861</text:p>
          </table:table-cell>
          <table:table-cell office:value-type="float" office:value="0.0877364" calcext:value-type="float">
            <text:p>0.0877364</text:p>
          </table:table-cell>
          <table:table-cell office:value-type="float" office:value="0.00796713" calcext:value-type="float">
            <text:p>0.00796713</text:p>
          </table:table-cell>
          <table:table-cell office:value-type="float" office:value="1.91116" calcext:value-type="float">
            <text:p>1.91116</text:p>
          </table:table-cell>
          <table:table-cell office:value-type="float" office:value="30.3723" calcext:value-type="float">
            <text:p>30.3723</text:p>
          </table:table-cell>
          <table:table-cell office:value-type="float" office:value="0.654998" calcext:value-type="float">
            <text:p>0.654998</text:p>
          </table:table-cell>
          <table:table-cell table:number-columns-repeated="10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261597" calcext:value-type="float">
            <text:p>0.261597</text:p>
          </table:table-cell>
          <table:table-cell office:value-type="float" office:value="0.0708181" calcext:value-type="float">
            <text:p>0.0708181</text:p>
          </table:table-cell>
          <table:table-cell office:value-type="float" office:value="0.00573753" calcext:value-type="float">
            <text:p>0.00573753</text:p>
          </table:table-cell>
          <table:table-cell office:value-type="float" office:value="2.72013" calcext:value-type="float">
            <text:p>2.72013</text:p>
          </table:table-cell>
          <table:table-cell office:value-type="float" office:value="22.655" calcext:value-type="float">
            <text:p>22.655</text:p>
          </table:table-cell>
          <table:table-cell office:value-type="float" office:value="0.618657" calcext:value-type="float">
            <text:p>0.618657</text:p>
          </table:table-cell>
          <table:table-cell table:number-columns-repeated="10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286198" calcext:value-type="float">
            <text:p>0.286198</text:p>
          </table:table-cell>
          <table:table-cell office:value-type="float" office:value="0.0839147" calcext:value-type="float">
            <text:p>0.0839147</text:p>
          </table:table-cell>
          <table:table-cell office:value-type="float" office:value="0.00779138" calcext:value-type="float">
            <text:p>0.00779138</text:p>
          </table:table-cell>
          <table:table-cell office:value-type="float" office:value="2.60119" calcext:value-type="float">
            <text:p>2.60119</text:p>
          </table:table-cell>
          <table:table-cell office:value-type="float" office:value="25.3267" calcext:value-type="float">
            <text:p>25.3267</text:p>
          </table:table-cell>
          <table:table-cell office:value-type="float" office:value="0.631178" calcext:value-type="float">
            <text:p>0.631178</text:p>
          </table:table-cell>
          <table:table-cell table:number-columns-repeated="10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283828" calcext:value-type="float">
            <text:p>0.283828</text:p>
          </table:table-cell>
          <table:table-cell office:value-type="float" office:value="0.0826465" calcext:value-type="float">
            <text:p>0.0826465</text:p>
          </table:table-cell>
          <table:table-cell office:value-type="float" office:value="0.00749477" calcext:value-type="float">
            <text:p>0.00749477</text:p>
          </table:table-cell>
          <table:table-cell office:value-type="float" office:value="2.39888" calcext:value-type="float">
            <text:p>2.39888</text:p>
          </table:table-cell>
          <table:table-cell office:value-type="float" office:value="26.2027" calcext:value-type="float">
            <text:p>26.2027</text:p>
          </table:table-cell>
          <table:table-cell office:value-type="float" office:value="0.634247" calcext:value-type="float">
            <text:p>0.634247</text:p>
          </table:table-cell>
          <table:table-cell table:number-columns-repeated="10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29875" calcext:value-type="float">
            <text:p>0.29875</text:p>
          </table:table-cell>
          <table:table-cell office:value-type="float" office:value="0.0913957" calcext:value-type="float">
            <text:p>0.0913957</text:p>
          </table:table-cell>
          <table:table-cell office:value-type="float" office:value="0.00910608" calcext:value-type="float">
            <text:p>0.00910608</text:p>
          </table:table-cell>
          <table:table-cell office:value-type="float" office:value="2.72732" calcext:value-type="float">
            <text:p>2.72732</text:p>
          </table:table-cell>
          <table:table-cell office:value-type="float" office:value="25.8303" calcext:value-type="float">
            <text:p>25.8303</text:p>
          </table:table-cell>
          <table:table-cell office:value-type="float" office:value="0.636622" calcext:value-type="float">
            <text:p>0.636622</text:p>
          </table:table-cell>
          <table:table-cell table:number-columns-repeated="10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28643" calcext:value-type="float">
            <text:p>0.28643</text:p>
          </table:table-cell>
          <table:table-cell office:value-type="float" office:value="0.0847234" calcext:value-type="float">
            <text:p>0.0847234</text:p>
          </table:table-cell>
          <table:table-cell office:value-type="float" office:value="0.00803178" calcext:value-type="float">
            <text:p>0.00803178</text:p>
          </table:table-cell>
          <table:table-cell office:value-type="float" office:value="2.3754" calcext:value-type="float">
            <text:p>2.3754</text:p>
          </table:table-cell>
          <table:table-cell office:value-type="float" office:value="26.6759" calcext:value-type="float">
            <text:p>26.6759</text:p>
          </table:table-cell>
          <table:table-cell office:value-type="float" office:value="0.627022" calcext:value-type="float">
            <text:p>0.627022</text:p>
          </table:table-cell>
          <table:table-cell table:number-columns-repeated="10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28128" calcext:value-type="float">
            <text:p>0.28128</text:p>
          </table:table-cell>
          <table:table-cell office:value-type="float" office:value="0.0819456" calcext:value-type="float">
            <text:p>0.0819456</text:p>
          </table:table-cell>
          <table:table-cell office:value-type="float" office:value="0.00760969" calcext:value-type="float">
            <text:p>0.00760969</text:p>
          </table:table-cell>
          <table:table-cell office:value-type="float" office:value="2.40938" calcext:value-type="float">
            <text:p>2.40938</text:p>
          </table:table-cell>
          <table:table-cell office:value-type="float" office:value="26.0288" calcext:value-type="float">
            <text:p>26.0288</text:p>
          </table:table-cell>
          <table:table-cell office:value-type="float" office:value="0.622259" calcext:value-type="float">
            <text:p>0.622259</text:p>
          </table:table-cell>
          <table:table-cell table:number-columns-repeated="10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285095" calcext:value-type="float">
            <text:p>0.285095</text:p>
          </table:table-cell>
          <table:table-cell office:value-type="float" office:value="0.0837056" calcext:value-type="float">
            <text:p>0.0837056</text:p>
          </table:table-cell>
          <table:table-cell office:value-type="float" office:value="0.00780162" calcext:value-type="float">
            <text:p>0.00780162</text:p>
          </table:table-cell>
          <table:table-cell office:value-type="float" office:value="2.31148" calcext:value-type="float">
            <text:p>2.31148</text:p>
          </table:table-cell>
          <table:table-cell office:value-type="float" office:value="26.8857" calcext:value-type="float">
            <text:p>26.8857</text:p>
          </table:table-cell>
          <table:table-cell office:value-type="float" office:value="0.628845" calcext:value-type="float">
            <text:p>0.628845</text:p>
          </table:table-cell>
          <table:table-cell table:number-columns-repeated="10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291631" calcext:value-type="float">
            <text:p>0.291631</text:p>
          </table:table-cell>
          <table:table-cell office:value-type="float" office:value="0.0876826" calcext:value-type="float">
            <text:p>0.0876826</text:p>
          </table:table-cell>
          <table:table-cell office:value-type="float" office:value="0.00857332" calcext:value-type="float">
            <text:p>0.00857332</text:p>
          </table:table-cell>
          <table:table-cell office:value-type="float" office:value="2.27392" calcext:value-type="float">
            <text:p>2.27392</text:p>
          </table:table-cell>
          <table:table-cell office:value-type="float" office:value="27.77" calcext:value-type="float">
            <text:p>27.77</text:p>
          </table:table-cell>
          <table:table-cell office:value-type="float" office:value="0.628293" calcext:value-type="float">
            <text:p>0.628293</text:p>
          </table:table-cell>
          <table:table-cell table:number-columns-repeated="10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286946" calcext:value-type="float">
            <text:p>0.286946</text:p>
          </table:table-cell>
          <table:table-cell office:value-type="float" office:value="0.0851456" calcext:value-type="float">
            <text:p>0.0851456</text:p>
          </table:table-cell>
          <table:table-cell office:value-type="float" office:value="0.00817152" calcext:value-type="float">
            <text:p>0.00817152</text:p>
          </table:table-cell>
          <table:table-cell office:value-type="float" office:value="2.27343" calcext:value-type="float">
            <text:p>2.27343</text:p>
          </table:table-cell>
          <table:table-cell office:value-type="float" office:value="27.3563" calcext:value-type="float">
            <text:p>27.3563</text:p>
          </table:table-cell>
          <table:table-cell office:value-type="float" office:value="0.624286" calcext:value-type="float">
            <text:p>0.624286</text:p>
          </table:table-cell>
          <table:table-cell table:number-columns-repeated="10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288827" calcext:value-type="float">
            <text:p>0.288827</text:p>
          </table:table-cell>
          <table:table-cell office:value-type="float" office:value="0.0860345" calcext:value-type="float">
            <text:p>0.0860345</text:p>
          </table:table-cell>
          <table:table-cell office:value-type="float" office:value="0.0082747" calcext:value-type="float">
            <text:p>0.0082747</text:p>
          </table:table-cell>
          <table:table-cell office:value-type="float" office:value="2.29565" calcext:value-type="float">
            <text:p>2.29565</text:p>
          </table:table-cell>
          <table:table-cell office:value-type="float" office:value="27.3656" calcext:value-type="float">
            <text:p>27.3656</text:p>
          </table:table-cell>
          <table:table-cell office:value-type="float" office:value="0.627363" calcext:value-type="float">
            <text:p>0.627363</text:p>
          </table:table-cell>
          <table:table-cell table:number-columns-repeated="10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288722" calcext:value-type="float">
            <text:p>0.288722</text:p>
          </table:table-cell>
          <table:table-cell office:value-type="float" office:value="0.0859889" calcext:value-type="float">
            <text:p>0.0859889</text:p>
          </table:table-cell>
          <table:table-cell office:value-type="float" office:value="0.00826842" calcext:value-type="float">
            <text:p>0.00826842</text:p>
          </table:table-cell>
          <table:table-cell office:value-type="float" office:value="2.35324" calcext:value-type="float">
            <text:p>2.35324</text:p>
          </table:table-cell>
          <table:table-cell office:value-type="float" office:value="27.0109" calcext:value-type="float">
            <text:p>27.0109</text:p>
          </table:table-cell>
          <table:table-cell office:value-type="float" office:value="0.627251" calcext:value-type="float">
            <text:p>0.627251</text:p>
          </table:table-cell>
          <table:table-cell table:number-columns-repeated="10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289067" calcext:value-type="float">
            <text:p>0.289067</text:p>
          </table:table-cell>
          <table:table-cell office:value-type="float" office:value="0.0862084" calcext:value-type="float">
            <text:p>0.0862084</text:p>
          </table:table-cell>
          <table:table-cell office:value-type="float" office:value="0.00831734" calcext:value-type="float">
            <text:p>0.00831734</text:p>
          </table:table-cell>
          <table:table-cell office:value-type="float" office:value="2.31817" calcext:value-type="float">
            <text:p>2.31817</text:p>
          </table:table-cell>
          <table:table-cell office:value-type="float" office:value="27.2566" calcext:value-type="float">
            <text:p>27.2566</text:p>
          </table:table-cell>
          <table:table-cell office:value-type="float" office:value="0.626952" calcext:value-type="float">
            <text:p>0.626952</text:p>
          </table:table-cell>
          <table:table-cell table:number-columns-repeated="10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289991" calcext:value-type="float">
            <text:p>0.289991</text:p>
          </table:table-cell>
          <table:table-cell office:value-type="float" office:value="0.0867498" calcext:value-type="float">
            <text:p>0.0867498</text:p>
          </table:table-cell>
          <table:table-cell office:value-type="float" office:value="0.00841796" calcext:value-type="float">
            <text:p>0.00841796</text:p>
          </table:table-cell>
          <table:table-cell office:value-type="float" office:value="2.30255" calcext:value-type="float">
            <text:p>2.30255</text:p>
          </table:table-cell>
          <table:table-cell office:value-type="float" office:value="27.4401" calcext:value-type="float">
            <text:p>27.4401</text:p>
          </table:table-cell>
          <table:table-cell office:value-type="float" office:value="0.627137" calcext:value-type="float">
            <text:p>0.627137</text:p>
          </table:table-cell>
          <table:table-cell table:number-columns-repeated="10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889" calcext:value-type="float">
            <text:p>0.2889</text:p>
          </table:table-cell>
          <table:table-cell office:value-type="float" office:value="0.0861439" calcext:value-type="float">
            <text:p>0.0861439</text:p>
          </table:table-cell>
          <table:table-cell office:value-type="float" office:value="0.00831621" calcext:value-type="float">
            <text:p>0.00831621</text:p>
          </table:table-cell>
          <table:table-cell office:value-type="float" office:value="2.3215" calcext:value-type="float">
            <text:p>2.3215</text:p>
          </table:table-cell>
          <table:table-cell office:value-type="float" office:value="27.226" calcext:value-type="float">
            <text:p>27.226</text:p>
          </table:table-cell>
          <table:table-cell office:value-type="float" office:value="0.626445" calcext:value-type="float">
            <text:p>0.6264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88889" calcext:value-type="float">
            <text:p>0.0488889</text:p>
          </table:table-cell>
          <table:table-cell office:value-type="float" office:value="0.00239012" calcext:value-type="float">
            <text:p>0.00239012</text:p>
          </table:table-cell>
          <table:table-cell office:value-type="float" office:value="0.00000571269" calcext:value-type="float">
            <text:p>5.71269E-06</text:p>
          </table:table-cell>
          <table:table-cell office:value-type="float" office:value="3.18061" calcext:value-type="float">
            <text:p>3.18061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755556" calcext:value-type="float">
            <text:p>0.0755556</text:p>
          </table:table-cell>
          <table:table-cell office:value-type="float" office:value="0.00588642" calcext:value-type="float">
            <text:p>0.00588642</text:p>
          </table:table-cell>
          <table:table-cell office:value-type="float" office:value="0.0000387094" calcext:value-type="float">
            <text:p>3.87094E-05</text:p>
          </table:table-cell>
          <table:table-cell office:value-type="float" office:value="1.4453" calcext:value-type="float">
            <text:p>1.4453</text:p>
          </table:table-cell>
          <table:table-cell office:value-type="float" office:value="7.80955" calcext:value-type="float">
            <text:p>7.80955</text:p>
          </table:table-cell>
          <table:table-cell office:value-type="float" office:value="0.627614" calcext:value-type="float">
            <text:p>0.627614</text:p>
          </table:table-cell>
          <table:table-cell table:number-columns-repeated="10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74444" calcext:value-type="float">
            <text:p>0.174444</text:p>
          </table:table-cell>
          <table:table-cell office:value-type="float" office:value="0.0317506" calcext:value-type="float">
            <text:p>0.0317506</text:p>
          </table:table-cell>
          <table:table-cell office:value-type="float" office:value="0.00115936" calcext:value-type="float">
            <text:p>0.00115936</text:p>
          </table:table-cell>
          <table:table-cell office:value-type="float" office:value="3.60649" calcext:value-type="float">
            <text:p>3.60649</text:p>
          </table:table-cell>
          <table:table-cell office:value-type="float" office:value="12.5862" calcext:value-type="float">
            <text:p>12.5862</text:p>
          </table:table-cell>
          <table:table-cell office:value-type="float" office:value="0.616653" calcext:value-type="float">
            <text:p>0.616653</text:p>
          </table:table-cell>
          <table:table-cell table:number-columns-repeated="10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19167" calcext:value-type="float">
            <text:p>0.219167</text:p>
          </table:table-cell>
          <table:table-cell office:value-type="float" office:value="0.0482611" calcext:value-type="float">
            <text:p>0.0482611</text:p>
          </table:table-cell>
          <table:table-cell office:value-type="float" office:value="0.0023707" calcext:value-type="float">
            <text:p>0.0023707</text:p>
          </table:table-cell>
          <table:table-cell office:value-type="float" office:value="2.65342" calcext:value-type="float">
            <text:p>2.65342</text:p>
          </table:table-cell>
          <table:table-cell office:value-type="float" office:value="18.7527" calcext:value-type="float">
            <text:p>18.7527</text:p>
          </table:table-cell>
          <table:table-cell office:value-type="float" office:value="0.660719" calcext:value-type="float">
            <text:p>0.660719</text:p>
          </table:table-cell>
          <table:table-cell table:number-columns-repeated="10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70556" calcext:value-type="float">
            <text:p>0.270556</text:p>
          </table:table-cell>
          <table:table-cell office:value-type="float" office:value="0.0740722" calcext:value-type="float">
            <text:p>0.0740722</text:p>
          </table:table-cell>
          <table:table-cell office:value-type="float" office:value="0.00574232" calcext:value-type="float">
            <text:p>0.00574232</text:p>
          </table:table-cell>
          <table:table-cell office:value-type="float" office:value="2.66416" calcext:value-type="float">
            <text:p>2.66416</text:p>
          </table:table-cell>
          <table:table-cell office:value-type="float" office:value="23.4449" calcext:value-type="float">
            <text:p>23.4449</text:p>
          </table:table-cell>
          <table:table-cell office:value-type="float" office:value="0.651137" calcext:value-type="float">
            <text:p>0.651137</text:p>
          </table:table-cell>
          <table:table-cell table:number-columns-repeated="10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280069" calcext:value-type="float">
            <text:p>0.280069</text:p>
          </table:table-cell>
          <table:table-cell office:value-type="float" office:value="0.0801897" calcext:value-type="float">
            <text:p>0.0801897</text:p>
          </table:table-cell>
          <table:table-cell office:value-type="float" office:value="0.00696511" calcext:value-type="float">
            <text:p>0.00696511</text:p>
          </table:table-cell>
          <table:table-cell office:value-type="float" office:value="2.82484" calcext:value-type="float">
            <text:p>2.82484</text:p>
          </table:table-cell>
          <table:table-cell office:value-type="float" office:value="23.7" calcext:value-type="float">
            <text:p>23.7</text:p>
          </table:table-cell>
          <table:table-cell office:value-type="float" office:value="0.638948" calcext:value-type="float">
            <text:p>0.638948</text:p>
          </table:table-cell>
          <table:table-cell table:number-columns-repeated="10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279792" calcext:value-type="float">
            <text:p>0.279792</text:p>
          </table:table-cell>
          <table:table-cell office:value-type="float" office:value="0.0801583" calcext:value-type="float">
            <text:p>0.0801583</text:p>
          </table:table-cell>
          <table:table-cell office:value-type="float" office:value="0.00698451" calcext:value-type="float">
            <text:p>0.00698451</text:p>
          </table:table-cell>
          <table:table-cell office:value-type="float" office:value="1.65807" calcext:value-type="float">
            <text:p>1.65807</text:p>
          </table:table-cell>
          <table:table-cell office:value-type="float" office:value="31.1875" calcext:value-type="float">
            <text:p>31.1875</text:p>
          </table:table-cell>
          <table:table-cell office:value-type="float" office:value="0.637659" calcext:value-type="float">
            <text:p>0.637659</text:p>
          </table:table-cell>
          <table:table-cell table:number-columns-repeated="10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293854" calcext:value-type="float">
            <text:p>0.293854</text:p>
          </table:table-cell>
          <table:table-cell office:value-type="float" office:value="0.0900215" calcext:value-type="float">
            <text:p>0.0900215</text:p>
          </table:table-cell>
          <table:table-cell office:value-type="float" office:value="0.00934338" calcext:value-type="float">
            <text:p>0.00934338</text:p>
          </table:table-cell>
          <table:table-cell office:value-type="float" office:value="1.75796" calcext:value-type="float">
            <text:p>1.75796</text:p>
          </table:table-cell>
          <table:table-cell office:value-type="float" office:value="32.119" calcext:value-type="float">
            <text:p>32.119</text:p>
          </table:table-cell>
          <table:table-cell office:value-type="float" office:value="0.615683" calcext:value-type="float">
            <text:p>0.615683</text:p>
          </table:table-cell>
          <table:table-cell table:number-columns-repeated="10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282326" calcext:value-type="float">
            <text:p>0.282326</text:p>
          </table:table-cell>
          <table:table-cell office:value-type="float" office:value="0.0819082" calcext:value-type="float">
            <text:p>0.0819082</text:p>
          </table:table-cell>
          <table:table-cell office:value-type="float" office:value="0.00740743" calcext:value-type="float">
            <text:p>0.00740743</text:p>
          </table:table-cell>
          <table:table-cell office:value-type="float" office:value="2.38988" calcext:value-type="float">
            <text:p>2.38988</text:p>
          </table:table-cell>
          <table:table-cell office:value-type="float" office:value="26.1322" calcext:value-type="float">
            <text:p>26.1322</text:p>
          </table:table-cell>
          <table:table-cell office:value-type="float" office:value="0.631963" calcext:value-type="float">
            <text:p>0.631963</text:p>
          </table:table-cell>
          <table:table-cell table:number-columns-repeated="10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293481" calcext:value-type="float">
            <text:p>0.293481</text:p>
          </table:table-cell>
          <table:table-cell office:value-type="float" office:value="0.0884522" calcext:value-type="float">
            <text:p>0.0884522</text:p>
          </table:table-cell>
          <table:table-cell office:value-type="float" office:value="0.00857718" calcext:value-type="float">
            <text:p>0.00857718</text:p>
          </table:table-cell>
          <table:table-cell office:value-type="float" office:value="2.11838" calcext:value-type="float">
            <text:p>2.11838</text:p>
          </table:table-cell>
          <table:table-cell office:value-type="float" office:value="28.9303" calcext:value-type="float">
            <text:p>28.9303</text:p>
          </table:table-cell>
          <table:table-cell office:value-type="float" office:value="0.634568" calcext:value-type="float">
            <text:p>0.634568</text:p>
          </table:table-cell>
          <table:table-cell table:number-columns-repeated="10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292355" calcext:value-type="float">
            <text:p>0.292355</text:p>
          </table:table-cell>
          <table:table-cell office:value-type="float" office:value="0.0876087" calcext:value-type="float">
            <text:p>0.0876087</text:p>
          </table:table-cell>
          <table:table-cell office:value-type="float" office:value="0.00841843" calcext:value-type="float">
            <text:p>0.00841843</text:p>
          </table:table-cell>
          <table:table-cell office:value-type="float" office:value="2.1783" calcext:value-type="float">
            <text:p>2.1783</text:p>
          </table:table-cell>
          <table:table-cell office:value-type="float" office:value="28.3784" calcext:value-type="float">
            <text:p>28.3784</text:p>
          </table:table-cell>
          <table:table-cell office:value-type="float" office:value="0.634393" calcext:value-type="float">
            <text:p>0.634393</text:p>
          </table:table-cell>
          <table:table-cell table:number-columns-repeated="10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288134" calcext:value-type="float">
            <text:p>0.288134</text:p>
          </table:table-cell>
          <table:table-cell office:value-type="float" office:value="0.085198" calcext:value-type="float">
            <text:p>0.085198</text:p>
          </table:table-cell>
          <table:table-cell office:value-type="float" office:value="0.00798532" calcext:value-type="float">
            <text:p>0.00798532</text:p>
          </table:table-cell>
          <table:table-cell office:value-type="float" office:value="2.1962" calcext:value-type="float">
            <text:p>2.1962</text:p>
          </table:table-cell>
          <table:table-cell office:value-type="float" office:value="27.8564" calcext:value-type="float">
            <text:p>27.8564</text:p>
          </table:table-cell>
          <table:table-cell office:value-type="float" office:value="0.633299" calcext:value-type="float">
            <text:p>0.633299</text:p>
          </table:table-cell>
          <table:table-cell table:number-columns-repeated="10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282449" calcext:value-type="float">
            <text:p>0.282449</text:p>
          </table:table-cell>
          <table:table-cell office:value-type="float" office:value="0.0822948" calcext:value-type="float">
            <text:p>0.0822948</text:p>
          </table:table-cell>
          <table:table-cell office:value-type="float" office:value="0.0075813" calcext:value-type="float">
            <text:p>0.0075813</text:p>
          </table:table-cell>
          <table:table-cell office:value-type="float" office:value="2.21466" calcext:value-type="float">
            <text:p>2.21466</text:p>
          </table:table-cell>
          <table:table-cell office:value-type="float" office:value="27.2456" calcext:value-type="float">
            <text:p>27.2456</text:p>
          </table:table-cell>
          <table:table-cell office:value-type="float" office:value="0.626855" calcext:value-type="float">
            <text:p>0.626855</text:p>
          </table:table-cell>
          <table:table-cell table:number-columns-repeated="10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282425" calcext:value-type="float">
            <text:p>0.282425</text:p>
          </table:table-cell>
          <table:table-cell office:value-type="float" office:value="0.0822912" calcext:value-type="float">
            <text:p>0.0822912</text:p>
          </table:table-cell>
          <table:table-cell office:value-type="float" office:value="0.00759" calcext:value-type="float">
            <text:p>0.00759</text:p>
          </table:table-cell>
          <table:table-cell office:value-type="float" office:value="2.17978" calcext:value-type="float">
            <text:p>2.17978</text:p>
          </table:table-cell>
          <table:table-cell office:value-type="float" office:value="27.4688" calcext:value-type="float">
            <text:p>27.4688</text:p>
          </table:table-cell>
          <table:table-cell office:value-type="float" office:value="0.626394" calcext:value-type="float">
            <text:p>0.626394</text:p>
          </table:table-cell>
          <table:table-cell table:number-columns-repeated="10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28302" calcext:value-type="float">
            <text:p>0.28302</text:p>
          </table:table-cell>
          <table:table-cell office:value-type="float" office:value="0.0825334" calcext:value-type="float">
            <text:p>0.0825334</text:p>
          </table:table-cell>
          <table:table-cell office:value-type="float" office:value="0.00759193" calcext:value-type="float">
            <text:p>0.00759193</text:p>
          </table:table-cell>
          <table:table-cell office:value-type="float" office:value="2.25749" calcext:value-type="float">
            <text:p>2.25749</text:p>
          </table:table-cell>
          <table:table-cell office:value-type="float" office:value="27.0182" calcext:value-type="float">
            <text:p>27.0182</text:p>
          </table:table-cell>
          <table:table-cell office:value-type="float" office:value="0.628489" calcext:value-type="float">
            <text:p>0.628489</text:p>
          </table:table-cell>
          <table:table-cell table:number-columns-repeated="10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282664" calcext:value-type="float">
            <text:p>0.282664</text:p>
          </table:table-cell>
          <table:table-cell office:value-type="float" office:value="0.0823881" calcext:value-type="float">
            <text:p>0.0823881</text:p>
          </table:table-cell>
          <table:table-cell office:value-type="float" office:value="0.00758621" calcext:value-type="float">
            <text:p>0.00758621</text:p>
          </table:table-cell>
          <table:table-cell office:value-type="float" office:value="2.19242" calcext:value-type="float">
            <text:p>2.19242</text:p>
          </table:table-cell>
          <table:table-cell office:value-type="float" office:value="27.4037" calcext:value-type="float">
            <text:p>27.4037</text:p>
          </table:table-cell>
          <table:table-cell office:value-type="float" office:value="0.627458" calcext:value-type="float">
            <text:p>0.627458</text:p>
          </table:table-cell>
          <table:table-cell table:number-columns-repeated="10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283076" calcext:value-type="float">
            <text:p>0.283076</text:p>
          </table:table-cell>
          <table:table-cell office:value-type="float" office:value="0.0826337" calcext:value-type="float">
            <text:p>0.0826337</text:p>
          </table:table-cell>
          <table:table-cell office:value-type="float" office:value="0.00763215" calcext:value-type="float">
            <text:p>0.00763215</text:p>
          </table:table-cell>
          <table:table-cell office:value-type="float" office:value="2.15901" calcext:value-type="float">
            <text:p>2.15901</text:p>
          </table:table-cell>
          <table:table-cell office:value-type="float" office:value="27.6637" calcext:value-type="float">
            <text:p>27.6637</text:p>
          </table:table-cell>
          <table:table-cell office:value-type="float" office:value="0.627427" calcext:value-type="float">
            <text:p>0.627427</text:p>
          </table:table-cell>
          <table:table-cell table:number-columns-repeated="10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283636" calcext:value-type="float">
            <text:p>0.283636</text:p>
          </table:table-cell>
          <table:table-cell office:value-type="float" office:value="0.0829051" calcext:value-type="float">
            <text:p>0.0829051</text:p>
          </table:table-cell>
          <table:table-cell office:value-type="float" office:value="0.00766254" calcext:value-type="float">
            <text:p>0.00766254</text:p>
          </table:table-cell>
          <table:table-cell office:value-type="float" office:value="2.18" calcext:value-type="float">
            <text:p>2.18</text:p>
          </table:table-cell>
          <table:table-cell office:value-type="float" office:value="27.5728" calcext:value-type="float">
            <text:p>27.5728</text:p>
          </table:table-cell>
          <table:table-cell office:value-type="float" office:value="0.628388" calcext:value-type="float">
            <text:p>0.628388</text:p>
          </table:table-cell>
          <table:table-cell table:number-columns-repeated="10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283445" calcext:value-type="float">
            <text:p>0.283445</text:p>
          </table:table-cell>
          <table:table-cell office:value-type="float" office:value="0.0827935" calcext:value-type="float">
            <text:p>0.0827935</text:p>
          </table:table-cell>
          <table:table-cell office:value-type="float" office:value="0.00764525" calcext:value-type="float">
            <text:p>0.00764525</text:p>
          </table:table-cell>
          <table:table-cell office:value-type="float" office:value="2.14083" calcext:value-type="float">
            <text:p>2.14083</text:p>
          </table:table-cell>
          <table:table-cell office:value-type="float" office:value="27.8121" calcext:value-type="float">
            <text:p>27.8121</text:p>
          </table:table-cell>
          <table:table-cell office:value-type="float" office:value="0.628227" calcext:value-type="float">
            <text:p>0.628227</text:p>
          </table:table-cell>
          <table:table-cell table:number-columns-repeated="10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831" calcext:value-type="float">
            <text:p>0.2831</text:p>
          </table:table-cell>
          <table:table-cell office:value-type="float" office:value="0.0826178" calcext:value-type="float">
            <text:p>0.0826178</text:p>
          </table:table-cell>
          <table:table-cell office:value-type="float" office:value="0.00761884" calcext:value-type="float">
            <text:p>0.00761884</text:p>
          </table:table-cell>
          <table:table-cell office:value-type="float" office:value="2.14668" calcext:value-type="float">
            <text:p>2.14668</text:p>
          </table:table-cell>
          <table:table-cell office:value-type="float" office:value="27.7427" calcext:value-type="float">
            <text:p>27.7427</text:p>
          </table:table-cell>
          <table:table-cell office:value-type="float" office:value="0.627934" calcext:value-type="float">
            <text:p>0.627934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0">0000-00-00</text:date>, <text:time style:data-style-name="N2" text:time-value="15:15:00.4106969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0T15:13:03.223461032</dc:date>
    <meta:editing-duration>PT2M49S</meta:editing-duration>
    <meta:editing-cycles>1</meta:editing-cycles>
    <meta:generator>LibreOffice/6.0.3.2$Linux_X86_64 LibreOffice_project/00m0$Build-2</meta:generator>
    <meta:document-statistic meta:table-count="1" meta:cell-count="3961" meta:object-count="0"/>
  </office:meta>
</office:document-meta>
</file>